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face style:name="sans-serif" svg:font-family="sans-serif"/>
    <style:font-face style:name="OpenSymbol" svg:font-family="OpenSymbol"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6.925in"/>
    </style:style>
    <style:style style:name="Table1.A1" style:family="table-cell">
      <style:table-cell-properties fo:padding="0.0382in" fo:border="0.0007in solid #000000"/>
    </style:style>
    <style:style style:name="Table2" style:family="table">
      <style:table-properties style:width="6.925in" fo:margin-left="0.0313in" table:align="left"/>
    </style:style>
    <style:style style:name="Table2.A" style:family="table-column">
      <style:table-column-properties style:column-width="6.925in"/>
    </style:style>
    <style:style style:name="Table2.A1" style:family="table-cell">
      <style:table-cell-properties fo:padding="0.0382in" fo:border="0.0007in solid #000000"/>
    </style:style>
    <style:style style:name="Table3" style:family="table">
      <style:table-properties style:width="6.925in" fo:margin-left="0.0313in" table:align="left"/>
    </style:style>
    <style:style style:name="Table3.A" style:family="table-column">
      <style:table-column-properties style:column-width="6.925in"/>
    </style:style>
    <style:style style:name="Table3.A1" style:family="table-cell">
      <style:table-cell-properties fo:padding="0.0382in" fo:border="0.0007in solid #000000"/>
    </style:style>
    <style:style style:name="Table4" style:family="table">
      <style:table-properties style:width="6.925in" fo:margin-left="0.0313in" table:align="left"/>
    </style:style>
    <style:style style:name="Table4.A" style:family="table-column">
      <style:table-column-properties style:column-width="6.925in"/>
    </style:style>
    <style:style style:name="Table4.A1" style:family="table-cell">
      <style:table-cell-properties fo:padding="0.0382in" fo:border="0.0007in solid #000000"/>
    </style:style>
    <style:style style:name="Table5" style:family="table">
      <style:table-properties style:width="6.925in" fo:margin-left="0.0313in" table:align="left"/>
    </style:style>
    <style:style style:name="Table5.A" style:family="table-column">
      <style:table-column-properties style:column-width="6.925in"/>
    </style:style>
    <style:style style:name="Table5.A1" style:family="table-cell">
      <style:table-cell-properties fo:padding="0.0382in" fo:border="0.0007in solid #000000"/>
    </style:style>
    <style:style style:name="Table6" style:family="table">
      <style:table-properties style:width="6.925in" fo:margin-left="0.0313in" table:align="left"/>
    </style:style>
    <style:style style:name="Table6.A" style:family="table-column">
      <style:table-column-properties style:column-width="6.925in"/>
    </style:style>
    <style:style style:name="Table6.A1" style:family="table-cell">
      <style:table-cell-properties fo:padding="0.0382in" fo:border="0.0007in solid #000000"/>
    </style:style>
    <style:style style:name="Table7" style:family="table">
      <style:table-properties style:width="6.925in" fo:margin-left="0.0313in" table:align="left"/>
    </style:style>
    <style:style style:name="Table7.A" style:family="table-column">
      <style:table-column-properties style:column-width="6.925in"/>
    </style:style>
    <style:style style:name="Table7.A1" style:family="table-cell">
      <style:table-cell-properties fo:padding="0.0382in" fo:border="0.0007in solid #000000"/>
    </style:style>
    <style:style style:name="Table8" style:family="table">
      <style:table-properties style:width="6.925in" fo:margin-left="0.0313in" table:align="left"/>
    </style:style>
    <style:style style:name="Table8.A" style:family="table-column">
      <style:table-column-properties style:column-width="6.925in"/>
    </style:style>
    <style:style style:name="Table8.A1" style:family="table-cell">
      <style:table-cell-properties fo:padding="0.0382in" fo:border="0.0007in solid #000000"/>
    </style:style>
    <style:style style:name="Table9" style:family="table">
      <style:table-properties style:width="6.925in" fo:margin-left="0.0313in" table:align="left"/>
    </style:style>
    <style:style style:name="Table9.A" style:family="table-column">
      <style:table-column-properties style:column-width="6.925in"/>
    </style:style>
    <style:style style:name="Table9.A1" style:family="table-cell">
      <style:table-cell-properties fo:padding="0.0382in" fo:border="0.0007in solid #000000"/>
    </style:style>
    <style:style style:name="Table10" style:family="table">
      <style:table-properties style:width="6.925in" fo:margin-left="0.0313in" table:align="left"/>
    </style:style>
    <style:style style:name="Table10.A" style:family="table-column">
      <style:table-column-properties style:column-width="6.925in"/>
    </style:style>
    <style:style style:name="Table10.A1" style:family="table-cell">
      <style:table-cell-properties fo:padding="0.0382in" fo:border="0.0007in solid #000000"/>
    </style:style>
    <style:style style:name="Table11" style:family="table">
      <style:table-properties style:width="6.925in" fo:margin-left="0.0313in" table:align="left"/>
    </style:style>
    <style:style style:name="Table11.A" style:family="table-column">
      <style:table-column-properties style:column-width="6.925in"/>
    </style:style>
    <style:style style:name="Table11.A1" style:family="table-cell">
      <style:table-cell-properties fo:padding="0.0382in" fo:border="0.0007in solid #000000"/>
    </style:style>
    <style:style style:name="Table12" style:family="table">
      <style:table-properties style:width="6.925in" fo:margin-left="0.0313in" table:align="left"/>
    </style:style>
    <style:style style:name="Table12.A" style:family="table-column">
      <style:table-column-properties style:column-width="6.925in"/>
    </style:style>
    <style:style style:name="Table12.A1" style:family="table-cell">
      <style:table-cell-properties fo:padding="0.0382in" fo:border="0.0007in solid #000000"/>
    </style:style>
    <style:style style:name="Table13" style:family="table">
      <style:table-properties style:width="6.925in" fo:margin-left="0.0313in" table:align="left"/>
    </style:style>
    <style:style style:name="Table13.A" style:family="table-column">
      <style:table-column-properties style:column-width="6.925in"/>
    </style:style>
    <style:style style:name="Table13.A1" style:family="table-cell">
      <style:table-cell-properties fo:padding="0.0382in" fo:border="0.0007in solid #000000"/>
    </style:style>
    <style:style style:name="Table14" style:family="table">
      <style:table-properties style:width="6.925in" fo:margin-left="0.0313in" table:align="left"/>
    </style:style>
    <style:style style:name="Table14.A" style:family="table-column">
      <style:table-column-properties style:column-width="6.925in"/>
    </style:style>
    <style:style style:name="Table14.A1" style:family="table-cell">
      <style:table-cell-properties fo:padding="0.0382in" fo:border="0.0007in solid #000000"/>
    </style:style>
    <style:style style:name="Table15" style:family="table">
      <style:table-properties style:width="6.925in" fo:margin-left="0.0313in" table:align="left"/>
    </style:style>
    <style:style style:name="Table15.A" style:family="table-column">
      <style:table-column-properties style:column-width="6.925in"/>
    </style:style>
    <style:style style:name="Table15.A1" style:family="table-cell">
      <style:table-cell-properties fo:padding="0.0382in" fo:border="0.0007in solid #000000"/>
    </style:style>
    <style:style style:name="Table16" style:family="table">
      <style:table-properties style:width="6.925in" fo:margin-left="0.0313in" table:align="left"/>
    </style:style>
    <style:style style:name="Table16.A" style:family="table-column">
      <style:table-column-properties style:column-width="6.925in"/>
    </style:style>
    <style:style style:name="Table16.A1" style:family="table-cell">
      <style:table-cell-properties fo:padding="0.0382in" fo:border="0.0007in solid #000000"/>
    </style:style>
    <style:style style:name="Table17" style:family="table">
      <style:table-properties style:width="6.925in" fo:margin-left="0.0313in" table:align="left"/>
    </style:style>
    <style:style style:name="Table17.A" style:family="table-column">
      <style:table-column-properties style:column-width="6.925in"/>
    </style:style>
    <style:style style:name="Table17.A1" style:family="table-cell">
      <style:table-cell-properties fo:padding="0.0382in" fo:border="0.0007in solid #000000"/>
    </style:style>
    <style:style style:name="Table18" style:family="table">
      <style:table-properties style:width="6.925in" fo:margin-left="0.0313in" table:align="left"/>
    </style:style>
    <style:style style:name="Table18.A" style:family="table-column">
      <style:table-column-properties style:column-width="6.925in"/>
    </style:style>
    <style:style style:name="Table18.A1" style:family="table-cell">
      <style:table-cell-properties fo:padding="0.0382in" fo:border="0.0007in solid #000000"/>
    </style:style>
    <style:style style:name="Table19" style:family="table">
      <style:table-properties style:width="6.925in" fo:margin-left="0.0313in" table:align="left"/>
    </style:style>
    <style:style style:name="Table19.A" style:family="table-column">
      <style:table-column-properties style:column-width="6.925in"/>
    </style:style>
    <style:style style:name="Table19.A1" style:family="table-cell">
      <style:table-cell-properties fo:padding="0.0382in" fo:border="0.0007in solid #000000"/>
    </style:style>
    <style:style style:name="Table20" style:family="table">
      <style:table-properties style:width="6.925in" fo:margin-left="0.0313in" table:align="left"/>
    </style:style>
    <style:style style:name="Table20.A" style:family="table-column">
      <style:table-column-properties style:column-width="6.925in"/>
    </style:style>
    <style:style style:name="Table20.A1" style:family="table-cell">
      <style:table-cell-properties fo:padding="0.0382in" fo:border="0.0007in solid #000000"/>
    </style:style>
    <style:style style:name="Table21" style:family="table">
      <style:table-properties style:width="6.925in" fo:margin-left="0.0313in" table:align="left"/>
    </style:style>
    <style:style style:name="Table21.A" style:family="table-column">
      <style:table-column-properties style:column-width="6.925in"/>
    </style:style>
    <style:style style:name="Table21.A1" style:family="table-cell">
      <style:table-cell-properties fo:padding="0.0382in" fo:border="0.0007in solid #000000"/>
    </style:style>
    <style:style style:name="Table22" style:family="table">
      <style:table-properties style:width="6.925in" fo:margin-left="0.0313in" table:align="left"/>
    </style:style>
    <style:style style:name="Table22.A" style:family="table-column">
      <style:table-column-properties style:column-width="6.925in"/>
    </style:style>
    <style:style style:name="Table22.A1" style:family="table-cell">
      <style:table-cell-properties fo:padding="0.0382in" fo:border="0.0007in solid #000000"/>
    </style:style>
    <style:style style:name="Table23" style:family="table">
      <style:table-properties style:width="6.925in" fo:margin-left="0.0313in" table:align="left"/>
    </style:style>
    <style:style style:name="Table23.A" style:family="table-column">
      <style:table-column-properties style:column-width="6.925in"/>
    </style:style>
    <style:style style:name="Table23.A1" style:family="table-cell">
      <style:table-cell-properties fo:padding="0.0382in" fo:border="0.0007in solid #000000"/>
    </style:style>
    <style:style style:name="Table24" style:family="table">
      <style:table-properties style:width="6.925in" fo:margin-left="0.0313in" table:align="left"/>
    </style:style>
    <style:style style:name="Table24.A" style:family="table-column">
      <style:table-column-properties style:column-width="0.9146in"/>
    </style:style>
    <style:style style:name="Table24.B" style:family="table-column">
      <style:table-column-properties style:column-width="6.0104in"/>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5in" fo:margin-left="0.0313in" table:align="left"/>
    </style:style>
    <style:style style:name="Table25.A" style:family="table-column">
      <style:table-column-properties style:column-width="6.925in"/>
    </style:style>
    <style:style style:name="Table25.A1" style:family="table-cell">
      <style:table-cell-properties fo:padding="0.0382in" fo:border="0.0007in solid #000000"/>
    </style:style>
    <style:style style:name="Table26" style:family="table">
      <style:table-properties style:width="7.075in" fo:margin-left="0in" table:align="left"/>
    </style:style>
    <style:style style:name="Table26.A" style:family="table-column">
      <style:table-column-properties style:column-width="7.075in"/>
    </style:style>
    <style:style style:name="Table26.A1" style:family="table-cell">
      <style:table-cell-properties fo:padding-left="0.075in" fo:padding-right="0.075in" fo:padding-top="0in" fo:padding-bottom="0in" fo:border="0.0069in solid #000000"/>
    </style:style>
    <style:style style:name="Table27" style:family="table">
      <style:table-properties style:width="7.075in" fo:margin-left="0in" table:align="left"/>
    </style:style>
    <style:style style:name="Table27.A" style:family="table-column">
      <style:table-column-properties style:column-width="7.075in"/>
    </style:style>
    <style:style style:name="Table27.A1" style:family="table-cell">
      <style:table-cell-properties fo:padding-left="0.075in" fo:padding-right="0.075in" fo:padding-top="0in" fo:padding-bottom="0in" fo:border="0.0069in solid #000000"/>
    </style:style>
    <style:style style:name="Table28" style:family="table">
      <style:table-properties style:width="7.075in" fo:margin-left="0in" table:align="left"/>
    </style:style>
    <style:style style:name="Table28.A" style:family="table-column">
      <style:table-column-properties style:column-width="0.3875in"/>
    </style:style>
    <style:style style:name="Table28.B" style:family="table-column">
      <style:table-column-properties style:column-width="6.6875in"/>
    </style:style>
    <style:style style:name="Table28.A1" style:family="table-cell">
      <style:table-cell-properties fo:padding-left="0.075in" fo:padding-right="0.075in" fo:padding-top="0in" fo:padding-bottom="0in" fo:border="0.0069in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007in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007in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007in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007in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007in solid #000000"/>
    </style:style>
    <style:style style:name="P1" style:family="paragraph" style:parent-style-name="Preformatted_20_Text">
      <style:text-properties fo:color="#0000ff" style:font-name="Lucida Consol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text-properties fo:font-style="italic" style:font-style-asian="italic" style:font-style-complex="italic"/>
    </style:style>
    <style:style style:name="P5" style:family="paragraph" style:parent-style-name="Table_20_Contents">
      <style:text-properties fo:font-weight="bold" style:font-weight-asian="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able_20_Contents">
      <style:text-properties style:font-weight-complex="bold"/>
    </style:style>
    <style:style style:name="P9" style:family="paragraph" style:parent-style-name="Table_20_Contents">
      <style:paragraph-properties>
        <style:tab-stops>
          <style:tab-stop style:position="1.0417in"/>
        </style:tab-stops>
      </style:paragraph-properties>
    </style:style>
    <style:style style:name="P10" style:family="paragraph" style:parent-style-name="Normal">
      <style:paragraph-properties fo:margin-left="0in" fo:margin-right="0in" fo:text-indent="0.4925in" style:auto-text-indent="false"/>
    </style:style>
    <style:style style:name="P11" style:family="paragraph" style:parent-style-name="Normal">
      <style:paragraph-properties fo:margin-left="0in" fo:margin-right="0in" fo:text-indent="0.4925in" style:auto-text-indent="false"/>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Normal">
      <style:text-properties fo:font-weight="bold" style:font-weight-asian="bold"/>
    </style:style>
    <style:style style:name="P13"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Normal" style:list-style-name="L52"/>
    <style:style style:name="P15" style:family="paragraph" style:parent-style-name="Normal" style:list-style-name="L53"/>
    <style:style style:name="P16" style:family="paragraph" style:parent-style-name="Normal" style:list-style-name="L54"/>
    <style:style style:name="P17" style:family="paragraph" style:parent-style-name="Normal" style:list-style-name="L55"/>
    <style:style style:name="P18" style:family="paragraph" style:parent-style-name="Normal" style:list-style-name="L56"/>
    <style:style style:name="P19" style:family="paragraph" style:parent-style-name="Normal" style:list-style-name="L57"/>
    <style:style style:name="P20" style:family="paragraph" style:parent-style-name="Normal" style:list-style-name="L58"/>
    <style:style style:name="P21" style:family="paragraph" style:parent-style-name="Normal" style:list-style-name="L59"/>
    <style:style style:name="P22" style:family="paragraph" style:parent-style-name="Normal" style:list-style-name="L60"/>
    <style:style style:name="P23" style:family="paragraph" style:parent-style-name="Normal" style:list-style-name="L61"/>
    <style:style style:name="P24" style:family="paragraph" style:parent-style-name="Normal" style:list-style-name="L62"/>
    <style:style style:name="P25" style:family="paragraph" style:parent-style-name="Table_20_Contents" style:list-style-name="L12"/>
    <style:style style:name="P26" style:family="paragraph" style:parent-style-name="Table_20_Contents" style:list-style-name="L13"/>
    <style:style style:name="P27" style:family="paragraph" style:parent-style-name="Table_20_Contents" style:list-style-name="L14"/>
    <style:style style:name="P28" style:family="paragraph" style:parent-style-name="Table_20_Contents" style:list-style-name="L15"/>
    <style:style style:name="P29" style:family="paragraph" style:parent-style-name="Table_20_Contents" style:list-style-name="L16"/>
    <style:style style:name="P30" style:family="paragraph" style:parent-style-name="Table_20_Contents" style:list-style-name="L17"/>
    <style:style style:name="P31" style:family="paragraph" style:parent-style-name="Table_20_Contents" style:list-style-name="L18"/>
    <style:style style:name="P32" style:family="paragraph" style:parent-style-name="Table_20_Contents" style:list-style-name="L19"/>
    <style:style style:name="P33" style:family="paragraph" style:parent-style-name="Table_20_Contents" style:list-style-name="L20"/>
    <style:style style:name="P34" style:family="paragraph" style:parent-style-name="Table_20_Contents" style:list-style-name="L21"/>
    <style:style style:name="P35" style:family="paragraph" style:parent-style-name="Table_20_Contents" style:list-style-name="L22"/>
    <style:style style:name="P36" style:family="paragraph" style:parent-style-name="Table_20_Contents" style:list-style-name="L23"/>
    <style:style style:name="P37"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1"/>
    <style:style style:name="P49"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0" style:family="paragraph" style:parent-style-name="Standard" style:list-style-name="L63">
      <style:text-properties style:text-underline-style="none" style:text-underline-mode="continuous" style:text-overline-mode="continuous" style:text-line-through-mode="continuous"/>
    </style:style>
    <style:style style:name="P51" style:family="paragraph" style:parent-style-name="Standard" style:list-style-name="L64">
      <style:text-properties style:text-underline-style="none" style:text-underline-mode="continuous" style:text-overline-mode="continuous" style:text-line-through-mode="continuous"/>
    </style:style>
    <style:style style:name="P52" style:family="paragraph" style:parent-style-name="Standard" style:list-style-name="L65">
      <style:text-properties style:text-underline-style="none" style:text-underline-mode="continuous" style:text-overline-mode="continuous" style:text-line-through-mode="continuous"/>
    </style:style>
    <style:style style:name="P53" style:family="paragraph" style:parent-style-name="Standard" style:list-style-name="L66">
      <style:text-properties style:text-underline-style="none" style:text-underline-mode="continuous" style:text-overline-mode="continuous" style:text-line-through-mode="continuous"/>
    </style:style>
    <style:style style:name="P54" style:family="paragraph" style:parent-style-name="Standard" style:list-style-name="L67">
      <style:text-properties style:text-underline-style="none" style:text-underline-mode="continuous" style:text-overline-mode="continuous" style:text-line-through-mode="continuous"/>
    </style:style>
    <style:style style:name="P55" style:family="paragraph" style:parent-style-name="Standard" style:list-style-name="L68">
      <style:text-properties style:text-underline-style="none" style:text-underline-mode="continuous" style:text-overline-mode="continuous" style:text-line-through-mode="continuous"/>
    </style:style>
    <style:style style:name="P56" style:family="paragraph" style:parent-style-name="Standard">
      <style:text-properties style:text-underline-style="none" fo:font-weight="bold" style:text-underline-mode="continuous" style:text-overline-mode="continuous" style:text-line-through-mode="continuous" style:font-weight-asian="bold" style:font-weight-complex="bold"/>
    </style:style>
    <style:style style:name="P57" style:family="paragraph" style:parent-style-name="List_20_Paragraph" style:list-style-name="L24"/>
    <style:style style:name="P58" style:family="paragraph" style:parent-style-name="List_20_Paragraph" style:list-style-name="L25"/>
    <style:style style:name="P59" style:family="paragraph" style:parent-style-name="List_20_Paragraph" style:list-style-name="L26"/>
    <style:style style:name="P60" style:family="paragraph" style:parent-style-name="List_20_Paragraph" style:list-style-name="L27"/>
    <style:style style:name="P61" style:family="paragraph" style:parent-style-name="List_20_Paragraph" style:list-style-name="L28"/>
    <style:style style:name="P62" style:family="paragraph" style:parent-style-name="List_20_Paragraph" style:list-style-name="L29"/>
    <style:style style:name="P63" style:family="paragraph" style:parent-style-name="List_20_Paragraph" style:list-style-name="L30"/>
    <style:style style:name="P64" style:family="paragraph" style:parent-style-name="List_20_Paragraph" style:list-style-name="L31"/>
    <style:style style:name="P65" style:family="paragraph" style:parent-style-name="List_20_Paragraph" style:list-style-name="L32"/>
    <style:style style:name="P66" style:family="paragraph" style:parent-style-name="List_20_Paragraph" style:list-style-name="L33"/>
    <style:style style:name="P67" style:family="paragraph" style:parent-style-name="List_20_Paragraph" style:list-style-name="L34"/>
    <style:style style:name="P68" style:family="paragraph" style:parent-style-name="List_20_Paragraph" style:list-style-name="L35"/>
    <style:style style:name="P69" style:family="paragraph" style:parent-style-name="List_20_Paragraph" style:list-style-name="L36"/>
    <style:style style:name="P70" style:family="paragraph" style:parent-style-name="List_20_Paragraph" style:list-style-name="L37"/>
    <style:style style:name="P71" style:family="paragraph" style:parent-style-name="List_20_Paragraph" style:list-style-name="L38"/>
    <style:style style:name="P72" style:family="paragraph" style:parent-style-name="List_20_Paragraph" style:list-style-name="L39"/>
    <style:style style:name="P73" style:family="paragraph" style:parent-style-name="List_20_Paragraph" style:list-style-name="L40"/>
    <style:style style:name="P74" style:family="paragraph" style:parent-style-name="List_20_Paragraph" style:list-style-name="L41"/>
    <style:style style:name="P75" style:family="paragraph" style:parent-style-name="List_20_Paragraph" style:list-style-name="L42"/>
    <style:style style:name="P76" style:family="paragraph" style:parent-style-name="List_20_Paragraph" style:list-style-name="L43"/>
    <style:style style:name="P77" style:family="paragraph" style:parent-style-name="List_20_Paragraph" style:list-style-name="L44"/>
    <style:style style:name="P78" style:family="paragraph" style:parent-style-name="List_20_Paragraph" style:list-style-name="L45"/>
    <style:style style:name="P79" style:family="paragraph" style:parent-style-name="List_20_Paragraph" style:list-style-name="L46"/>
    <style:style style:name="P80" style:family="paragraph" style:parent-style-name="List_20_Paragraph" style:list-style-name="L47"/>
    <style:style style:name="P81" style:family="paragraph" style:parent-style-name="List_20_Paragraph" style:list-style-name="L48"/>
    <style:style style:name="P82" style:family="paragraph" style:parent-style-name="List_20_Paragraph" style:list-style-name="L49"/>
    <style:style style:name="P83" style:family="paragraph" style:parent-style-name="List_20_Paragraph" style:list-style-name="L50"/>
    <style:style style:name="P84" style:family="paragraph" style:parent-style-name="List_20_Paragraph" style:list-style-name="L51"/>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text-underline-mode="continuous" style:text-overline-mode="continuous" style:text-line-through-mode="continuous"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9" style:family="text">
      <style:text-properties style:text-underline-style="none" style:text-underline-mode="continuous" style:text-overline-mode="continuous" style:text-line-through-mode="continuous"/>
    </style:style>
    <style:style style:name="T10" style:family="text">
      <style:text-properties style:text-underline-style="none" fo:font-weight="bold" style:text-underline-mode="continuous" style:text-overline-mode="continuous" style:text-line-through-mode="continuous" style:font-weight-asian="bold" style:font-weight-complex="bold"/>
    </style:style>
    <style:style style:name="T11" style:family="text">
      <style:text-properties style:text-underline-style="none" fo:font-weight="normal" style:text-underline-mode="continuous" style:text-overline-mode="continuous" style:text-line-through-mode="continuous" style:font-weight-asian="normal" style:font-weight-complex="normal"/>
    </style:style>
    <style:style style:name="T12" style:family="text">
      <style:text-properties fo:font-variant="normal" fo:text-transform="none" fo:color="#000000" style:font-name="sans-serif" fo:font-size="12pt" fo:letter-spacing="normal" fo:font-style="normal" style:text-underline-style="none" fo:font-weight="normal" style:text-underline-mode="continuous" style:text-overline-mode="continuous" style:text-line-through-mode="continuous" style:font-weight-asian="normal" style:font-weight-complex="normal"/>
    </style:style>
    <style:style style:name="T13" style:family="text">
      <style:text-properties fo:font-variant="normal" fo:text-transform="none" fo:color="#000000" style:font-name="sans-serif" fo:font-size="12pt" fo:letter-spacing="normal" fo:font-style="normal" style:text-underline-style="none" fo:font-weight="bold" style:text-underline-mode="continuous" style:text-overline-mode="continuous" style:text-line-through-mode="continuous" style:font-weight-asian="bold" style:font-weight-complex="bold"/>
    </style:style>
    <style:style style:name="T14" style:family="text">
      <style:text-properties fo:font-variant="normal" fo:text-transform="none" fo:color="#000000" style:font-name="sans-serif" fo:font-size="12pt" fo:letter-spacing="normal" fo:font-style="normal"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15" style:family="text">
      <style:text-properties fo:font-variant="normal" fo:text-transform="none" fo:color="#000000" style:text-position="super 58%" style:font-name="sans-serif" fo:font-size="12pt" fo:letter-spacing="normal" fo:font-style="normal" style:text-underline-style="none" fo:font-weight="normal" style:text-underline-mode="continuous" style:text-overline-mode="continuous" style:text-line-through-mode="continuous" style:font-weight-asian="normal" style:font-weight-complex="normal"/>
    </style:style>
    <style:style style:name="T16" style:family="text">
      <style:text-properties fo:font-variant="normal" fo:text-transform="none" fo:color="#000000" style:text-position="sub 58%" style:font-name="sans-serif" fo:font-size="12pt" fo:letter-spacing="normal" fo:font-style="normal" style:text-underline-style="none" fo:font-weight="normal" style:text-underline-mode="continuous" style:text-overline-mode="continuous" style:text-line-through-mode="continuous" style:font-weight-asian="normal" style:font-weight-complex="normal"/>
    </style:style>
    <style:style style:name="T17" style:family="text">
      <style:text-properties fo:font-variant="normal" fo:text-transform="none" fo:color="#000000" style:text-position="0% 100%" style:font-name="sans-serif" fo:font-size="12pt" fo:letter-spacing="normal" fo:font-style="normal" style:text-underline-style="none" fo:font-weight="normal" style:text-underline-mode="continuous" style:text-overline-mode="continuous" style:text-line-through-mode="continuous" style:font-weight-asian="normal" style:font-weight-complex="normal"/>
    </style:style>
    <style:style style:name="T18" style:family="text">
      <style:text-properties fo:font-variant="normal" fo:text-transform="none" fo:color="#000000" style:text-position="0% 100%" style:font-name="sans-serif" fo:font-size="12pt" fo:letter-spacing="normal" fo:font-style="normal" style:text-underline-style="none" fo:font-weight="bold" style:text-underline-mode="continuous" style:text-overline-mode="continuous" style:text-line-through-mode="continuous" style:font-weight-asian="bold" style:font-weight-complex="bold"/>
    </style:style>
    <style:style style:name="T19" style:family="text">
      <style:text-properties fo:font-variant="normal" fo:text-transform="none" fo:color="#000000" style:text-position="0% 100%" style:font-name="sans-serif" fo:font-size="12pt" fo:letter-spacing="normal" fo:font-style="normal"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20" style:family="text">
      <style:text-properties fo:font-variant="normal" fo:text-transform="none" fo:color="#252525" style:text-position="0% 100%" style:font-name="sans-serif" fo:font-size="10.5pt" fo:letter-spacing="normal" fo:language="el" fo:country="GR" fo:font-style="normal" style:text-underline-style="none" fo:font-weight="bold" style:text-underline-mode="continuous" style:text-overline-mode="continuous" style:text-line-through-mode="continuous" style:font-weight-asian="normal" style:font-weight-complex="normal"/>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space-before="0.7425in" text:min-label-width="0.25in"/>
      </text:list-level-style-number>
      <text:list-level-style-number text:level="2" style:num-suffix="." style:num-format="a" style:num-letter-sync="true">
        <style:list-level-properties text:space-before="1.2425in" text:min-label-width="0.25in"/>
      </text:list-level-style-number>
      <text:list-level-style-number text:level="3" style:num-suffix="." style:num-format="i">
        <style:list-level-properties text:space-before="1.8673in" text:min-label-width="0.1252in" fo:text-align="end"/>
      </text:list-level-style-number>
      <text:list-level-style-number text:level="4" style:num-suffix="." style:num-format="1">
        <style:list-level-properties text:space-before="2.2425in" text:min-label-width="0.25in"/>
      </text:list-level-style-number>
      <text:list-level-style-number text:level="5" style:num-suffix="." style:num-format="a" style:num-letter-sync="true">
        <style:list-level-properties text:space-before="2.7425in" text:min-label-width="0.25in"/>
      </text:list-level-style-number>
      <text:list-level-style-number text:level="6" style:num-suffix="." style:num-format="i">
        <style:list-level-properties text:space-before="3.3673in" text:min-label-width="0.1252in" fo:text-align="end"/>
      </text:list-level-style-number>
      <text:list-level-style-number text:level="7" style:num-suffix="." style:num-format="1">
        <style:list-level-properties text:space-before="3.7425in" text:min-label-width="0.25in"/>
      </text:list-level-style-number>
      <text:list-level-style-number text:level="8" style:num-suffix="." style:num-format="a" style:num-letter-sync="true">
        <style:list-level-properties text:space-before="4.2425in" text:min-label-width="0.25in"/>
      </text:list-level-style-number>
      <text:list-level-style-number text:level="9" style:num-suffix="." style:num-format="i">
        <style:list-level-properties text:space-before="4.867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space-before="0.2917in" text:min-label-width="0.25in"/>
      </text:list-level-style-number>
      <text:list-level-style-number text:level="2" style:num-suffix="." style:num-format="a" style:num-letter-sync="true">
        <style:list-level-properties text:space-before="0.7917in" text:min-label-width="0.25in"/>
      </text:list-level-style-number>
      <text:list-level-style-number text:level="3" style:num-suffix="." style:num-format="i">
        <style:list-level-properties text:space-before="1.4165in" text:min-label-width="0.1252in" fo:text-align="end"/>
      </text:list-level-style-number>
      <text:list-level-style-number text:level="4" style:num-suffix="." style:num-format="1">
        <style:list-level-properties text:space-before="1.7917in" text:min-label-width="0.25in"/>
      </text:list-level-style-number>
      <text:list-level-style-number text:level="5" style:num-suffix="." style:num-format="a" style:num-letter-sync="true">
        <style:list-level-properties text:space-before="2.2917in" text:min-label-width="0.25in"/>
      </text:list-level-style-number>
      <text:list-level-style-number text:level="6" style:num-suffix="." style:num-format="i">
        <style:list-level-properties text:space-before="2.9165in" text:min-label-width="0.1252in" fo:text-align="end"/>
      </text:list-level-style-number>
      <text:list-level-style-number text:level="7" style:num-suffix="." style:num-format="1">
        <style:list-level-properties text:space-before="3.2917in" text:min-label-width="0.25in"/>
      </text:list-level-style-number>
      <text:list-level-style-number text:level="8" style:num-suffix="." style:num-format="a" style:num-letter-sync="true">
        <style:list-level-properties text:space-before="3.7917in" text:min-label-width="0.25in"/>
      </text:list-level-style-number>
      <text:list-level-style-number text:level="9" style:num-suffix="." style:num-format="i">
        <style:list-level-properties text:space-before="4.4165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riting Code / Setting Your Working Directory</text:p>
      <text:p text:style-name="P56">WEEK 1</text:p>
      <text:p text:style-name="P3">Introduction</text:p>
      <text:p text:style-name="P3">Overview and History of R</text:p>
      <text:p text:style-name="P3">Getting Help</text:p>
      <text:p text:style-name="P3">R Console Input and Evaluation</text:p>
      <text:p text:style-name="P3">Data Types</text:p>
      <text:list xml:id="list1476171599430593209" text:style-name="L63">
        <text:list-item>
          <text:p text:style-name="P50">vectors and lists</text:p>
        </text:list-item>
        <text:list-item>
          <text:p text:style-name="P50">matrices</text:p>
        </text:list-item>
        <text:list-item>
          <text:p text:style-name="P50">factors</text:p>
        </text:list-item>
        <text:list-item>
          <text:p text:style-name="P50">missing values</text:p>
        </text:list-item>
        <text:list-item>
          <text:p text:style-name="P50">data frames</text:p>
        </text:list-item>
        <text:list-item>
          <text:p text:style-name="P50">names attribute</text:p>
        </text:list-item>
      </text:list>
      <text:p text:style-name="P3">Reading Tabular Data</text:p>
      <text:p text:style-name="P3">Reading Large Tables</text:p>
      <text:p text:style-name="P3">Textual Data Formats</text:p>
      <text:p text:style-name="P3">Connections: Interfaces to the Outside World</text:p>
      <text:p text:style-name="P3">Subsetting</text:p>
      <text:list xml:id="list6431415436619526106" text:style-name="L64">
        <text:list-item>
          <text:p text:style-name="P51">Basics</text:p>
        </text:list-item>
        <text:list-item>
          <text:p text:style-name="P51">Lists</text:p>
        </text:list-item>
        <text:list-item>
          <text:p text:style-name="P51">Matrices</text:p>
        </text:list-item>
        <text:list-item>
          <text:p text:style-name="P51">Partial Matching</text:p>
        </text:list-item>
        <text:list-item>
          <text:p text:style-name="P51">Removing Missing Values</text:p>
        </text:list-item>
      </text:list>
      <text:p text:style-name="P3">Vectorized Operations</text:p>
      <text:p text:style-name="P3">Introduction to swirl</text:p>
      <text:p text:style-name="P56">WEEK 2</text:p>
      <text:p text:style-name="P3">Control Structures</text:p>
      <text:list xml:id="list1968715327699585877" text:style-name="L65">
        <text:list-item>
          <text:p text:style-name="P52">if-else, for loops, while loops, repeat, next, break</text:p>
        </text:list-item>
      </text:list>
      <text:p text:style-name="P3">Your First R Function</text:p>
      <text:p text:style-name="P3">Functions</text:p>
      <text:p text:style-name="P3">Scoping Rules - R Scoping Rules</text:p>
      <text:p text:style-name="P3">Code Standards</text:p>
      <text:p text:style-name="P3">Dates and Times</text:p>
      <text:p text:style-name="P56">WEEK 3</text:p>
      <text:p text:style-name="P3">Loop Functions</text:p>
      <text:list xml:id="list4588332376095406504" text:style-name="L66">
        <text:list-item>
          <text:p text:style-name="P53">lapply, apply, mapply, tapply, split</text:p>
        </text:list-item>
      </text:list>
      <text:p text:style-name="P3">Debugging Tools</text:p>
      <text:list xml:id="list1220411328023403827" text:style-name="L67">
        <text:list-item>
          <text:p text:style-name="P54">Diagnosing the problem</text:p>
        </text:list-item>
        <text:list-item>
          <text:p text:style-name="P54">Basic Tools</text:p>
        </text:list-item>
        <text:list-item>
          <text:p text:style-name="P54">Using the Tools</text:p>
        </text:list-item>
      </text:list>
      <text:p text:style-name="P56">WEEK 4</text:p>
      <text:p text:style-name="P3">The str Function</text:p>
      <text:p text:style-name="P3">Simulation</text:p>
      <text:list xml:id="list7288067618289967243" text:style-name="L68">
        <text:list-item>
          <text:p text:style-name="P55">Generating Random Numbers</text:p>
        </text:list-item>
        <text:list-item>
          <text:p text:style-name="P55">simulating a linear model</text:p>
        </text:list-item>
        <text:list-item>
          <text:p text:style-name="P55">random sampling</text:p>
        </text:list-item>
      </text:list>
      <text:p text:style-name="P3">R Profiler</text:p>
      <text:p text:style-name="P3"><text:soft-page-break/></text:p>
      <text:p text:style-name="P3">Writing Code / Setting your Working Directory</text:p>
      <text:p text:style-name="Standard">Read and write from your working directory. <text:s/>To find the working directory:</text:p>
      <text:p text:style-name="Standard"/>
      <table:table table:name="Table1" table:style-name="Table1">
        <table:table-column table:style-name="Table1.A"/>
        <table:table-row>
          <table:table-cell table:style-name="Table1.A1" office:value-type="string">
            <text:p text:style-name="Standard">Getwd()</text:p>
            <text:p text:style-name="Standard">session &gt;&gt; set working directory # This writes the below code for you</text:p>
            <text:p text:style-name="P1"><text:bookmark text:name="rstudio_console_output"/>setwd("C:/Users/Peter/Desktop/R Programs")</text:p>
          </table:table-cell>
        </table:table-row>
      </table:table>
      <text:p text:style-name="Standard"/>
      <text:p text:style-name="Standard">To load up the text editor, go to file &gt;&gt; new script</text:p>
      <text:p text:style-name="Standard">Once you write the script, you can run it two ways.</text:p>
      <text:list xml:id="list7592912422961605889" text:style-name="L1">
        <text:list-item>
          <text:p text:style-name="P38">Paste the code into the console</text:p>
        </text:list-item>
        <text:list-item>
          <text:p text:style-name="P38">Save the file in the working directory, then type</text:p>
        </text:list-item>
      </text:list>
      <table:table table:name="Table2" table:style-name="Table2">
        <table:table-column table:style-name="Table2.A"/>
        <table:table-row>
          <table:table-cell table:style-name="Table2.A1" office:value-type="string">
            <text:p text:style-name="Table_20_Contents">dir() <text:s/># returns script names</text:p>
            <text:p text:style-name="Table_20_Contents">source(“simple_example.r”) # loads all the code in this file</text:p>
            <text:p text:style-name="Table_20_Contents">ls() # lists the variables</text:p>
          </table:table-cell>
        </table:table-row>
      </table:table>
      <text:p text:style-name="Standard"/>
      <text:p text:style-name="P2">Summary:</text:p>
      <text:p text:style-name="Standard">File &gt; New Script</text:p>
      <text:p text:style-name="Standard">Save the script file</text:p>
      <text:p text:style-name="Standard">Use source to load the scrip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Introduction</text:p>
      <text:p text:style-name="Standard">The basic building blocks of R are:</text:p>
      <text:list xml:id="list6212026422257786828" text:style-name="L2">
        <text:list-item>
          <text:p text:style-name="P39">Different data types</text:p>
        </text:list-item>
        <text:list-item>
          <text:p text:style-name="P39">Low level details</text:p>
        </text:list-item>
      </text:list>
      <text:p text:style-name="Standard">These are the things you'll do when writing and formulating R programs:</text:p>
      <text:list xml:id="list5783089969982360582" text:style-name="L3">
        <text:list-item>
          <text:p text:style-name="P40">Involves control structures</text:p>
        </text:list-item>
        <text:list-item>
          <text:p text:style-name="P40">Writing R functions</text:p>
        </text:list-item>
        <text:list-item>
          <text:p text:style-name="P40">Doing basic operations on data</text:p>
        </text:list-item>
      </text:list>
      <text:p text:style-name="Standard">We will learn what profiling your code is and the tools for debugging.</text:p>
      <text:p text:style-name="Standard">You will be able to take large code and break it into digestible pieces.</text:p>
      <text:p text:style-name="Standard"/>
      <text:p text:style-name="Standard">After this course is done, I think you'll have a solid understanding of R as a programming language.</text:p>
      <text:p text:style-name="Standard">Other Coursera classes will go further into detail about graphics, plots, statistical inference, and machine learning.</text:p>
      <text:p text:style-name="Standard"/>
      <text:p text:style-name="Standard">This class will give you the nuts and bolts and will help if you're not very familiar with the language. <text:s/>I hope you enjoy i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Overview and History of R</text:p>
      <text:p text:style-name="Standard">R is a dialect of S</text:p>
      <text:p text:style-name="Standard">S is a language that was developed by John Chambers and others at Bell Labs</text:p>
      <text:p text:style-name="Standard">S was initiated in 1976 as an internal statistical analysis environment – originally implemented as Fortran libraries.</text:p>
      <text:p text:style-name="Standard">Early versions of the language did not contain functions for statistical modeling</text:p>
      <text:p text:style-name="Standard">In 1988 the system was rewritten in C and began to resemble the system that we have today. <text:s/>The book <text:span text:style-name="Default_20_Paragraph_20_Font"><text:span text:style-name="T2">Statistical Models in S</text:span></text:span> by Chambers and Hastie documents the statistical analysis functionality</text:p>
      <text:p text:style-name="Standard">Version 4 of the S language was released in 1998 and is the version we use today. <text:s/>The book <text:span text:style-name="Default_20_Paragraph_20_Font"><text:span text:style-name="T2">programming with Data </text:span></text:span>by John Chambers documents this version of the language.</text:p>
      <text:p text:style-name="Standard"/>
      <text:p text:style-name="P2">Historical Notes</text:p>
      <text:p text:style-name="Standard">In 1993 Bell Labs gave StatSci an exclusive license to develop and sell the S language</text:p>
      <text:p text:style-name="Standard">In 2004 Insightful purchased the S language from Lucent for $2 million and is the current owner.</text:p>
      <text:p text:style-name="Standard">In 2006, Alcatel purchased Lucent Technologies and is now called Alcatel-lucent</text:p>
      <text:p text:style-name="Standard">Insightful sells its implementation of the S language under the product name S-PLUS and has build a number of fancy features (GUIs, mostly) on top of it -hence the “PLUS”</text:p>
      <text:p text:style-name="Standard">In 2008 Insightful is acquired by TIBCO for $25 million</text:p>
      <text:p text:style-name="Standard">The fundamentals of the S language itself has not changed dramatically since 1998.</text:p>
      <text:p text:style-name="Standard">In 1998, S won the Association for Computing Machinery's Software System Award</text:p>
      <text:p text:style-name="Standard"/>
      <text:p text:style-name="P2">S Philosophy</text:p>
      <text:p text:style-name="P4">“We wanted users to be able to begin in an interactive environment, where they did not consciously think of themselves as programming. <text:s/>Then as their needs became clearer and their sophistication increased, they should be able to slide gradually into programming, when the language and system aspects would become more important.”</text:p>
      <text:p text:style-name="P4"/>
      <text:p text:style-name="P2">R History</text:p>
      <text:p text:style-name="Standard">1991: Created in New Zealand by Ross lhaka and Robert Gentleman. <text:s/>Their experience developing R is documented in a 1996 JCGS paper.</text:p>
      <text:p text:style-name="Standard">1993: First annoucement of R to the public</text:p>
      <text:p text:style-name="Standard">1995: Martin Machler convinces Ross and Roberts to sue the GNU General Public License to make R free software</text:p>
      <text:p text:style-name="Standard">1996: A public mailing list is created (R-help and R-devel)</text:p>
      <text:p text:style-name="Standard">1997: The R Core Group is formed (containing some people associated with S-PLUS). <text:s/>The core group controls the source code of R</text:p>
      <text:p text:style-name="Standard">2000: R version 1.0.0 is released</text:p>
      <text:p text:style-name="Standard">2013: R version 3.0.2 is released on December 2013</text:p>
      <text:p text:style-name="Standard"/>
      <text:p text:style-name="P2">Features of R</text:p>
      <text:p text:style-name="Standard">Syntax is very similar to S, making it easy for S-PLUS users to switch over</text:p>
      <text:p text:style-name="Standard">Semantics are superficially similar to S, but in reality are quite different</text:p>
      <text:p text:style-name="Standard">Runs on almost any standard computing platform/OS (even on the PlayStation 3)</text:p>
      <text:p text:style-name="Standard">Frequent releases (annual + bugfix releases); active delopment</text:p>
      <text:p text:style-name="Standard"/>
      <text:p text:style-name="Standard">Quite lean, as far as software goes; functionlity is divided into modular packages</text:p>
      <text:p text:style-name="Standard">Graphics capabilities very sophisticated and better than most stat packages</text:p>
      <text:p text:style-name="Standard">Useful for interactive work, but contains a powerful programming language for developing new tools</text:p>
      <text:p text:style-name="Standard"><text:soft-page-break/>Very active and vibrant user community; R-help and R-devel mailing lists and Stack Overflow</text:p>
      <text:p text:style-name="P2">Free software</text:p>
      <text:p text:style-name="Standard">With free software, you are granted</text:p>
      <text:list xml:id="list9061412138364009764" text:style-name="L4">
        <text:list-item>
          <text:p text:style-name="P41">The freedom to run the program, for any purpose (freedom 0)</text:p>
        </text:list-item>
        <text:list-item>
          <text:p text:style-name="P41">The freedom to study how the program works, and adapt it to your needs (freedom 1). <text:s/>Access to the source code is a precondition for this</text:p>
        </text:list-item>
        <text:list-item>
          <text:p text:style-name="P41">The freedom to distribute copies so you can help your neighbor (freedom 2).</text:p>
        </text:list-item>
        <text:list-item>
          <text:p text:style-name="P41">The freedom to improve the program, and release your improvements to the public, so that the whole community benefits (freedom 3). <text:s/>Access to the source code is a precondition for this.</text:p>
        </text:list-item>
      </text:list>
      <text:p text:style-name="P2"/>
      <text:p text:style-name="P2">Drawbacks of R</text:p>
      <text:p text:style-name="Standard">Essentially based on 40 year old technology.</text:p>
      <text:p text:style-name="Standard">Little built in support for dynamic or 3-D graphics (but things have improved greatly since the “old days”)</text:p>
      <text:p text:style-name="Standard">Functionality is based on consumer demand and user contributions. <text:s/>If no one feels like implementing your favorite method, then it's <text:span text:style-name="Default_20_Paragraph_20_Font"><text:span text:style-name="T2">your</text:span></text:span> job! <text:s/>(or you need to pay someone to do it)</text:p>
      <text:p text:style-name="Standard">Objects must generally be stored in physical memory; but there have been advancements to deal with this too</text:p>
      <text:p text:style-name="Standard">Not ideal for all possible situations (but this is a drawback of all software packages)</text:p>
      <text:p text:style-name="Standard"/>
      <text:p text:style-name="P2">Design of the R System</text:p>
      <text:p text:style-name="Standard">The R system is divided into 2 conceptual parts:</text:p>
      <text:list xml:id="list2655371434353067789" text:style-name="L5">
        <text:list-item>
          <text:p text:style-name="P42">The “base” R system that you download from CRAN</text:p>
        </text:list-item>
        <text:list-item>
          <text:p text:style-name="P42">Everything else</text:p>
        </text:list-item>
      </text:list>
      <text:p text:style-name="Standard">R functionality is divided into a number of packages</text:p>
      <text:list xml:id="list3836890547180419883" text:style-name="L6">
        <text:list-item>
          <text:p text:style-name="P43">The “base” R system contains, among other things, the <text:span text:style-name="Default_20_Paragraph_20_Font"><text:span text:style-name="T5">base </text:span></text:span>package which is required to run R and contains the most fundamental functions.</text:p>
        </text:list-item>
        <text:list-item>
          <text:p text:style-name="P43">The other packages contained in the “base” system include <text:span text:style-name="Default_20_Paragraph_20_Font"><text:span text:style-name="T5">utils, stats, datasets, graphics, grDevices, grid, methods, tools, parallel, compiler, splines, tcltk, stats.</text:span></text:span></text:p>
        </text:list-item>
        <text:list-item>
          <text:p text:style-name="P43">There are also “Recommend” packages: <text:span text:style-name="Default_20_Paragraph_20_Font"><text:span text:style-name="T5">boots, class, cluster, codetools, foreign, KernSmooth, lattice, mgcv, nlme, rpart, survival, MASS, spatial, nnet, Matrix</text:span></text:span></text:p>
        </text:list-item>
      </text:list>
      <text:p text:style-name="P2"/>
      <text:p text:style-name="P2">Design of the R System</text:p>
      <text:p text:style-name="Standard">And there are many other packages available:</text:p>
      <text:list xml:id="list5796481708989915528" text:style-name="L7">
        <text:list-item>
          <text:p text:style-name="P44">There are about 4000 packages on CRAN that have been developed by users and programmers around the world</text:p>
        </text:list-item>
        <text:list-item>
          <text:p text:style-name="P44">There are also many packages associated with the Bioconductor project</text:p>
        </text:list-item>
        <text:list-item>
          <text:p text:style-name="P44">People often make packages available on their personal websites; there is no reliable way to keep track of how many packages are available in this fashion.</text:p>
        </text:list-item>
      </text:list>
      <text:p text:style-name="P2">Some R Resources</text:p>
      <text:p text:style-name="Standard">Available from CRAN</text:p>
      <text:list xml:id="list8487242193583693165" text:style-name="L8">
        <text:list-item>
          <text:p text:style-name="P45">An introduction to R</text:p>
        </text:list-item>
        <text:list-item>
          <text:p text:style-name="P45">Writing R extension</text:p>
        </text:list-item>
        <text:list-item>
          <text:p text:style-name="P45">R Data Import/Export</text:p>
        </text:list-item>
        <text:list-item>
          <text:p text:style-name="P45">R Installation and Administration</text:p>
        </text:list-item>
        <text:list-item>
          <text:p text:style-name="P45">R internals</text:p>
        </text:list-item>
      </text:list>
      <text:p text:style-name="Standard"/>
      <text:p text:style-name="Standard"/>
      <text:p text:style-name="Standard"/>
      <text:p text:style-name="Standard"><text:soft-page-break/></text:p>
      <text:p text:style-name="P3">Entering Input</text:p>
      <text:p text:style-name="Standard">The &lt;- symbol is the assignment operator.</text:p>
      <table:table table:name="Table3" table:style-name="Table3">
        <table:table-column table:style-name="Table3.A"/>
        <table:table-row>
          <table:table-cell table:style-name="Table3.A1" office:value-type="string">
            <text:p text:style-name="Table_20_Contents">X &lt;- 1</text:p>
            <text:p text:style-name="Table_20_Contents">print(x)</text:p>
            <text:p text:style-name="Table_20_Contents">[1] 1</text:p>
            <text:p text:style-name="Table_20_Contents">x</text:p>
            <text:p text:style-name="Table_20_Contents">[1] 1</text:p>
            <text:p text:style-name="Table_20_Contents">msg &lt;- “hello”</text:p>
            <text:p text:style-name="Table_20_Contents">x &lt;- ## Incomplete expression</text:p>
          </table:table-cell>
        </table:table-row>
      </table:table>
      <text:p text:style-name="Standard"/>
      <text:p text:style-name="Standard">When you press Enter, the expression is evaluated by the R engine</text:p>
      <table:table table:name="Table4" table:style-name="Table4">
        <table:table-column table:style-name="Table4.A"/>
        <table:table-row>
          <table:table-cell table:style-name="Table4.A1" office:value-type="string">
            <text:p text:style-name="Table_20_Contents">x &lt;- 5 <text:s/>## nothing printed</text:p>
            <text:p text:style-name="Table_20_Contents">x <text:s/>## <text:s/>auto-printing occurrs</text:p>
            <text:p text:style-name="Table_20_Contents">[1] 5</text:p>
            <text:p text:style-name="Table_20_Contents">print(x) <text:s/>## <text:s/>explicit printing</text:p>
            <text:p text:style-name="Table_20_Contents">[1] 5</text:p>
          </table:table-cell>
        </table:table-row>
      </table:table>
      <text:p text:style-name="Standard"/>
      <text:p text:style-name="Standard">[1] indicates that x is a vector and 5 is the first element</text:p>
      <text:p text:style-name="P2">Printing</text:p>
      <table:table table:name="Table5" table:style-name="Table5">
        <table:table-column table:style-name="Table5.A"/>
        <table:table-row>
          <table:table-cell table:style-name="Table5.A1" office:value-type="string">
            <text:p text:style-name="Table_20_Contents">x &lt;- 1:20</text:p>
            <text:p text:style-name="Table_20_Contents">x</text:p>
            <text:p text:style-name="Table_20_Contents">[1] 1 2 3 4 5 6 7 8 9 10 11 12 13 14 15</text:p>
            <text:p text:style-name="Table_20_Contents">[16] 16 17 18 19 20 <text:s/>## <text:s/>much longer vector</text:p>
          </table:table-cell>
        </table:table-row>
      </table:table>
      <text:p text:style-name="Standard">The operator : is used to create integer sequenc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R Data Types: Objects and Attributes</text:p>
      <text:p text:style-name="Standard">Nitty gritty details of R will be covered here. <text:s/>We will talk about different data types and some basic operators on those data types.</text:p>
      <text:p text:style-name="Standard"><text:span text:style-name="Default_20_Paragraph_20_Font"><text:span text:style-name="T5">Objects </text:span></text:span>(Everything in R is an object)</text:p>
      <text:p text:style-name="Standard">R has five basic or “atomic” classes of objects:</text:p>
      <text:list xml:id="list6441608791567643129" text:style-name="L9">
        <text:list-item>
          <text:p text:style-name="P46">character</text:p>
        </text:list-item>
        <text:list-item>
          <text:p text:style-name="P46">numeric (real numbers)</text:p>
        </text:list-item>
        <text:list-item>
          <text:p text:style-name="P46">integer</text:p>
        </text:list-item>
        <text:list-item>
          <text:p text:style-name="P46">complex</text:p>
        </text:list-item>
        <text:list-item>
          <text:p text:style-name="P46">logical (True/False)</text:p>
        </text:list-item>
      </text:list>
      <text:p text:style-name="Standard">The most basic object is a vector</text:p>
      <text:list xml:id="list2469754644596925996" text:style-name="L10">
        <text:list-item>
          <text:p text:style-name="P47">A vector can only contain objects of the same class</text:p>
        </text:list-item>
        <text:list-item>
          <text:p text:style-name="P47">BUT: The one exception is a list, which is represented as a vector but can contain objects of different classes (indeed, that's usually why we use them)</text:p>
        </text:list-item>
      </text:list>
      <text:p text:style-name="Standard">Empty vectors can be created with the vector() function</text:p>
      <text:p text:style-name="P2">Numbers</text:p>
      <text:p text:style-name="Standard">Numbers in R are generally treated as numeric objects (i.e. double precision real numbers)</text:p>
      <text:p text:style-name="Standard">If you explicitly want an integer, you need to specify the L suffix</text:p>
      <text:p text:style-name="Standard">Ex: Entering 1 gives you a numeric object; entering 1L explicitly gives you an integer</text:p>
      <text:p text:style-name="Standard">There is also a special number Inf which represents infinity; e.g. 1/ 0; Inf can be used in ordinary calculations; e.g. 1 / Inf is 0</text:p>
      <text:p text:style-name="Standard">The value NaN represents an undefined value (“not a number”); e.g. 0/0; NaN can also be thought of as a missing value (more on this later)</text:p>
      <text:p text:style-name="P2">Attributes</text:p>
      <text:p text:style-name="Standard">R objects can have attributes</text:p>
      <text:list xml:id="list3364852387879486511" text:style-name="L11">
        <text:list-item>
          <text:p text:style-name="P48">names, dimnames</text:p>
        </text:list-item>
        <text:list-item>
          <text:p text:style-name="P48">dimensions (e.g. matrices, arrays)</text:p>
        </text:list-item>
        <text:list-item>
          <text:p text:style-name="P48">class (the class of intergers is integer)</text:p>
        </text:list-item>
        <text:list-item>
          <text:p text:style-name="P48">length (for a vector, it's the number of elements in the vector)</text:p>
        </text:list-item>
        <text:list-item>
          <text:p text:style-name="P48">other user-defined attributes/metadata</text:p>
        </text:list-item>
      </text:list>
      <text:p text:style-name="Standard">Attributes of an object can be accessed using the attributes() fun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R Data Types – Vectors and Lists</text:p>
      <text:p text:style-name="P2">Creating Vectors</text:p>
      <text:p text:style-name="Standard">The c() function can be used to create vectors of objects. <text:s/>Can think of c as concatenate.</text:p>
      <table:table table:name="Table6" table:style-name="Table6">
        <table:table-column table:style-name="Table6.A"/>
        <table:table-row>
          <table:table-cell table:style-name="Table6.A1" office:value-type="string">
            <text:p text:style-name="Table_20_Contents">&gt; x &lt;- c(0.5, 0.6) <text:s text:c="15"/>## numeric</text:p>
            <text:p text:style-name="Table_20_Contents">&gt; x &lt;- c(TRUE, FALSE) <text:s text:c="3"/>## logical</text:p>
            <text:p text:style-name="Table_20_Contents">&gt; x &lt;- c(T, F) <text:s text:c="21"/>## logical</text:p>
            <text:p text:style-name="Table_20_Contents">&gt; x &lt;- c(“a”,”b”,”c”) <text:s text:c="9"/>## character</text:p>
            <text:p text:style-name="Table_20_Contents">&gt; x &lt;- 9:29 <text:s text:c="25"/>## integer</text:p>
            <text:p text:style-name="Table_20_Contents">&gt; x &lt;- c(1+0i,, 2+4i) <text:s text:c="9"/>## complex</text:p>
          </table:table-cell>
        </table:table-row>
      </table:table>
      <text:p text:style-name="Standard"/>
      <text:p text:style-name="Standard">Using the vector() function</text:p>
      <table:table table:name="Table7" table:style-name="Table7">
        <table:table-column table:style-name="Table7.A"/>
        <table:table-row>
          <table:table-cell table:style-name="Table7.A1" office:value-type="string">
            <text:p text:style-name="Table_20_Contents">&gt; x ← vector(“numeric”, length = 10)</text:p>
            <text:p text:style-name="Table_20_Contents">&gt; x</text:p>
            <text:p text:style-name="Table_20_Contents">[1] 0 0 0 0 0 0 0 0 0 0</text:p>
          </table:table-cell>
        </table:table-row>
      </table:table>
      <text:p text:style-name="Standard"/>
      <text:p text:style-name="P2">Mixing Objects</text:p>
      <text:p text:style-name="Standard">What about the following?</text:p>
      <table:table table:name="Table8" table:style-name="Table8">
        <table:table-column table:style-name="Table8.A"/>
        <table:table-row>
          <table:table-cell table:style-name="Table8.A1" office:value-type="string">
            <text:p text:style-name="Table_20_Contents">&gt; y &lt;- c(1.7, “a”) <text:s text:c="8"/>## character <text:s text:c="5"/>(“1.7”, “a”)</text:p>
            <text:p text:style-name="Table_20_Contents">&gt; y &lt;- c(TRUE, 2) <text:s text:c="6"/>## numeric <text:s text:c="6"/>(1, 2)</text:p>
            <text:p text:style-name="Table_20_Contents">&gt; y &lt;- c(“a”, TRUE) <text:s text:c="3"/>## character <text:s text:c="5"/>(“a”, “TRUE”)</text:p>
          </table:table-cell>
        </table:table-row>
      </table:table>
      <text:p text:style-name="Standard"/>
      <text:p text:style-name="Standard">When different objects are mixed in a vector, <text:span text:style-name="Default_20_Paragraph_20_Font"><text:span text:style-name="T2">implicit coercion</text:span></text:span> occurs so that every element in the vector is of the same class.</text:p>
      <text:p text:style-name="P2">Explicit Coercion</text:p>
      <text:p text:style-name="Standard">Objects can be explicitly coerced from one class to antoher using the as.* functions, if available</text:p>
      <table:table table:name="Table9" table:style-name="Table9">
        <table:table-column table:style-name="Table9.A"/>
        <table:table-row>
          <table:table-cell table:style-name="Table9.A1" office:value-type="string">
            <text:p text:style-name="Table_20_Contents">&gt; x &lt;- 0:6</text:p>
            <text:p text:style-name="Table_20_Contents">&gt; class(x)</text:p>
            <text:p text:style-name="Table_20_Contents">[1] “integer”</text:p>
            <text:p text:style-name="Table_20_Contents">&gt; as.numeric(x)</text:p>
            <text:p text:style-name="Table_20_Contents">[1] 0 1 2 3 4 5 6</text:p>
            <text:p text:style-name="Table_20_Contents">&gt; as.logical(x)</text:p>
            <text:p text:style-name="Table_20_Contents">[1] FALSE TRUE TRUE TRUE TRUE TRUE TRUE</text:p>
            <text:p text:style-name="Table_20_Contents">&gt; as.character(x)</text:p>
            <text:p text:style-name="Table_20_Contents">[1] “0” “1” “2” “3” “4” “5” “6”</text:p>
          </table:table-cell>
        </table:table-row>
      </table:table>
      <text:p text:style-name="Standard"/>
      <text:p text:style-name="Table_20_Contents">Nonsensical coercion results in Nas</text:p>
      <table:table table:name="Table10" table:style-name="Table10">
        <table:table-column table:style-name="Table10.A"/>
        <table:table-row>
          <table:table-cell table:style-name="Table10.A1" office:value-type="string">
            <text:p text:style-name="Table_20_Contents">&gt; x &lt;- c(“a”, “b”, “c”)</text:p>
            <text:p text:style-name="Table_20_Contents">&gt; as.numeric(x)</text:p>
            <text:p text:style-name="Table_20_Contents">[1] NA NA NA</text:p>
            <text:p text:style-name="Table_20_Contents">Warning message:</text:p>
            <text:p text:style-name="Table_20_Contents">NAs introduced by coercion</text:p>
            <text:p text:style-name="Table_20_Contents">&gt; as.logical(x)</text:p>
            <text:p text:style-name="Table_20_Contents">[1] NA NA NA</text:p>
            <text:p text:style-name="Table_20_Contents">&gt; as.complex(x)</text:p>
            <text:p text:style-name="Table_20_Contents">[1] 0+0i 1+0i 2+0i 3+0i 4+0i 5+0i 6+0i</text:p>
          </table:table-cell>
        </table:table-row>
      </table:table>
      <text:p text:style-name="Table_20_Contents"/>
      <text:p text:style-name="Table_20_Contents"><text:soft-page-break/></text:p>
      <text:p text:style-name="P6">Lists</text:p>
      <text:p text:style-name="Table_20_Contents">Lists are s pecial type of vector that can contain elements of different classes. <text:s/>Lists are a very important data type in R and you should get to know them well.</text:p>
      <table:table table:name="Table11" table:style-name="Table11">
        <table:table-column table:style-name="Table11.A"/>
        <table:table-row>
          <table:table-cell table:style-name="Table11.A1" office:value-type="string">
            <text:p text:style-name="Table_20_Contents">&gt; x &lt;- list(1, “a”, TRUE, 1 + 4i)</text:p>
            <text:p text:style-name="Table_20_Contents">&gt; x</text:p>
            <text:p text:style-name="Table_20_Contents">[[1]]</text:p>
            <text:p text:style-name="Table_20_Contents">[1] 1</text:p>
            <text:p text:style-name="Table_20_Contents"/>
            <text:p text:style-name="Table_20_Contents">[[2]]</text:p>
            <text:p text:style-name="Table_20_Contents"/>
            <text:p text:style-name="Table_20_Contents">[1] “a”</text:p>
            <text:p text:style-name="Table_20_Contents"/>
            <text:p text:style-name="Table_20_Contents">[[3]]</text:p>
            <text:p text:style-name="Table_20_Contents">[1] TRUE</text:p>
            <text:p text:style-name="Table_20_Contents"/>
            <text:p text:style-name="Table_20_Contents">[[4]]</text:p>
            <text:p text:style-name="Table_20_Contents">[1] 1+4i</text:p>
          </table:table-cell>
        </table:table-row>
      </table:table>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P7">R Data Types – Matrices</text:p>
      <text:p text:style-name="Table_20_Contents">Matrices are vectors with a dimension attribute. <text:s/>The dimension attribute is itself an integer vector of length 2 (nrow, ncol)</text:p>
      <table:table table:name="Table12" table:style-name="Table12">
        <table:table-column table:style-name="Table12.A"/>
        <table:table-row>
          <table:table-cell table:style-name="Table12.A1" office:value-type="string">
            <text:p text:style-name="Table_20_Contents">&gt; m &lt;- matrix(nrow = 2, ncol = 3)</text:p>
            <text:p text:style-name="Table_20_Contents">&gt; m</text:p>
            <text:p text:style-name="Table_20_Contents"/>
            <text:p text:style-name="Table_20_Contents"><text:s text:c="12"/>[,1] <text:s text:c="3"/>[,2] <text:s text:c="2"/>[,3]</text:p>
            <text:p text:style-name="Table_20_Contents">[1,] <text:s text:c="6"/>NA <text:s text:c="2"/>NA <text:s text:c="3"/>NA</text:p>
            <text:p text:style-name="Table_20_Contents">[2,] <text:s text:c="6"/>NA <text:s text:c="2"/>NA <text:s text:c="3"/>NA</text:p>
            <text:p text:style-name="Table_20_Contents">&gt; dim(m)</text:p>
            <text:p text:style-name="Table_20_Contents">[1] 2 3</text:p>
            <text:p text:style-name="Table_20_Contents">&gt; attributes(m)</text:p>
            <text:p text:style-name="Table_20_Contents">$dim</text:p>
            <text:p text:style-name="Table_20_Contents">[1] 2 3</text:p>
          </table:table-cell>
        </table:table-row>
      </table:table>
      <text:p text:style-name="Table_20_Contents"/>
      <text:p text:style-name="Table_20_Contents">Matrices are constructed column-wise, so entries can be throught of starting in the “upper left” corner and running down the columns</text:p>
      <table:table table:name="Table13" table:style-name="Table13">
        <table:table-column table:style-name="Table13.A"/>
        <table:table-row>
          <table:table-cell table:style-name="Table13.A1" office:value-type="string">
            <text:p text:style-name="Table_20_Contents">m &lt;- matrix(1:6, nrow = 2, ncol = 3)</text:p>
            <text:p text:style-name="Table_20_Contents">m</text:p>
            <text:p text:style-name="Table_20_Contents"><text:s text:c="8"/>[,1] <text:s/>[,2] <text:s/>[,3]</text:p>
            <text:p text:style-name="Table_20_Contents">[1,] <text:s text:c="3"/>1 <text:s text:c="5"/>3 <text:s text:c="5"/>5</text:p>
            <text:p text:style-name="Table_20_Contents">[2,] <text:s text:c="3"/>2 <text:s text:c="5"/>4 <text:s text:c="5"/>6</text:p>
          </table:table-cell>
        </table:table-row>
      </table:table>
      <text:p text:style-name="Table_20_Contents"/>
      <text:p text:style-name="Table_20_Contents">Matrices can also be created directly from vectors by adding a dimension attribute</text:p>
      <table:table table:name="Table14" table:style-name="Table14">
        <table:table-column table:style-name="Table14.A"/>
        <table:table-row>
          <table:table-cell table:style-name="Table14.A1" office:value-type="string">
            <text:p text:style-name="Table_20_Contents">&gt; m &lt;- 1:10</text:p>
            <text:p text:style-name="Table_20_Contents">&gt; m</text:p>
            <text:p text:style-name="Table_20_Contents">[1] 1 2 3 4 5 6 7 8 9 10</text:p>
            <text:p text:style-name="Table_20_Contents">&gt; dim(m) &lt;- c(2, 5)</text:p>
            <text:p text:style-name="Table_20_Contents">&gt; m</text:p>
            <text:p text:style-name="Table_20_Contents"><text:s text:c="10"/>[,1] <text:s/>[,2] <text:s/>[,3] <text:s/>[,4] <text:s/>[,5]</text:p>
            <text:p text:style-name="Table_20_Contents">[1,] <text:s text:c="5"/>1 <text:s text:c="5"/>3 <text:s text:c="5"/>5 <text:s text:c="5"/>7 <text:s text:c="5"/>9</text:p>
            <text:p text:style-name="Table_20_Contents">[2,] <text:s text:c="5"/>2 <text:s text:c="5"/>4 <text:s text:c="5"/>6 <text:s text:c="5"/>8 <text:s text:c="4"/>10</text:p>
          </table:table-cell>
        </table:table-row>
      </table:table>
      <text:p text:style-name="Table_20_Contents"/>
      <text:p text:style-name="P6">cbind-ing and rbind-ing</text:p>
      <text:p text:style-name="Table_20_Contents">Matrices can be created by column-binding or row-binding with cbind() and rbind()</text:p>
      <table:table table:name="Table15" table:style-name="Table15">
        <table:table-column table:style-name="Table15.A"/>
        <table:table-row>
          <table:table-cell table:style-name="Table15.A1" office:value-type="string">
            <text:p text:style-name="Table_20_Contents">&gt; x &lt;- 1:3</text:p>
            <text:p text:style-name="Table_20_Contents">&gt; y &lt;- 10:12</text:p>
            <text:p text:style-name="Table_20_Contents">&gt; cbind(x, y)</text:p>
            <text:p text:style-name="Table_20_Contents"><text:s text:c="8"/>x <text:s text:c="2"/>y</text:p>
            <text:p text:style-name="Table_20_Contents">[1,] <text:s/>1 <text:s text:c="2"/>10</text:p>
            <text:p text:style-name="Table_20_Contents">[2,] <text:s/>2 <text:s text:c="2"/>11</text:p>
            <text:p text:style-name="Table_20_Contents">[3,] <text:s/>3 <text:s text:c="2"/>12</text:p>
            <text:p text:style-name="Table_20_Contents">&gt; rbind(x, y)</text:p>
            <text:p text:style-name="Table_20_Contents"><text:s text:c="7"/>[,1] <text:s/>[,2] <text:s/>[,3]</text:p>
            <text:p text:style-name="Table_20_Contents">x <text:s text:c="6"/>1 <text:s text:c="5"/>2 <text:s text:c="5"/>3</text:p>
            <text:p text:style-name="Table_20_Contents">y <text:s text:c="5"/>10 <text:s text:c="3"/>11 <text:s text:c="3"/>12</text:p>
          </table:table-cell>
        </table:table-row>
      </table:table>
      <text:p text:style-name="Table_20_Contents"><text:soft-page-break/></text:p>
      <text:p text:style-name="P7">R Data Types – Factors</text:p>
      <text:p text:style-name="P6">Factors</text:p>
      <text:p text:style-name="Table_20_Contents">Factors are used to represent categorical data. Factors can be unordered or ordered. <text:s/>One can think of a factor as an integer vector where each integer has a label.</text:p>
      <text:list xml:id="list7080425939652754791" text:style-name="L12">
        <text:list-item>
          <text:p text:style-name="P25">Factors are treated specially by modelling functions like lm() and glm()</text:p>
        </text:list-item>
        <text:list-item>
          <text:p text:style-name="P25">Using factors with labels is better than using integers because factors are self-describing; having a variable that has values “Male” and “Female” is better than a variable that has values 1 and 2.</text:p>
        </text:list-item>
      </text:list>
      <text:p text:style-name="Table_20_Contents">Ex: Ordered factor – the ranks in the army OR high medium low</text:p>
      <text:p text:style-name="Table_20_Contents">Ex: Unordered factor – Red &amp; Blue</text:p>
      <text:p text:style-name="Table_20_Contents"/>
      <table:table table:name="Table16" table:style-name="Table16">
        <table:table-column table:style-name="Table16.A"/>
        <table:table-row>
          <table:table-cell table:style-name="Table16.A1" office:value-type="string">
            <text:p text:style-name="Table_20_Contents">&gt; x &lt;- factor(c(“yes”, “yes”, “no”, “yes”, “no”))</text:p>
            <text:p text:style-name="Table_20_Contents">&gt; x</text:p>
            <text:p text:style-name="Table_20_Contents">[1] yes yes no yes no</text:p>
            <text:p text:style-name="Table_20_Contents">Levels: no yes</text:p>
            <text:p text:style-name="Table_20_Contents">&gt; table(x)</text:p>
            <text:p text:style-name="Table_20_Contents">x</text:p>
            <text:p text:style-name="Table_20_Contents">no yes</text:p>
            <text:p text:style-name="Table_20_Contents">2 <text:s text:c="3"/>3</text:p>
            <text:p text:style-name="Table_20_Contents">&gt; unclass(x)</text:p>
            <text:p text:style-name="Table_20_Contents">[1] 2 2 1 2 1</text:p>
            <text:p text:style-name="Table_20_Contents">attr(,”levels”)</text:p>
            <text:p text:style-name="Table_20_Contents">[1] “no” “yes”</text:p>
          </table:table-cell>
        </table:table-row>
      </table:table>
      <text:p text:style-name="Table_20_Contents"/>
      <text:p text:style-name="Table_20_Contents">The order of the levels can be set using the <text:span text:style-name="Default_20_Paragraph_20_Font"><text:span text:style-name="T5">levels </text:span></text:span>argument to factor(). <text:s/>This can be important in linear modelling because the first level is used as the baseline level. <text:s/>Without the levels argument it sorts based on alphabetical order (In the previous example, “yes” was the values 2). <text:s/>Your first selected level in the “levels=” argument (“yes” in the code below) is your baseline level.</text:p>
      <table:table table:name="Table17" table:style-name="Table17">
        <table:table-column table:style-name="Table17.A"/>
        <table:table-row>
          <table:table-cell table:style-name="Table17.A1" office:value-type="string">
            <text:p text:style-name="Table_20_Contents">&gt; x &lt;- factor(c(“yes”, “yes”, “no”, “yes”, “no”),</text:p>
            <text:p text:style-name="Table_20_Contents"><text:s text:c="26"/>levels = c(“yes”, “no”))</text:p>
            <text:p text:style-name="Table_20_Contents">&gt; x</text:p>
            <text:p text:style-name="Table_20_Contents">[1] yes yes no yes no</text:p>
            <text:p text:style-name="Table_20_Contents">Levels: yes no</text:p>
          </table:table-cell>
        </table:table-row>
      </table:table>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P7">R Data Types – Missing Values</text:p>
      <text:p text:style-name="Table_20_Contents">Missing values are denoted by NA or NaN for undefined mathematical operations.</text:p>
      <text:list xml:id="list7471511305226379469" text:style-name="L13">
        <text:list-item>
          <text:p text:style-name="P26">is.na() is used to test objects if they are NA</text:p>
        </text:list-item>
        <text:list-item>
          <text:p text:style-name="P26">is.nan() is used to test for NaN</text:p>
        </text:list-item>
        <text:list-item>
          <text:p text:style-name="P26">NA values have a class also, so there are integer NA, character NA, etc</text:p>
        </text:list-item>
        <text:list-item>
          <text:p text:style-name="P26">A NaN value is also NA but the converse is not true</text:p>
        </text:list-item>
      </text:list>
      <table:table table:name="Table18" table:style-name="Table18">
        <table:table-column table:style-name="Table18.A"/>
        <table:table-row>
          <table:table-cell table:style-name="Table18.A1" office:value-type="string">
            <text:p text:style-name="Table_20_Contents">&gt; x &lt;- c(1, 2, NA, 10, 3)</text:p>
            <text:p text:style-name="Table_20_Contents">&gt; is.na(x)</text:p>
            <text:p text:style-name="Table_20_Contents">[1] FALSE FALSE TRUE FALSE FALSE</text:p>
            <text:p text:style-name="Table_20_Contents">&gt; is.nan(x)</text:p>
            <text:p text:style-name="Table_20_Contents">[1] FALSE FALSE FALSE FALSE FALSE</text:p>
            <text:p text:style-name="Table_20_Contents">&gt; x &lt;- c(1, 2, NaN, NA, 4)</text:p>
            <text:p text:style-name="Table_20_Contents">&gt; is.na(x)</text:p>
            <text:p text:style-name="Table_20_Contents">[1] FALSE FALSE TRUE TRUE FALSE</text:p>
            <text:p text:style-name="Table_20_Contents">&gt; is.nan(x)</text:p>
            <text:p text:style-name="Table_20_Contents">[1] FALSE FALSE TRUE FALSE FALSE</text:p>
          </table:table-cell>
        </table:table-row>
      </table:table>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P7">R Data Types – Data Frames­­</text:p>
      <text:p text:style-name="Table_20_Contents">Data frames are used to store tabular data</text:p>
      <text:list xml:id="list8048990089192616449" text:style-name="L14">
        <text:list-item>
          <text:p text:style-name="P27">They are represented as a special type of list where every element of the list has to have the same length</text:p>
        </text:list-item>
        <text:list-item>
          <text:p text:style-name="P27">Each element of the list can be thought of as a column and the length of each element of the list is the number of rows</text:p>
        </text:list-item>
        <text:list-item>
          <text:p text:style-name="P27">Unlike matrices, data frames can store different classes of objects in each column (just like lists), matrices must have every element be the same class</text:p>
        </text:list-item>
        <text:list-item>
          <text:p text:style-name="P27">Data frames also have a special attribute called row.names</text:p>
        </text:list-item>
        <text:list-item>
          <text:p text:style-name="P27">Data frames are usually created by calling read.table() or read.csv()</text:p>
        </text:list-item>
        <text:list-item>
          <text:p text:style-name="P27">Can be converted to a matrix by calling data.matrix()</text:p>
          <text:list>
            <text:list-item>
              <text:p text:style-name="P27">If you have many data types the data will be coerced to form the matrix</text:p>
            </text:list-item>
          </text:list>
        </text:list-item>
      </text:list>
      <text:p text:style-name="P6">Data Frames</text:p>
      <text:p text:style-name="Table_20_Contents">Can be created besides just using read.table() or read.csv()</text:p>
      <table:table table:name="Table19" table:style-name="Table19">
        <table:table-column table:style-name="Table19.A"/>
        <table:table-row>
          <table:table-cell table:style-name="Table19.A1" office:value-type="string">
            <text:p text:style-name="Table_20_Contents">&gt; x &lt;- data.frame(foo = 1:4, bar = c(T, T, F, F))</text:p>
            <text:p text:style-name="Table_20_Contents">&gt; x</text:p>
            <text:p text:style-name="Table_20_Contents"><text:s text:c="4"/>foo <text:s text:c="3"/>bar</text:p>
            <text:p text:style-name="Table_20_Contents">1 <text:s text:c="4"/>1 <text:s/>TRUE</text:p>
            <text:p text:style-name="Table_20_Contents">2 <text:s text:c="4"/>2 <text:s/>TRUE</text:p>
            <text:p text:style-name="Table_20_Contents">3 <text:s text:c="4"/>3 FALSE</text:p>
            <text:p text:style-name="Table_20_Contents">4 <text:s text:c="4"/>4 FALSE</text:p>
            <text:p text:style-name="Table_20_Contents">&gt; nrow(x)</text:p>
            <text:p text:style-name="Table_20_Contents">[1] 4</text:p>
            <text:p text:style-name="Table_20_Contents">&gt; ncol(x)</text:p>
            <text:p text:style-name="Table_20_Contents">[1] 2</text:p>
          </table:table-cell>
        </table:table-row>
      </table:table>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P7">R Data Types – Names Attribute</text:p>
      <text:p text:style-name="P6">Names</text:p>
      <text:p text:style-name="Table_20_Contents">R objects can also have names, which is very useful for writing readable code and self-describing objects</text:p>
      <table:table table:name="Table20" table:style-name="Table20">
        <table:table-column table:style-name="Table20.A"/>
        <table:table-row>
          <table:table-cell table:style-name="Table20.A1" office:value-type="string">
            <text:p text:style-name="Table_20_Contents">&gt; x &lt;- 1:3</text:p>
            <text:p text:style-name="Table_20_Contents">&gt; names(x)</text:p>
            <text:p text:style-name="Table_20_Contents">NULL</text:p>
            <text:p text:style-name="Table_20_Contents">&gt; names(x) &lt;- c(“foo”, “bar”, “norf”)</text:p>
            <text:p text:style-name="Table_20_Contents">&gt; x</text:p>
            <text:p text:style-name="Table_20_Contents"><text:s/>foo <text:s/>bar <text:s/>norf</text:p>
            <text:p text:style-name="Table_20_Contents"><text:s text:c="4"/>1 <text:s text:c="3"/>2 <text:s text:c="6"/>3</text:p>
            <text:p text:style-name="Table_20_Contents">&gt; names(x)</text:p>
            <text:p text:style-name="Table_20_Contents">[1] “foo” <text:s/>“bar” <text:s/>“norf”</text:p>
          </table:table-cell>
        </table:table-row>
      </table:table>
      <text:p text:style-name="Table_20_Contents"/>
      <text:p text:style-name="Table_20_Contents">Lists can also have names.</text:p>
      <table:table table:name="Table21" table:style-name="Table21">
        <table:table-column table:style-name="Table21.A"/>
        <table:table-row>
          <table:table-cell table:style-name="Table21.A1" office:value-type="string">
            <text:p text:style-name="Table_20_Contents">&gt; x &lt;- list(a = 1, b = 2, c = 3)</text:p>
            <text:p text:style-name="Table_20_Contents">&gt; x</text:p>
            <text:p text:style-name="Table_20_Contents">$a</text:p>
            <text:p text:style-name="Table_20_Contents">[1] 1</text:p>
            <text:p text:style-name="Table_20_Contents"/>
            <text:p text:style-name="Table_20_Contents">$b</text:p>
            <text:p text:style-name="Table_20_Contents">[1] 2</text:p>
            <text:p text:style-name="Table_20_Contents"/>
            <text:p text:style-name="Table_20_Contents">$c</text:p>
            <text:p text:style-name="Table_20_Contents">[1] 3</text:p>
          </table:table-cell>
        </table:table-row>
      </table:table>
      <text:p text:style-name="Table_20_Contents"/>
      <text:p text:style-name="Table_20_Contents">Matrices can have names</text:p>
      <table:table table:name="Table22" table:style-name="Table22">
        <table:table-column table:style-name="Table22.A"/>
        <table:table-row>
          <table:table-cell table:style-name="Table22.A1" office:value-type="string">
            <text:p text:style-name="Table_20_Contents">&gt; m &lt;- matrix(1:4, nrow = 2, ncol = 2)</text:p>
            <text:p text:style-name="Table_20_Contents">&gt; dimnames(m) &lt;- list(c(“a”, “b”), c(“c”, “d”)) <text:s/>## row names then column names</text:p>
            <text:p text:style-name="Table_20_Contents">&gt; m</text:p>
            <text:p text:style-name="Table_20_Contents"><text:s text:c="5"/>c <text:s/>d</text:p>
            <text:p text:style-name="Table_20_Contents">a <text:s text:c="2"/>1 <text:s/>3</text:p>
            <text:p text:style-name="Table_20_Contents">b <text:s text:c="2"/>2 <text:s/>4</text:p>
          </table:table-cell>
        </table:table-row>
      </table:table>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P7">R Data Types - Summary</text:p>
      <text:p text:style-name="P6">Summary</text:p>
      <text:p text:style-name="Table_20_Contents">Data Types</text:p>
      <text:list xml:id="list1151168865113149403" text:style-name="L15">
        <text:list-item>
          <text:p text:style-name="P28">atomic classes: numeric, logical, character, integer, complex</text:p>
        </text:list-item>
        <text:list-item>
          <text:p text:style-name="P28">vectors, lists, matrices</text:p>
        </text:list-item>
        <text:list-item>
          <text:p text:style-name="P28">factors</text:p>
        </text:list-item>
        <text:list-item>
          <text:p text:style-name="P28">missing values</text:p>
        </text:list-item>
        <text:list-item>
          <text:p text:style-name="P28">data frames</text:p>
        </text:list-item>
        <text:list-item>
          <text:p text:style-name="P28">names</text:p>
        </text:list-item>
      </text:list>
      <text:p text:style-name="Table_20_Contents"/>
      <text:p text:style-name="P6">Note</text:p>
      <text:list xml:id="list6968893762686957624" text:style-name="L16">
        <text:list-item>
          <text:p text:style-name="P29">vectors can only have one class</text:p>
        </text:list-item>
        <text:list-item>
          <text:p text:style-name="P29">lists are similar to vectors but can have more than one class</text:p>
        </text:list-item>
        <text:list-item>
          <text:p text:style-name="P29">factors are used for categorical data, both ordered and unordered data</text:p>
        </text:list-item>
        <text:list-item>
          <text:p text:style-name="P29">Missing values are labeled as NA or NaN</text:p>
        </text:list-item>
        <text:list-item>
          <text:p text:style-name="P29">Data frames are used to store tabular data where each column can be a different class</text:p>
        </text:list-item>
        <text:list-item>
          <text:p text:style-name="P29">All R objects can have names</text:p>
        </text:list-item>
      </text:list>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P7">Reading Tabular Data</text:p>
      <text:p text:style-name="Table_20_Contents">This is how you read or write data to R. <text:s/>There are a few ways you can do this, but we'll go over the primary functions used in R to read and write data.</text:p>
      <text:p text:style-name="P6">Reading Data</text:p>
      <text:p text:style-name="Table_20_Contents">There are a few principle functions for reading data into R</text:p>
      <text:list xml:id="list92664184972268403" text:style-name="L17">
        <text:list-item>
          <text:p text:style-name="P30">read.table, read.csv, for reading tabular data</text:p>
        </text:list-item>
        <text:list-item>
          <text:p text:style-name="P30">readLines, for reading lines of a text file</text:p>
        </text:list-item>
        <text:list-item>
          <text:p text:style-name="P30">source, for reading in R code files (inverse of dump)</text:p>
        </text:list-item>
        <text:list-item>
          <text:p text:style-name="P30">dget, for reading in R code files (inverse of dput) (for R objects have have been deparsed into text files)</text:p>
        </text:list-item>
        <text:list-item>
          <text:p text:style-name="P30">load, for reading in saved workspaces (read binary objects into R)</text:p>
        </text:list-item>
        <text:list-item>
          <text:p text:style-name="P30">unserialize, for reading single R objects in binary form</text:p>
        </text:list-item>
      </text:list>
      <text:p text:style-name="P6">Writing Data</text:p>
      <text:p text:style-name="Table_20_Contents">There are analogous functions for writing data to files</text:p>
      <text:list xml:id="list1405442867548812592" text:style-name="L18">
        <text:list-item>
          <text:p text:style-name="P31">write.table</text:p>
        </text:list-item>
        <text:list-item>
          <text:p text:style-name="P31">writeLines</text:p>
        </text:list-item>
        <text:list-item>
          <text:p text:style-name="P31">dump</text:p>
        </text:list-item>
        <text:list-item>
          <text:p text:style-name="P31">dput</text:p>
        </text:list-item>
        <text:list-item>
          <text:p text:style-name="P31">save</text:p>
        </text:list-item>
        <text:list-item>
          <text:p text:style-name="P31">serialize</text:p>
        </text:list-item>
      </text:list>
      <text:p text:style-name="P6">Reading Data Files with read.table</text:p>
      <text:p text:style-name="Table_20_Contents">The read.table function is one of the most commonly used functions for reading data. <text:s/>It has a few important arguments:</text:p>
      <text:list xml:id="list471001892443044076" text:style-name="L19">
        <text:list-item>
          <text:p text:style-name="P32">file, the name of a file, or a connection</text:p>
        </text:list-item>
        <text:list-item>
          <text:p text:style-name="P32">header, logical indicating if the file has a header line</text:p>
        </text:list-item>
        <text:list-item>
          <text:p text:style-name="P32">sep, a string indicating how the columns are separated</text:p>
        </text:list-item>
        <text:list-item>
          <text:p text:style-name="P32">colClasses, a character vector indicating the class of each column in the dataset</text:p>
        </text:list-item>
        <text:list-item>
          <text:p text:style-name="P32">nrows, the number of rows in the dataset</text:p>
        </text:list-item>
        <text:list-item>
          <text:p text:style-name="P32">comment.char, a character string indicating the comment character</text:p>
        </text:list-item>
        <text:list-item>
          <text:p text:style-name="P32">skip, the number of lines to skip from the beginning</text:p>
        </text:list-item>
        <text:list-item>
          <text:p text:style-name="P32">stringAsFactors, should character variables be coded as factors?</text:p>
        </text:list-item>
      </text:list>
      <text:p text:style-name="P6">read.table</text:p>
      <text:p text:style-name="Table_20_Contents">For small to moderately sized datasets, you can usually call read.table without specifying any other arguments</text:p>
      <table:table table:name="Table23" table:style-name="Table23">
        <table:table-column table:style-name="Table23.A"/>
        <table:table-row>
          <table:table-cell table:style-name="Table23.A1" office:value-type="string">
            <text:p text:style-name="Table_20_Contents">&gt; data &lt;- read.table(“foo.txt”)</text:p>
          </table:table-cell>
        </table:table-row>
      </table:table>
      <text:p text:style-name="Table_20_Contents"/>
      <text:p text:style-name="Table_20_Contents">R will automatically</text:p>
      <text:list xml:id="list6323203171883421062" text:style-name="L20">
        <text:list-item>
          <text:p text:style-name="P33">skip lines that begin with a #</text:p>
        </text:list-item>
        <text:list-item>
          <text:p text:style-name="P33">figure out how many rows there are (and how much memory needs to be allocated)</text:p>
        </text:list-item>
        <text:list-item>
          <text:p text:style-name="P33">figure what type of variable is in each column of the table. <text:s/>Telling R all these things directly makes R run faster and more efficiently</text:p>
        </text:list-item>
        <text:list-item>
          <text:p text:style-name="P33">read.csv is identical to read.table except that the default separator is a comma (the default for read.table is the space). <text:s/>read.csv always specifies header to be equal to TRUE</text:p>
        </text:list-item>
      </text:list>
      <text:p text:style-name="Table_20_Contents"/>
      <text:p text:style-name="Table_20_Contents"/>
      <text:p text:style-name="Table_20_Contents"/>
      <text:p text:style-name="Table_20_Contents"/>
      <text:p text:style-name="Table_20_Contents"><text:soft-page-break/></text:p>
      <text:p text:style-name="P7">Reading Large Tables</text:p>
      <text:p text:style-name="Table_20_Contents">With much larger datasets, doing the following things will make your life easier and will prevent R from choking.</text:p>
      <text:list xml:id="list6094802897283704673" text:style-name="L21">
        <text:list-item>
          <text:p text:style-name="P34">Read the help page for read.table, which contains many hints</text:p>
        </text:list-item>
        <text:list-item>
          <text:p text:style-name="P34">Make a rough calculation of the memory required to store your dataset. <text:s/>If the dataset is larger than the amount of RAM on your computer, you can probably stop right here.</text:p>
        </text:list-item>
        <text:list-item>
          <text:p text:style-name="P34">Set comment.char = “” if there are no commented lines in your file.</text:p>
        </text:list-item>
      </text:list>
      <text:p text:style-name="P6">?read.table</text:p>
      <text:p text:style-name="Table_20_Contents">Reads a file in table format and creates a data from from it, with cases corresponding to lines and variables to fields in the file.</text:p>
      <text:p text:style-name="Table_20_Contents">Read.table(file, header = FALSE, sep = “”, quote = “\”'”,</text:p>
      <text:p text:style-name="Table_20_Contents"><text:s text:c="18"/>dec = “.”, numerals = c(“allow.loss”, “warn.loss”, “no.loss”),</text:p>
      <text:p text:style-name="Table_20_Contents"><text:s text:c="18"/>row.names, col.names, as.is = !stringsAsFactors,</text:p>
      <text:p text:style-name="Table_20_Contents"><text:s text:c="18"/>na.strings = “NA”, colClasses = NA, nrows = -1,</text:p>
      <text:p text:style-name="Table_20_Contents"><text:s text:c="18"/>skip = 0, check.names = TRUE, file = !blank.lines.skip,</text:p>
      <text:p text:style-name="Table_20_Contents"><text:s text:c="18"/>strip.white = FALSE, blank.lines.skip = TRUE,</text:p>
      <text:p text:style-name="Table_20_Contents"><text:s text:c="18"/>comment.char = “#”,</text:p>
      <text:p text:style-name="Table_20_Contents"><text:s text:c="18"/>allowEscapes = FALSE, flush = FALSE</text:p>
      <text:p text:style-name="Table_20_Contents"><text:s text:c="18"/>stringsAsFactors = default.stringsAsFactors(),</text:p>
      <text:p text:style-name="Table_20_Contents"><text:s text:c="18"/>fileEncoding = “”, encoding = “unknown”, text, skipNul = FALSE)</text:p>
      <text:p text:style-name="Table_20_Contents"/>
      <text:p text:style-name="Table_20_Contents">read.csv(file, header = TRUE, sep = “,”, quote = “\””,</text:p>
      <text:p text:style-name="Table_20_Contents"><text:s text:c="15"/>dec = “.”, fill = TRUE, comment.char = “”, …)</text:p>
      <text:p text:style-name="Table_20_Contents"/>
      <text:p text:style-name="Table_20_Contents">read.csv2(file, header = TRUE, sep = “;”, quote = “\””,</text:p>
      <text:p text:style-name="Table_20_Contents"><text:s text:c="17"/>dec = “,”, fill = TRUE, comment.char = “”, …)</text:p>
      <text:p text:style-name="Table_20_Contents"/>
      <text:p text:style-name="Table_20_Contents">read.delim(file, header = TRUE, sep = “\t”, quote = “\””,</text:p>
      <text:p text:style-name="Table_20_Contents"><text:s text:c="18"/>dec = “.”, fill = TRUE, comment.char = “”, …)</text:p>
      <text:p text:style-name="Table_20_Contents"/>
      <text:p text:style-name="Table_20_Contents">read.delim2(file, header = TRUE, sep = “\t”, quote = “\””,</text:p>
      <text:p text:style-name="Table_20_Contents"><text:s text:c="20"/>dec = “,”, fill = TRUE, comment.char = “”, …)</text:p>
      <text:p text:style-name="Table_20_Contents"/>
      <text:p text:style-name="Table_20_Contents">Arguments:</text:p>
      <table:table table:name="Table24" table:style-name="Table24">
        <table:table-column table:style-name="Table24.A"/>
        <table:table-column table:style-name="Table24.B"/>
        <table:table-row>
          <table:table-cell table:style-name="Table24.A1" office:value-type="string">
            <text:p text:style-name="Table_20_Contents">file</text:p>
          </table:table-cell>
          <table:table-cell table:style-name="Table24.B1" office:value-type="string">
            <text:p text:style-name="Table_20_Contents">The name of the file which the data are to be read from. <text:s/>Each row of the table appears as one line of the file. <text:s/>If it does not contain an absolute path, the file name is relative to the current working directory, getwd(). <text:s/>Tilde-expansion is performed where supported. This can be a compressed file.</text:p>
            <text:p text:style-name="Table_20_Contents"/>
            <text:p text:style-name="Table_20_Contents">Alternatively, file can be a readable text-mode connection (which will be opened for reading if necessary and if so closed (and hence destroyed) at the end of the function ca ll). <text:s/>(if stdin() is used, the prompts for lines may be somewhat confusing. <text:s/>Terminate input with a blank line or an EOF signal, Ctrl-Z on Windows. <text:s/>Any pushback on stdin() will be cleared before return.)</text:p>
            <text:p text:style-name="Table_20_Contents"/>
            <text:p text:style-name="Table_20_Contents">file can also be a complete URL</text:p>
            <text:p text:style-name="Table_20_Contents"/>
            <text:p text:style-name="Table_20_Contents"><text:soft-page-break/></text:p>
          </table:table-cell>
        </table:table-row>
        <table:table-row>
          <table:table-cell table:style-name="Table24.A2" office:value-type="string">
            <text:p text:style-name="Table_20_Contents">header</text:p>
          </table:table-cell>
          <table:table-cell table:style-name="Table24.B2" office:value-type="string">
            <text:p text:style-name="Table_20_Contents">A logical value indicating whether the file contains the names of the variables as its first line. <text:s/>If missing, the value is determined from the file format: header is set to TRUE if and only if the first row contains one fewer field than the number of columns.</text:p>
          </table:table-cell>
        </table:table-row>
        <table:table-row>
          <table:table-cell table:style-name="Table24.A2" office:value-type="string">
            <text:p text:style-name="Table_20_Contents">sep</text:p>
          </table:table-cell>
          <table:table-cell table:style-name="Table24.B2" office:value-type="string">
            <text:p text:style-name="Table_20_Contents">The field separator character. <text:s/>Values on each line of the file are separated by this character. <text:s/>If sep = “” (the default for read.table) the separator is 'white space', that is one or more spaces, tabs, newlines or carriage returns</text:p>
          </table:table-cell>
        </table:table-row>
        <table:table-row>
          <table:table-cell table:style-name="Table24.A2" office:value-type="string">
            <text:p text:style-name="Table_20_Contents">quote</text:p>
          </table:table-cell>
          <table:table-cell table:style-name="Table24.B2" office:value-type="string">
            <text:p text:style-name="Table_20_Contents">The set of quoting characters. <text:s/>To disable quoting altogether use quote = “”. <text:s/>Quoting is only considered for columns read as character, which is all of them unless colClasses is specified.</text:p>
          </table:table-cell>
        </table:table-row>
        <table:table-row>
          <table:table-cell table:style-name="Table24.A2" office:value-type="string">
            <text:p text:style-name="Table_20_Contents">dec</text:p>
          </table:table-cell>
          <table:table-cell table:style-name="Table24.B2" office:value-type="string">
            <text:p text:style-name="Table_20_Contents">The character used in the file for decimal points</text:p>
          </table:table-cell>
        </table:table-row>
        <table:table-row>
          <table:table-cell table:style-name="Table24.A2" office:value-type="string">
            <text:p text:style-name="Table_20_Contents">numerals</text:p>
          </table:table-cell>
          <table:table-cell table:style-name="Table24.B2" office:value-type="string">
            <text:p text:style-name="Table_20_Contents">String indicating how to convert numbers whose conversion to double precision would lose accuracy.</text:p>
          </table:table-cell>
        </table:table-row>
        <table:table-row>
          <table:table-cell table:style-name="Table24.A2" office:value-type="string">
            <text:p text:style-name="Table_20_Contents">row.names</text:p>
          </table:table-cell>
          <table:table-cell table:style-name="Table24.B2" office:value-type="string">
            <text:p text:style-name="Table_20_Contents">A vector of row names. <text:s/>This can be a vector giving the actual row names, or a single number giving the column of the table which contains the row names, or character string giving the name of the table column containing the row names.</text:p>
            <text:p text:style-name="Table_20_Contents"/>
            <text:p text:style-name="Table_20_Contents">If there is a header and the first row contains one fewer fields than the number of columns, the first column in the input is used for the row names. <text:s/>Otherwise if row.names is missing, the rows are numbered.</text:p>
            <text:p text:style-name="Table_20_Contents"/>
            <text:p text:style-name="Table_20_Contents">Using row.names = NULL forces row numbering. <text:s/>Missing or NULL row.names generate row names that are considered to be 'automatic'</text:p>
          </table:table-cell>
        </table:table-row>
        <table:table-row>
          <table:table-cell table:style-name="Table24.A2" office:value-type="string">
            <text:p text:style-name="Table_20_Contents">col.names</text:p>
          </table:table-cell>
          <table:table-cell table:style-name="Table24.B2" office:value-type="string">
            <text:p text:style-name="Table_20_Contents">A vector of optional names for the variables. <text:s/>The default is to use “V” followed by the column number.</text:p>
          </table:table-cell>
        </table:table-row>
        <table:table-row>
          <table:table-cell table:style-name="Table24.A2" office:value-type="string">
            <text:p text:style-name="Table_20_Contents">as.is</text:p>
          </table:table-cell>
          <table:table-cell table:style-name="Table24.B2" office:value-type="string">
            <text:p text:style-name="Table_20_Contents">The default behavior of read.table is to convert character variables (which are not converted to logical, numeric or complex) to factors. <text:s/>The variable as.is controls the conversion of columns not otherwise specified by colClasses. <text:s/>Its value is either a vector of logicals (vlues are recycled if necessary), or a vector of numeric or character indeces which specify which columns should not be converted to factors</text:p>
            <text:p text:style-name="Table_20_Contents"/>
            <text:p text:style-name="Table_20_Contents">Note: to suppress all conversions including those of numeric columns, set colClasses = “character”.</text:p>
            <text:p text:style-name="Table_20_Contents"/>
            <text:p text:style-name="Table_20_Contents">Note that as.is is specified per column (not per variable) and so includes the column of row names (if any) and any columns to be skipped.</text:p>
          </table:table-cell>
        </table:table-row>
        <table:table-row>
          <table:table-cell table:style-name="Table24.A2" office:value-type="string">
            <text:p text:style-name="Table_20_Contents">na.strings</text:p>
          </table:table-cell>
          <table:table-cell table:style-name="Table24.B2" office:value-type="string">
            <text:p text:style-name="Table_20_Contents">A character vector of strings which are to be interpreted as NA values. <text:s/>Blank fields are also considered to be missing values in logical, integer, numeric, and complex fields</text:p>
          </table:table-cell>
        </table:table-row>
        <table:table-row>
          <table:table-cell table:style-name="Table24.A2" office:value-type="string">
            <text:p text:style-name="Table_20_Contents">colClasses</text:p>
          </table:table-cell>
          <table:table-cell table:style-name="Table24.B2" office:value-type="string">
            <text:p text:style-name="Table_20_Contents">Character. <text:s/>A vector of classes to be assumed for the columns. <text:s/>Recycled as necessary. <text:s/>If named the shorter than required, names are matched to the column names with the unspecified values are taken to be NA.</text:p>
            <text:p text:style-name="Table_20_Contents"/>
            <text:p text:style-name="Table_20_Contents">Possible values are NA (the default when type.convert is used), “NULL” (when the column is skipped), one of the atomic vector classes (logical, integer, numeric, complex, <text:soft-page-break/>character,<text:span text:style-name="Default_20_Paragraph_20_Font"><text:span text:style-name="T6"> raw), or “factor”, “Date” or “POSIXct”. <text:s/>Otherwise there needs to be an as method (from pckage methods) for conversion from “character” to the specified formal</text:span></text:span> class.</text:p>
          </table:table-cell>
        </table:table-row>
      </table:table>
      <text:p text:style-name="P6">Reading in Larger Datasets with read.table</text:p>
      <text:p text:style-name="Table_20_Contents">Use the colClasses argument to specify the classes of the columns to help read.table go much faster. <text:s/>If all are numeric, just say colClasses = “numeric”</text:p>
      <table:table table:name="Table25" table:style-name="Table25">
        <table:table-column table:style-name="Table25.A"/>
        <table:table-row>
          <table:table-cell table:style-name="Table25.A1" office:value-type="string">
            <text:p text:style-name="Table_20_Contents">&gt; initial &lt;- read.table(“datatable.txt”, nrows = 100)</text:p>
            <text:p text:style-name="Table_20_Contents">&gt; classes &lt;- sapply(initial, class)</text:p>
            <text:p text:style-name="Table_20_Contents">&gt; tabAll &lt;- read.table(“datatable.txt”, colClasses = classes) <text:s/>## Read all rows once you find classes.</text:p>
          </table:table-cell>
        </table:table-row>
      </table:table>
      <text:p text:style-name="Table_20_Contents"/>
      <text:p text:style-name="Table_20_Contents">You can also set nrows, a mild overestimate is okay; this overall can help with memory</text:p>
      <text:p text:style-name="P6">Know Thy System</text:p>
      <text:p text:style-name="Table_20_Contents">In general when using R with larger datasets, it's useful to know a few things about your system</text:p>
      <text:list xml:id="list1488701686835342150" text:style-name="L22">
        <text:list-item>
          <text:p text:style-name="P35">How much memory is available?</text:p>
        </text:list-item>
        <text:list-item>
          <text:p text:style-name="P35">What other applications are in use?</text:p>
        </text:list-item>
        <text:list-item>
          <text:p text:style-name="P35">Are there other users logged into the same system?</text:p>
        </text:list-item>
        <text:list-item>
          <text:p text:style-name="P35">What operating System?</text:p>
        </text:list-item>
        <text:list-item>
          <text:p text:style-name="P35">Is this OS 32 or 64 bit?</text:p>
        </text:list-item>
      </text:list>
      <text:p text:style-name="P6">Calculating Memory Requirements</text:p>
      <text:p text:style-name="P8">If your dataset takes more memory than your RAM, you can stop there.</text:p>
      <text:p text:style-name="Table_20_Contents">Suppose I have 1.5 million rows and 120 columns, all numeric data. <text:s/>Roughly how much memory to store this.</text:p>
      <text:p text:style-name="Table_20_Contents">1.5 million * 120 * 8 bytes / numeric</text:p>
      <text:p text:style-name="Table_20_Contents">=1.44 billion bytes</text:p>
      <text:p text:style-name="Table_20_Contents">=1.44 billion bytes / 2^20</text:p>
      <text:p text:style-name="Table_20_Contents">= 1,373.29 MB</text:p>
      <text:p text:style-name="Table_20_Contents">= 1.34 GB</text:p>
      <text:p text:style-name="Table_20_Contents">You'll usually need twice as much of this memory to read this dataset into R (1.34 GB * 2 = 2.68 GB)</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P7">Textual Data Formats: dput() and dump()</text:p>
      <text:p text:style-name="Table_20_Contents">There are other data formats you can save data in other than the tabular format, csv, or text file. <text:s/>The two main functions are dput() and dump()</text:p>
      <text:list xml:id="list3504433430273162404" text:style-name="L23">
        <text:list-item>
          <text:p text:style-name="P36">Dumping and dputing are useful because the resulting textual format is edit-able, and in the case of corruption, potentially recoverable</text:p>
        </text:list-item>
        <text:list-item>
          <text:p text:style-name="P36">Unlike writing out a table or csv file, dump and dput preserve the metadata (sacrificing some readability), so that another user doesn’t have to specify it all over again.</text:p>
        </text:list-item>
        <text:list-item>
          <text:p text:style-name="P36">Textual formats can work much better with version control programs like subversion or git which can only track changes meaningfully in text files</text:p>
        </text:list-item>
        <text:list-item>
          <text:p text:style-name="P36">Textual formats can be longer-lived; if there is corruption somewhere in the file, it can be easier to fix the problem</text:p>
        </text:list-item>
        <text:list-item>
          <text:p text:style-name="P36">Textual formats adhere to the “Unix philosophy”</text:p>
        </text:list-item>
        <text:list-item>
          <text:p text:style-name="P36">Downside: The format is not very space-efficient</text:p>
        </text:list-item>
      </text:list>
      <text:p text:style-name="P5">Dput-ting R Objects</text:p>
      <text:p text:style-name="Table_20_Contents">Another way to pass data around is by deparsing the R object with dput and reading it back in using dget.</text:p>
      <table:table table:name="Table26" table:style-name="Table26">
        <table:table-column table:style-name="Table26.A"/>
        <table:table-row>
          <table:table-cell table:style-name="Table26.A1" office:value-type="string">
            <text:p text:style-name="Table_20_Contents">&gt; y &lt;- data.frame(a = 1, b = “a”)</text:p>
            <text:p text:style-name="Table_20_Contents">&gt; dput(y)</text:p>
            <text:p text:style-name="Table_20_Contents">structure(list(a = 1,</text:p>
            <text:p text:style-name="Table_20_Contents"><text:s text:c="22"/>B = structure(1L, .label = “a”,</text:p>
            <text:p text:style-name="Table_20_Contents"><text:s text:c="44"/>Class = “Factor”)),</text:p>
            <text:p text:style-name="Table_20_Contents"><text:s text:c="16"/>.Names = c(“a”, “b”), row.names = c(NA, -1L),</text:p>
            <text:p text:style-name="Table_20_Contents"><text:s text:c="16"/>class = “data.frame”)</text:p>
            <text:p text:style-name="Table_20_Contents">&gt; dput(y, file = “y.R”)</text:p>
            <text:p text:style-name="Table_20_Contents">&gt; new.y &lt;- dget(“y.R”)</text:p>
            <text:p text:style-name="Table_20_Contents">&gt; new.y</text:p>
            <text:p text:style-name="Table_20_Contents"><text:s text:c="6"/>a <text:s text:c="3"/>b</text:p>
            <text:p text:style-name="P9">1 <text:s text:c="3"/>1 <text:s text:c="3"/>a<text:tab/></text:p>
          </table:table-cell>
        </table:table-row>
      </table:table>
      <text:p text:style-name="P5">Dumping R Objects</text:p>
      <text:p text:style-name="Table_20_Contents">Multiple objects can be deparsed using the dump function and read back in using source</text:p>
      <table:table table:name="Table27" table:style-name="Table27">
        <table:table-column table:style-name="Table27.A"/>
        <table:table-row>
          <table:table-cell table:style-name="Table27.A1" office:value-type="string">
            <text:p text:style-name="Table_20_Contents">&gt; x &lt;- “foo”</text:p>
            <text:p text:style-name="Table_20_Contents">&gt; y &lt;- data.frame(a = 1, b = “a”)</text:p>
            <text:p text:style-name="Table_20_Contents">&gt; dump(c(“x”, “y”), file = “data.R”)</text:p>
            <text:p text:style-name="Table_20_Contents">&gt; rm(x, y)</text:p>
            <text:p text:style-name="Table_20_Contents">&gt; source(“data.R”)</text:p>
            <text:p text:style-name="Table_20_Contents">&gt; y</text:p>
            <text:p text:style-name="Table_20_Contents"><text:s text:c="3"/>a <text:s text:c="2"/>b</text:p>
            <text:p text:style-name="Table_20_Contents">1 1 <text:s text:c="2"/>a</text:p>
            <text:p text:style-name="Table_20_Contents">&gt; x</text:p>
            <text:p text:style-name="Table_20_Contents">[1] “foo”</text:p>
          </table:table-cell>
        </table:table-row>
      </table:table>
      <text:p text:style-name="Table_20_Contents"/>
      <text:p text:style-name="Normal"/>
      <text:p text:style-name="Normal"/>
      <text:p text:style-name="Normal"/>
      <text:p text:style-name="Normal"/>
      <text:p text:style-name="P10"/>
      <text:p text:style-name="P10"/>
      <text:p text:style-name="P10"><text:soft-page-break/></text:p>
      <text:p text:style-name="P10"/>
      <text:p text:style-name="P11">Interfaces to the Outside World</text:p>
      <text:p text:style-name="P10">Data are read in using connection interfaces. <text:s/>Connections can be made to files or to other more exotic things.</text:p>
      <text:list xml:id="list8004622328257395307" text:style-name="L24">
        <text:list-item>
          <text:p text:style-name="P57">file, opens a connection to a file</text:p>
        </text:list-item>
        <text:list-item>
          <text:p text:style-name="P57">gzfile, opens a connection to a file compressed with gzip</text:p>
        </text:list-item>
        <text:list-item>
          <text:p text:style-name="P57">bzfile, opens a connection to a file compressed with bzip2</text:p>
        </text:list-item>
        <text:list-item>
          <text:p text:style-name="P57">url, opens a connection to a webpage</text:p>
        </text:list-item>
      </text:list>
      <text:p text:style-name="P12">File Connections</text:p>
      <text:p text:style-name="Normal">&gt; str(file)</text:p>
      <text:p text:style-name="Normal">Description is the name of the file</text:p>
      <text:p text:style-name="Normal">Open is a code indicating “r” read, “w”write, “a” append</text:p>
      <text:p text:style-name="Normal"/>
      <text:p text:style-name="P12">Connections</text:p>
      <text:p text:style-name="Normal">In general, connections are powerful tools that let you navigate files or other external objects. <text:s/>In practice, we often don’t need to deal with the conncetion interface directly</text:p>
      <text:p text:style-name="Normal">con &lt;- file(“foo.txt”, “r”)</text:p>
      <text:p text:style-name="Normal">data &lt;- read.csv(con)</text:p>
      <text:p text:style-name="Normal">close(con)</text:p>
      <text:p text:style-name="Normal"/>
      <text:p text:style-name="P12">Reading Lines of a Text File</text:p>
      <text:p text:style-name="Normal">con &lt;- gzfile("words.gz")</text:p>
      <text:p text:style-name="Normal">x &lt;- readLines(con, 10)</text:p>
      <text:p text:style-name="Normal">x</text:p>
      <text:p text:style-name="Normal"/>
      <text:p text:style-name="Normal">con &lt;- url("http://www.jhsph.edu", "r")</text:p>
      <text:p text:style-name="Normal">x &lt;- readLines(con)</text:p>
      <text:p text:style-name="Normal">head(x)</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3">Subsetting Basics</text:p>
      <text:p text:style-name="P12">Subsetting</text:p>
      <text:p text:style-name="Normal">There are a number of operations taht can be used to extract subsets of R objects</text:p>
      <table:table table:name="Table28" table:style-name="Table28">
        <table:table-column table:style-name="Table28.A"/>
        <table:table-column table:style-name="Table28.B"/>
        <table:table-row>
          <table:table-cell table:style-name="Table28.A1" office:value-type="string">
            <text:p text:style-name="Normal">[</text:p>
          </table:table-cell>
          <table:table-cell table:style-name="Table28.A1" office:value-type="string">
            <text:p text:style-name="Normal">always returns an object of the asme class as the original; can be used to select more than one element</text:p>
          </table:table-cell>
        </table:table-row>
        <table:table-row>
          <table:table-cell table:style-name="Table28.A1" office:value-type="string">
            <text:p text:style-name="Normal">'[[</text:p>
          </table:table-cell>
          <table:table-cell table:style-name="Table28.A1" office:value-type="string">
            <text:p text:style-name="Normal">is used to extract elements of a list or a dataframe; it can be only be used to extract a single element and the class of the returned object will nto necessarily be a list or data frame</text:p>
          </table:table-cell>
        </table:table-row>
        <table:table-row>
          <table:table-cell table:style-name="Table28.A1" office:value-type="string">
            <text:p text:style-name="Normal">$</text:p>
          </table:table-cell>
          <table:table-cell table:style-name="Table28.A1" office:value-type="string">
            <text:p text:style-name="Normal">is used to extract elements of a list or data frame by name; semantics are similar to that of [[</text:p>
          </table:table-cell>
        </table:table-row>
      </table:table>
      <text:p text:style-name="Normal">x &lt;- c("a", "b", "c", "c", "d", "a")</text:p>
      <text:p text:style-name="Normal">&gt; x[1]</text:p>
      <text:p text:style-name="Normal">[1] "a"</text:p>
      <text:p text:style-name="Normal">&gt; x[2]</text:p>
      <text:p text:style-name="Normal">[1] "b"</text:p>
      <text:p text:style-name="Normal">x[1:4]</text:p>
      <text:p text:style-name="Normal">[1] "a" "b" "c" "c"\</text:p>
      <text:p text:style-name="Normal">&gt; x[x &gt; "a"]</text:p>
      <text:p text:style-name="Normal">[1] "b" "c" "c" "d"</text:p>
      <text:p text:style-name="Normal">&gt; u &lt;- x &gt; "a"</text:p>
      <text:p text:style-name="Normal">&gt; u</text:p>
      <text:p text:style-name="Normal">[1] FALSE TRUE TRUE TRUE TRUE FALSE</text:p>
      <text:p text:style-name="Normal">&gt; x[u]</text:p>
      <text:p text:style-name="Normal">[1] "b" "c" "c" "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3">Subsetting Lists</text:p>
      <text:p text:style-name="Normal">Lists use the double square bracket or the dollar sign as well as the single square bracket.</text:p>
      <text:p text:style-name="Normal">&gt; x &lt;- list(foo = 1:4, bar = 0.6)</text:p>
      <text:p text:style-name="Normal">&gt; x[1]</text:p>
      <text:p text:style-name="Normal">$foo</text:p>
      <text:p text:style-name="Normal">[1] 1 2 3 4</text:p>
      <text:p text:style-name="Normal"/>
      <text:p text:style-name="Normal">&gt; x[[1]]</text:p>
      <text:p text:style-name="Normal">[1] 1 2 3 4</text:p>
      <text:p text:style-name="Normal">&gt; x$bar</text:p>
      <text:p text:style-name="Normal">[1] 0.6</text:p>
      <text:p text:style-name="Normal">&gt; x[["bar"]]</text:p>
      <text:p text:style-name="Normal">[1] 0.6</text:p>
      <text:p text:style-name="Normal">&gt; x["bar"]</text:p>
      <text:p text:style-name="Normal">$bar</text:p>
      <text:p text:style-name="Normal">[1] 0.6</text:p>
      <text:p text:style-name="Normal"/>
      <text:p text:style-name="Normal"/>
      <text:p text:style-name="Normal"/>
      <text:p text:style-name="Normal">&gt; x &lt;- list(foo = 1:4, bar = 0.6, baz = "hello")</text:p>
      <text:p text:style-name="Normal">&gt; x[c(1, 4)]</text:p>
      <text:p text:style-name="Normal">$foo</text:p>
      <text:p text:style-name="Normal">[1] 1 2 3 4</text:p>
      <text:p text:style-name="Normal"/>
      <text:p text:style-name="Normal">$bar</text:p>
      <text:p text:style-name="Normal">[1] "hello"</text:p>
      <text:p text:style-name="Normal">&gt; name &lt;- "foo"</text:p>
      <text:p text:style-name="Normal">&gt; x[[name]]</text:p>
      <text:p text:style-name="Normal">[1] 1 2 3 4</text:p>
      <text:p text:style-name="Normal">&gt; x$name</text:p>
      <text:p text:style-name="Normal">NULL</text:p>
      <text:p text:style-name="Normal">&gt; x$foo</text:p>
      <text:p text:style-name="Normal">[1] 1 2 3 4</text:p>
      <text:p text:style-name="Normal"/>
      <text:p text:style-name="Normal">The [[ can take an integer sequence</text:p>
      <text:p text:style-name="Normal">&gt; x &lt;- list(a = list(10, 12, 14), b = c(3.14, 2.81))</text:p>
      <text:p text:style-name="Normal">&gt; x[[c(1, 3)]]</text:p>
      <text:p text:style-name="Normal">[1] 14</text:p>
      <text:p text:style-name="Normal">&gt; x[[1]][[3]]</text:p>
      <text:p text:style-name="Normal">[1] 14</text:p>
      <text:p text:style-name="Normal"/>
      <text:p text:style-name="Normal">&gt; x[[c(2, 1)]]</text:p>
      <text:p text:style-name="Normal">[1] 3.14</text:p>
      <text:p text:style-name="Normal"/>
      <text:p text:style-name="Normal"/>
      <text:p text:style-name="Normal"/>
      <text:p text:style-name="Normal"/>
      <text:p text:style-name="Normal"><text:soft-page-break/></text:p>
      <text:p text:style-name="Normal"/>
      <text:p text:style-name="P13">Subsetting Matrices</text:p>
      <text:p text:style-name="Normal">Matrices can be subsetted in the usual way with (i,j) type indices</text:p>
      <text:p text:style-name="Normal">&gt; x &lt;- matrix(1:6, 2, 3)</text:p>
      <text:p text:style-name="Normal">&gt; x[1, 2]</text:p>
      <text:p text:style-name="Normal">[1] 3</text:p>
      <text:p text:style-name="Normal">&gt; x[2, 1]</text:p>
      <text:p text:style-name="Normal">[1] 2</text:p>
      <text:p text:style-name="Normal">Indices can also be missing</text:p>
      <text:p text:style-name="Normal">&gt; x[1, ]</text:p>
      <text:p text:style-name="Normal">[1] 1 3 5</text:p>
      <text:p text:style-name="Normal">&gt; x[, 2]</text:p>
      <text:p text:style-name="Normal">[1] 3 4</text:p>
      <text:p text:style-name="Normal"/>
      <text:p text:style-name="P12">Subsetting a Matrix</text:p>
      <text:p text:style-name="Normal">By default, when a single element of a matrix is retrieved, it is returned as a vector of length 1 rather than a 1 x 1 matrix. <text:s/>This behavior can be turned off by setting drop = FALSE</text:p>
      <text:p text:style-name="Normal">&gt; x &lt;- matrix(1:6, 2, 3)</text:p>
      <text:p text:style-name="Normal">&gt; x[1, 2]</text:p>
      <text:p text:style-name="Normal">[3]</text:p>
      <text:p text:style-name="Normal">&gt; x[1, 2, drop = FALSE]</text:p>
      <text:p text:style-name="Normal"><text:s text:c="9"/>[,1]</text:p>
      <text:p text:style-name="Normal">[1,] <text:s text:c="3"/>3</text:p>
      <text:p text:style-name="Normal"/>
      <text:p text:style-name="Normal">Similarly, subsetting a single column or row will giv eyou a vector, not a matrix (by default)</text:p>
      <text:p text:style-name="Normal">x &lt;- matrix(1:6, 2, 3)</text:p>
      <text:p text:style-name="Normal">&gt; x[1, ]</text:p>
      <text:p text:style-name="Normal">[1] 1 3 5</text:p>
      <text:p text:style-name="Normal">&gt; x[1, , drop = FALSE]</text:p>
      <text:p text:style-name="Normal"><text:s text:c="11"/>[,1] <text:s/>[,2] <text:s/>[,3]</text:p>
      <text:p text:style-name="Normal">[1,] <text:s text:c="6"/>1 <text:s text:c="4"/>3 <text:s text:c="5"/>5</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3">Subsetting - Partial Matching</text:p>
      <text:p text:style-name="P12">Partial Matching</text:p>
      <text:p text:style-name="Normal">Partial matching of names is allowed with [[ and $.</text:p>
      <text:p text:style-name="Normal">&gt; x &lt;- list(aardvark = 1:5)</text:p>
      <text:p text:style-name="Normal">&gt; x$a</text:p>
      <text:p text:style-name="Normal">[1] 1 2 3 4 5</text:p>
      <text:p text:style-name="Normal">&gt; x[["a"]]</text:p>
      <text:p text:style-name="Normal">NULL</text:p>
      <text:p text:style-name="Normal">&gt; x[["a", exact = FALSE]]</text:p>
      <text:p text:style-name="Normal">[1] 1 2 3 4 5</text:p>
      <text:p text:style-name="Normal"/>
      <text:p text:style-name="P13">Subsetting - Removing Missing Values</text:p>
      <text:p text:style-name="P12">Removing NA Values from vectors and two vectors</text:p>
      <text:p text:style-name="Normal">A common task is to remove msising vectors (NAS)</text:p>
      <text:p text:style-name="Normal">You want to create a logical vector that tells you where the NAs are so we can remove them</text:p>
      <text:p text:style-name="Normal">&gt; x &lt;- c(1, 2, NA, 4, NA, 5)</text:p>
      <text:p text:style-name="Normal">&gt; bad &lt;- is.na(x)</text:p>
      <text:p text:style-name="Normal">&gt; x[!bad]</text:p>
      <text:p text:style-name="Normal">[1] 1 2 4 5</text:p>
      <text:p text:style-name="Normal"/>
      <text:p text:style-name="Normal">What if there are multiple things you want to take the subset with no missing values?</text:p>
      <text:p text:style-name="Normal">&gt; x &lt;- c(1, 2, NA, 4, NA, 5)</text:p>
      <text:p text:style-name="Normal">&gt; y &lt;- c("a", "b", NA, "d", NA, "f")</text:p>
      <text:p text:style-name="Normal">&gt; good &lt;- complete.cases(x, y)</text:p>
      <text:p text:style-name="Normal">&gt; good</text:p>
      <text:p text:style-name="Normal">[1] TRUE TRUE FALSE TRUE FALSE TRUE</text:p>
      <text:p text:style-name="Normal">&gt; x[good]</text:p>
      <text:p text:style-name="Normal">[1] 1 2 4 5</text:p>
      <text:p text:style-name="Normal">&gt; y[good]</text:p>
      <text:p text:style-name="Normal">[1] "a" "b" "d" "f"</text:p>
      <text:p text:style-name="Normal"/>
      <text:p text:style-name="P12">Removing from data frames</text:p>
      <text:p text:style-name="Normal"><text:span text:style-name="Default_20_Paragraph_20_Font"><text:span text:style-name="T4">&gt; </text:span></text:span>airquality[1:6, ] <text:s/>## showing the first six rows</text:p>
      <text:p text:style-name="Normal">&gt; good &lt;- complete.cases(airquality) <text:s/>## <text:s/>we want the rows where all the values are non-missing</text:p>
      <text:p text:style-name="Normal">&gt; airquality[good, ][1:6,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3">Vectorized Operations</text:p>
      <text:p text:style-name="Normal">One of the features in the R language that make it easy to use on the command line without a lot of looping. <text:s/>Many operations in R are vectorized making cod emore efficient, concise, and easier to read.</text:p>
      <text:p text:style-name="Normal">x &lt;- 1:4; y &lt;- 6:9</text:p>
      <text:p text:style-name="Normal">&gt; x + y</text:p>
      <text:p text:style-name="Normal">[1] 7 9 11 13</text:p>
      <text:p text:style-name="Normal">&gt; x &gt; 2</text:p>
      <text:p text:style-name="Normal">[1] FALSE FALSE TRUE TRUE</text:p>
      <text:p text:style-name="Normal">&gt; x &gt;= 2</text:p>
      <text:p text:style-name="Normal">[1] FALSE TRUE TRUE TRUE</text:p>
      <text:p text:style-name="Normal">&gt; y == 8</text:p>
      <text:p text:style-name="Normal">[1] FALSE FALSE TRUE FALSE</text:p>
      <text:p text:style-name="Normal">&gt; x * y</text:p>
      <text:p text:style-name="Normal">[1] 6 14 24 36</text:p>
      <text:p text:style-name="Normal">&gt; x / y</text:p>
      <text:p text:style-name="Normal">[1] 0.166666667 0.2857143 0.3750000 0.44444444</text:p>
      <text:p text:style-name="P12">Vectorized Matrix Operations</text:p>
      <text:p text:style-name="Normal">&gt; x &lt;- matrix(1:4, 2, 2); y &lt;- matrix(rep(10, 4), 2, 2)</text:p>
      <text:p text:style-name="Normal">&gt; x * y <text:s text:c="4"/>## <text:s/>element-wise multiplication</text:p>
      <text:p text:style-name="Normal"><text:s text:c="9"/>[,1] [,2]</text:p>
      <text:p text:style-name="Normal">[1,] <text:s text:c="4"/>10 <text:s text:c="2"/>30</text:p>
      <text:p text:style-name="Normal">[2,] <text:s text:c="4"/>20 <text:s text:c="2"/>40</text:p>
      <text:p text:style-name="Normal">&gt; x / y</text:p>
      <text:p text:style-name="Normal"><text:s text:c="9"/>[,1] [,2]</text:p>
      <text:p text:style-name="Normal">[1,] <text:s text:c="3"/>0.1 <text:s/>0.3</text:p>
      <text:p text:style-name="Normal">[2,] <text:s text:c="3"/>0.2 <text:s/>0.4</text:p>
      <text:p text:style-name="Normal">&gt; x %*% y <text:s text:c="3"/>## true matrix multiplication</text:p>
      <text:p text:style-name="Normal"><text:s text:c="9"/>[,1] [,2]</text:p>
      <text:p text:style-name="Normal">[1,] <text:s text:c="4"/>40 <text:s text:c="2"/>40</text:p>
      <text:p text:style-name="Normal">[2,] <text:s text:c="4"/>60 <text:s text:c="2"/>60</text:p>
      <text:p text:style-name="Normal"/>
      <text:p text:style-name="Normal"/>
      <text:p text:style-name="Normal"/>
      <text:p text:style-name="Normal"/>
      <text:p text:style-name="Normal"/>
      <text:p text:style-name="Normal"/>
      <text:p text:style-name="Normal"/>
      <text:p text:style-name="P12"/>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3">Control Structures - Introduction</text:p>
      <text:p text:style-name="P12">Control Structures</text:p>
      <text:p text:style-name="Normal">Control structures in R allow you to control the flow of execution of a program, depending on runtime conditions. <text:s/>Common structures are</text:p>
      <text:p text:style-name="Normal">if, else: testing a conditino</text:p>
      <text:p text:style-name="Normal">for: execute a loop of fixed number of times</text:p>
      <text:p text:style-name="Normal">while: executes a loop while a condition is true</text:p>
      <text:p text:style-name="Normal">repeat: execute an infinite loop</text:p>
      <text:p text:style-name="Normal">break: break the execution fo a loop</text:p>
      <text:p text:style-name="Normal">next: skip an interation of a loop</text:p>
      <text:p text:style-name="Normal">return: exit a function</text:p>
      <text:p text:style-name="Normal">Most control structures are not used in interactive sessions, but rather when writing functions or longer expressions</text:p>
      <text:p text:style-name="Normal"/>
      <text:p text:style-name="P13">Control structures - if-else</text:p>
      <text:p text:style-name="P12">Control Structures: if</text:p>
      <text:p text:style-name="Normal">if(&lt;condition&gt;) {</text:p>
      <text:p text:style-name="Normal"><text:tab/>## do something</text:p>
      <text:p text:style-name="Normal">} else {</text:p>
      <text:p text:style-name="Normal"><text:tab/>## do something</text:p>
      <text:p text:style-name="Normal">}</text:p>
      <text:p text:style-name="Normal"/>
      <text:p text:style-name="Normal">if(&lt;condition&gt;) {</text:p>
      <text:p text:style-name="Normal"><text:tab/>## do something</text:p>
      <text:p text:style-name="Normal">} else if(&lt;condition2&gt;) {</text:p>
      <text:p text:style-name="Normal"><text:tab/>## do something</text:p>
      <text:p text:style-name="Normal">} else {</text:p>
      <text:p text:style-name="Normal"><text:tab/>## do something</text:p>
      <text:p text:style-name="Normal">}</text:p>
      <text:p text:style-name="Normal"/>
      <text:p text:style-name="Normal"/>
      <text:p text:style-name="P12">Two valid ways</text:p>
      <text:p text:style-name="Normal">if(x &gt; 3) {</text:p>
      <text:p text:style-name="Normal"><text:tab/>y &lt; 10</text:p>
      <text:p text:style-name="Normal">} else {</text:p>
      <text:p text:style-name="Normal"><text:tab/>y &lt;- 0</text:p>
      <text:p text:style-name="Normal">}</text:p>
      <text:p text:style-name="Normal"/>
      <text:p text:style-name="Normal">y &lt;- if(x &gt; 3) {</text:p>
      <text:p text:style-name="Normal"><text:tab/>10</text:p>
      <text:p text:style-name="Normal">} else {</text:p>
      <text:p text:style-name="Normal"><text:tab/>0</text:p>
      <text:p text:style-name="Normal">}</text:p>
      <text:p text:style-name="Normal"/>
      <text:p text:style-name="P12">If</text:p>
      <text:p text:style-name="Normal">Of course the else clause is not necessary</text:p>
      <text:p text:style-name="Normal">if(&lt;condition1&gt;) {</text:p>
      <text:p text:style-name="Normal"><text:soft-page-break/></text:p>
      <text:p text:style-name="Normal">}</text:p>
      <text:p text:style-name="P13">Control Structures - For Loops</text:p>
      <text:p text:style-name="P12">For</text:p>
      <text:p text:style-name="Normal">probably the most common control structure you will use</text:p>
      <text:p text:style-name="Normal">for loops take an iterator variable and assigns it successive values from a sequence or vector. <text:s/>For loops are most commonly used for iterating over the elements of an object (list, vector, etc)</text:p>
      <text:p text:style-name="Normal">&gt; for(i in 1:10) {</text:p>
      <text:p text:style-name="Normal"><text:tab/>print(i)</text:p>
      <text:p text:style-name="Normal">}</text:p>
      <text:p text:style-name="Normal"/>
      <text:p text:style-name="Normal">This loop takes the i variable in each iteration and loop gives it values 1,2,3,...,10 and then exits</text:p>
      <text:p text:style-name="Normal"/>
      <text:p text:style-name="Normal">These four loops have the same behavior.</text:p>
      <text:p text:style-name="Normal"/>
      <text:p text:style-name="Normal">&gt; x &lt;- c("a", "b", "c", "d")</text:p>
      <text:p text:style-name="Normal"/>
      <text:p text:style-name="Normal">&gt; for(i in 1:4) {</text:p>
      <text:p text:style-name="Normal"><text:tab/>print(x[i])</text:p>
      <text:p text:style-name="Normal">}</text:p>
      <text:p text:style-name="Normal"/>
      <text:p text:style-name="Normal">for (i in seq_along(x)) { <text:s/>## creates an integer sequence of the length of the vector</text:p>
      <text:p text:style-name="Normal"><text:tab/>print(x[i])</text:p>
      <text:p text:style-name="Normal">}</text:p>
      <text:p text:style-name="Normal"/>
      <text:p text:style-name="Normal">for(letter in x) {</text:p>
      <text:p text:style-name="Normal"><text:tab/>print(letter)</text:p>
      <text:p text:style-name="Normal">}</text:p>
      <text:p text:style-name="Normal"/>
      <text:p text:style-name="Normal">for(i in 1:4) print(x[i])</text:p>
      <text:p text:style-name="P12">Nested for loops</text:p>
      <text:p text:style-name="Normal">&gt; x &lt;- matrix(1:6, 2, 3)</text:p>
      <text:p text:style-name="Normal"/>
      <text:p text:style-name="Normal">for(i in seq_len(nrow(x))) {</text:p>
      <text:p text:style-name="Normal"><text:tab/>for(j in seq_len(ncol(x))) {</text:p>
      <text:p text:style-name="Normal"><text:tab/><text:tab/>print(x[i, j])</text:p>
      <text:p text:style-name="Normal"><text:tab/>}</text:p>
      <text:p text:style-name="Norma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3">Control Structures - While loops</text:p>
      <text:p text:style-name="P12">While</text:p>
      <text:p text:style-name="Normal">While loops begin by testing a condition. <text:s/>If it is true, then they execute th eloop body. <text:s/>Once the loop body is executed, the condition is tested again, and so forth.</text:p>
      <text:p text:style-name="Normal">&gt; count &lt;- 0</text:p>
      <text:p text:style-name="Normal">while(count &lt; 10) {</text:p>
      <text:p text:style-name="Normal"><text:tab/>print(count)</text:p>
      <text:p text:style-name="Normal"><text:tab/>count &lt;- count + 1</text:p>
      <text:p text:style-name="Normal">}</text:p>
      <text:p text:style-name="Normal">While loops can potentially result in infinite loops if not written properly. <text:s/>Use with care!</text:p>
      <text:p text:style-name="Normal"/>
      <text:p text:style-name="Normal">z &lt;- 5</text:p>
      <text:p text:style-name="Normal"/>
      <text:p text:style-name="Normal">while(z &gt;= 3 &amp;&amp; z &lt;= 10) {</text:p>
      <text:p text:style-name="Normal"><text:tab/>print(z)</text:p>
      <text:p text:style-name="Normal"><text:tab/>coin &lt;- rbinom(1, 1, 0.5)</text:p>
      <text:p text:style-name="Normal"/>
      <text:p text:style-name="Normal"><text:tab/>if(coin == 1) { <text:s/>## <text:s/>random walk</text:p>
      <text:p text:style-name="Normal"><text:tab/><text:tab/>z &lt;- z + 1</text:p>
      <text:p text:style-name="Normal"><text:tab/>} else {</text:p>
      <text:p text:style-name="Normal"><text:tab/><text:tab/>z &lt;- z - 1</text:p>
      <text:p text:style-name="Normal"><text:tab/>}</text:p>
      <text:p text:style-name="Norma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3">Control Structures - Repeat, Next, Break</text:p>
      <text:p text:style-name="P12">repeat</text:p>
      <text:p text:style-name="Normal">repeat initiates an infinite loop; these are not commonly used in statistical applciations but they do have their uses. <text:s/>The only way to exit a repeat loop is to call break.</text:p>
      <text:p text:style-name="Normal"/>
      <text:p text:style-name="Normal">x0 &lt;- 1</text:p>
      <text:p text:style-name="Normal">tol &lt;- le-8 <text:s/>## <text:s/>tolerance 10 to the minus eight</text:p>
      <text:p text:style-name="Normal"/>
      <text:p text:style-name="Normal">repeat {</text:p>
      <text:p text:style-name="Normal"><text:tab/>x1 &lt;- computeEstimate() <text:s/>## <text:s/>computeEstimate() is not a real function</text:p>
      <text:p text:style-name="Normal"/>
      <text:p text:style-name="Normal"><text:tab/>if(abs(x1 - x0) &lt; tol) {</text:p>
      <text:p text:style-name="Normal"><text:tab/><text:tab/>break</text:p>
      <text:p text:style-name="Normal"><text:tab/>} else {</text:p>
      <text:p text:style-name="Normal"><text:tab/><text:tab/>x0 &lt;- x1</text:p>
      <text:p text:style-name="Normal"><text:tab/>}</text:p>
      <text:p text:style-name="Normal">}</text:p>
      <text:p text:style-name="Normal"/>
      <text:p text:style-name="P12">next, return</text:p>
      <text:p text:style-name="Normal"><text:span text:style-name="Default_20_Paragraph_20_Font"><text:span text:style-name="T4">next</text:span></text:span> is used to skip an iteration of a loop</text:p>
      <text:p text:style-name="Normal"/>
      <text:p text:style-name="Normal">for(i in 1:100) {</text:p>
      <text:p text:style-name="Normal"><text:tab/>if(i &lt;= 20) {</text:p>
      <text:p text:style-name="Normal"><text:tab/><text:tab/>## <text:s/>Skip the first 20 iterations</text:p>
      <text:p text:style-name="Normal"><text:tab/><text:tab/>next</text:p>
      <text:p text:style-name="Normal"><text:tab/>}</text:p>
      <text:p text:style-name="Normal"><text:tab/>## <text:s/>Do something here</text:p>
      <text:p text:style-name="Normal">}</text:p>
      <text:p text:style-name="Normal"><text:span text:style-name="Default_20_Paragraph_20_Font"><text:span text:style-name="T4">return</text:span></text:span> will leave a function</text:p>
      <text:p text:style-name="Normal"/>
      <text:p text:style-name="P12">Control Structures - Summary</text:p>
      <text:list xml:id="list578944454850020434" text:style-name="L25">
        <text:list-item>
          <text:p text:style-name="P58">Control structures like if, while, and for allow you to control the flow of the R program</text:p>
        </text:list-item>
        <text:list-item>
          <text:p text:style-name="P58">Infinite loops shoudl generally be avoided, even if they are theoretically correct.</text:p>
        </text:list-item>
        <text:list-item>
          <text:p text:style-name="P58">Control structures mentioned here are primarily useful fo rwriting programs; for command-line interacctive work, the *apply function sare more useful. <text:s/>(apply functions are mentioned later o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3">Your First R Function</text:p>
      <text:p text:style-name="Normal">Getting used to using R functions.</text:p>
      <text:p text:style-name="Normal">The first thing you want to do is write the function in a text file.</text:p>
      <text:p text:style-name="P12">add two numbers function</text:p>
      <text:p text:style-name="Normal">&gt;&gt;&gt;&gt; file &gt;&gt;&gt;&gt; new Rscript</text:p>
      <text:p text:style-name="Normal">add2 &lt;- function(x, y) {</text:p>
      <text:p text:style-name="Normal"><text:s text:c="2"/>x + y</text:p>
      <text:p text:style-name="Normal">}</text:p>
      <text:p text:style-name="Normal">above10 &lt;- function(x) {</text:p>
      <text:p text:style-name="Normal"><text:s text:c="2"/>use &lt;- x &gt; 10</text:p>
      <text:p text:style-name="Normal"><text:s text:c="2"/>x[use]</text:p>
      <text:p text:style-name="Normal">}</text:p>
      <text:p text:style-name="Normal">above &lt;- function(x, n) {</text:p>
      <text:p text:style-name="Normal"><text:s text:c="2"/>use &lt;- x &gt; n</text:p>
      <text:p text:style-name="Normal"><text:s text:c="2"/>x[use]</text:p>
      <text:p text:style-name="Normal">}</text:p>
      <text:p text:style-name="Normal">above &lt;- function(x, n = 10) { <text:s/>## <text:s/>now n = 10 is the default, so if they don't specify n it uses 10</text:p>
      <text:p text:style-name="Normal"><text:s text:c="2"/>use &lt;- x &gt; n</text:p>
      <text:p text:style-name="Normal"><text:s text:c="2"/>x[use]</text:p>
      <text:p text:style-name="Normal">}</text:p>
      <text:p text:style-name="Normal"/>
      <text:p text:style-name="Normal">The next function will take a matrix or a data frame and calculate the mean of each column</text:p>
      <text:p text:style-name="Normal"/>
      <text:p text:style-name="Normal">columnmean &lt;- function(y) {</text:p>
      <text:p text:style-name="Normal"><text:tab/>nc &lt;- ncol(y) <text:s/>## <text:s/>number of columns</text:p>
      <text:p text:style-name="Normal"><text:tab/>means &lt;- numeric(nc) <text:s/>## <text:s/>empty numeric vector of size nc</text:p>
      <text:p text:style-name="Normal"><text:tab/>for(i in 1:nc) {</text:p>
      <text:p text:style-name="Normal"><text:tab/><text:tab/>means[i] &lt;- mean(y[, i])</text:p>
      <text:p text:style-name="Normal"><text:tab/>}</text:p>
      <text:p text:style-name="Normal"><text:tab/>means <text:s text:c="2"/>## <text:s/>last expression in the function, so it will be returned.</text:p>
      <text:p text:style-name="Normal">}</text:p>
      <text:p text:style-name="Normal"/>
      <text:p text:style-name="Normal">mean will return NA if there is a an NA value, so you may want to throw out all of the NA values by default in your func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3">Functions (Part 1)</text:p>
      <text:p text:style-name="Normal">Functions represent some of the most powerful aspects of the R language. <text:s/>It transitions the user of R into the programmer of R. <text:s/>The idea is that you can type the command line, but eventually you'll come to the ponit that you'll need to do something a little bit more complex. <text:s/>And if you have to do something over and over again, you'll usually want to encode this functionality into a function.</text:p>
      <text:p text:style-name="P12">Functions</text:p>
      <text:p text:style-name="Normal">Functions are created using the function() directive and are stored as R objects just like anything else. <text:s/>In particular, they are R objects of class "function"</text:p>
      <text:p text:style-name="Normal">&gt; f &lt;- function(&lt;arguments&gt;) {</text:p>
      <text:p text:style-name="Normal"><text:tab/>## <text:s/>Do something interesting</text:p>
      <text:p text:style-name="Normal">}</text:p>
      <text:p text:style-name="Normal"/>
      <text:p text:style-name="Normal">Functions in R are "first class objects", which means that they can be treated much like any other R object. <text:s/>Importantly,</text:p>
      <text:list xml:id="list819872612271476152" text:style-name="L26">
        <text:list-item>
          <text:p text:style-name="P59">Functions can be passed as arguments to other functions</text:p>
        </text:list-item>
        <text:list-item>
          <text:p text:style-name="P59">Functions can be nested, so that you can define a function inside of another function. <text:s/>The return value of a function is the last expression in the function body to be evaluated.</text:p>
        </text:list-item>
      </text:list>
      <text:p text:style-name="P12">Function Arguments</text:p>
      <text:p text:style-name="Normal">Functions have named arguments which potentially have default values</text:p>
      <text:list xml:id="list3441782800466422470" text:style-name="L27">
        <text:list-item>
          <text:p text:style-name="P60">The <text:span text:style-name="Default_20_Paragraph_20_Font"><text:span text:style-name="T1">formal arguments</text:span></text:span> are the arguments included in the function definition</text:p>
        </text:list-item>
        <text:list-item>
          <text:p text:style-name="P60">The <text:span text:style-name="Default_20_Paragraph_20_Font"><text:span text:style-name="T1">formals</text:span></text:span> function returns a list of all the formal arguments of a function</text:p>
        </text:list-item>
        <text:list-item>
          <text:p text:style-name="P60">Not every function call in R makes use of all the formal arguments</text:p>
        </text:list-item>
        <text:list-item>
          <text:p text:style-name="P60">Function arguments can be msising or might ahve default values</text:p>
        </text:list-item>
      </text:list>
      <text:p text:style-name="P12">Argument Matching</text:p>
      <text:p text:style-name="Normal">R function arguments can be matched positionally or by name. <text:s/>So the following calls to sd are all equivalent</text:p>
      <text:p text:style-name="Normal">mydata &lt;- rnorm(100)</text:p>
      <text:p text:style-name="Normal">sd(mydata)</text:p>
      <text:p text:style-name="Normal">sd(x = mydata)</text:p>
      <text:p text:style-name="Normal">sd(x = mydata, na.rm = FALSE)</text:p>
      <text:p text:style-name="Normal">sd(na.rm = FALSE, x = mydata)</text:p>
      <text:p text:style-name="Normal">sd(na.rm = FALSE, mydata)</text:p>
      <text:p text:style-name="Normal">Even though it's legal. <text:s/>I don't recommend messing around with the order of the arguments too much since it can lead to some confusion.</text:p>
      <text:p text:style-name="Normal"/>
      <text:p text:style-name="Normal">You can mix positional matching with matching by name. <text:s/>When an argument is matched by name, it is taken out of the argument list and the remianing unnamed arguments are matched in the order that they are listed in the function definition</text:p>
      <text:p text:style-name="Normal"/>
      <text:list xml:id="list7070409634115041773" text:style-name="L28">
        <text:list-item>
          <text:p text:style-name="P61">Most of the time, the named arguments are useful on the command line when you have a long argument list and you awnt to use the defaults for everything except for the argument near the end of the list.</text:p>
        </text:list-item>
        <text:list-item>
          <text:p text:style-name="P61">Named arguments also help if you can remember the name of the argument and not the position on the argument list.</text:p>
        </text:list-item>
      </text:list>
      <text:p text:style-name="Normal">Function arguments can be partially matched, which is useful for interactive work. <text:s/>The order of operations when given an argument is</text:p>
      <text:list xml:id="list33425028142473745" text:style-name="L29">
        <text:list-item>
          <text:p text:style-name="P62">Check for exact match for a named argument</text:p>
        </text:list-item>
        <text:list-item>
          <text:p text:style-name="P62"><text:soft-page-break/>check for a partial match</text:p>
        </text:list-item>
        <text:list-item>
          <text:p text:style-name="P62">check for a positional match</text:p>
        </text:list-item>
      </text:list>
      <text:p text:style-name="Normal"><text:span text:style-name="Default_20_Paragraph_20_Font"><text:span text:style-name="T7">Functions (part 2)</text:span></text:span></text:p>
      <text:p text:style-name="P12">Defining a Function</text:p>
      <text:p text:style-name="Normal">You want to specify the name of the arguments and whether they have default values.</text:p>
      <text:p text:style-name="Normal">f &lt;- function(a, b = 1, c = 2, d = NULL) {</text:p>
      <text:p text:style-name="Normal"/>
      <text:p text:style-name="Normal">}</text:p>
      <text:p text:style-name="Normal"/>
      <text:p text:style-name="P12">Lazy Evaluation</text:p>
      <text:p text:style-name="Normal">Arguments to functions are evaluated <text:span text:style-name="Default_20_Paragraph_20_Font"><text:span text:style-name="T1">lazily</text:span></text:span>, so they are evaluated only as needed.</text:p>
      <text:p text:style-name="Normal">&gt; f &lt;- function(a, b) {</text:p>
      <text:p text:style-name="Normal"><text:tab/>a^2</text:p>
      <text:p text:style-name="Normal">}</text:p>
      <text:p text:style-name="Normal">f(2)</text:p>
      <text:p text:style-name="Normal"/>
      <text:p text:style-name="Normal">This function never actually uses the argument b so calling f(2) will not produce an error because the 2 gets positionally matched to a.</text:p>
      <text:p text:style-name="Normal"/>
      <text:p text:style-name="Normal">f &lt;- function(a, b) {</text:p>
      <text:p text:style-name="Normal"><text:tab/>print(a)</text:p>
      <text:p text:style-name="Normal"><text:tab/>print(b)</text:p>
      <text:p text:style-name="Normal">}</text:p>
      <text:p text:style-name="Normal">f(45)</text:p>
      <text:p text:style-name="Normal">[1] 45 </text:p>
      <text:p text:style-name="Normal">## Error: argument "b" is missing with no default</text:p>
      <text:p text:style-name="Normal">Notice that 45 got printed first before the error was triggered. <text:s/>This is because b did nto have to be evaluated until after print(a). <text:s/>Once the function tried to evaluate print(b) it had to throw an error.</text:p>
      <text:p text:style-name="P12">The "..." Argument</text:p>
      <text:p text:style-name="Normal">The ... argument indicates a variable number of arguments taht are usually passed on to other functions</text:p>
      <text:p text:style-name="Normal">... is often used when extending another function and you don't want to copy the entire argument list of the original function</text:p>
      <text:p text:style-name="Normal"/>
      <text:p text:style-name="Normal">&gt; myplot &lt;- function(x, y, type = "l", ...) {</text:p>
      <text:p text:style-name="Normal"><text:tab/>plot(x, y, type = type, ...)</text:p>
      <text:p text:style-name="Normal">}</text:p>
      <text:p text:style-name="Normal"/>
      <text:p text:style-name="Normal">Another use of the ... is the use of <text:span text:style-name="Default_20_Paragraph_20_Font"><text:span text:style-name="T4">Generic </text:span></text:span>functions. <text:s/>So that extra arguments can be passed to methods (more on this later)</text:p>
      <text:p text:style-name="Normal">&gt; mean</text:p>
      <text:p text:style-name="Normal">function (x, ...)</text:p>
      <text:p text:style-name="Normal">UseMethod("mean")</text:p>
      <text:p text:style-name="Normal"/>
      <text:p text:style-name="Normal">The ... function is also useful when the number of arguments can't be known in advance. <text:s/>For example in the paste function</text:p>
      <text:p text:style-name="Normal">&gt; args(paste)</text:p>
      <text:p text:style-name="Normal">function (..., sep = " ", collapse = NULL)</text:p>
      <text:p text:style-name="Normal">## Paste will concatinate strings together to create one string. <text:s/>It can take a variable number of arguments. <text:s/>So the first argument for paste is ...</text:p>
      <text:p text:style-name="Normal"><text:soft-page-break/></text:p>
      <text:p text:style-name="Normal">&gt; args(cat)</text:p>
      <text:p text:style-name="Normal">function (..., file = "", sep = " ", fill = FALSE,</text:p>
      <text:p text:style-name="Normal"><text:s text:c="9"/>labels = NULL, append = FALSE)</text:p>
      <text:p text:style-name="Normal">## Cat does the same, but then returns the results to a file or the screen.</text:p>
      <text:p text:style-name="Normal"/>
      <text:p text:style-name="Normal">One catch with ... is that any arguments that appear after ... on the argument list must be named explicitly and cannot be partially matched.</text:p>
      <text:p text:style-name="Normal"/>
      <text:p text:style-name="Normal">&gt; paste("a", "b", sep = ":")</text:p>
      <text:p text:style-name="Normal">[1] "a:b"</text:p>
      <text:p text:style-name="Normal">&gt; paste("a", "b", se = ":")</text:p>
      <text:p text:style-name="Normal">[1] "a b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3">Scoping Rules</text:p>
      <text:p text:style-name="P12">A diversion on Binding Values to Symbol</text:p>
      <text:p text:style-name="Normal">How does R know which value to assign to which symbol? <text:s/>when I type</text:p>
      <text:p text:style-name="Normal">&gt; lm &lt;- function(x) { x * x } <text:s text:c="13"/>## <text:s/>There is already a function in R called lm</text:p>
      <text:p text:style-name="Normal">## <text:s/>This now defines the variable lm in our global environment.</text:p>
      <text:p text:style-name="Normal">&gt; lm</text:p>
      <text:p text:style-name="Normal">function(x) { x * x } <text:s/></text:p>
      <text:p text:style-name="Normal"/>
      <text:p text:style-name="Normal">how does R know which value to assign to the symbol lm? <text:s/>Why doesn't it give it the value of lm that is in the stats package?</text:p>
      <text:p text:style-name="Normal"/>
      <text:p text:style-name="Normal">When R tries to bind a value to a symbol, it searches through a series of <text:span text:style-name="Default_20_Paragraph_20_Font"><text:span text:style-name="T4">environments </text:span></text:span>to find the appropriate value. <text:s/>When you are working on the command line and need to retrieve the value of an R object, the order is roughly</text:p>
      <text:list xml:id="list8405475340280483914" text:style-name="L30">
        <text:list-item>
          <text:p text:style-name="P63">Search the global environment for a symbol name matching the one requested.</text:p>
        </text:list-item>
        <text:list-item>
          <text:p text:style-name="P63">Search the namespace of each of the packages on the search list. <text:s/>The base package is always the last one on the search list</text:p>
        </text:list-item>
      </text:list>
      <text:p text:style-name="Normal">The search list can be found by suing the search function.</text:p>
      <text:p text:style-name="Normal">&gt; search() </text:p>
      <text:p text:style-name="P12">Binding Values to Symbol</text:p>
      <text:list xml:id="list5587382562530645912" text:style-name="L31">
        <text:list-item>
          <text:p text:style-name="P64">The global environment or the user's workspace is always the first element of the search list and the base package is always the last</text:p>
        </text:list-item>
        <text:list-item>
          <text:p text:style-name="P64">The order of the packages on the search list matters!</text:p>
        </text:list-item>
        <text:list-item>
          <text:p text:style-name="P64">User's can configure whcih packages get loaded on startup so you cannot assume that there iwll be a set list of packages available.</text:p>
        </text:list-item>
        <text:list-item>
          <text:p text:style-name="P64">When a user loads a package with library the namespace of that package gets put in position 2 of the search list (by default) and everything else gets shifted downo n the list</text:p>
        </text:list-item>
        <text:list-item>
          <text:p text:style-name="P64">Note that R has separate namespaces for functions and non-functions so it's possible to have an object named c and a function named c. </text:p>
        </text:list-item>
      </text:list>
      <text:p text:style-name="P12">Scoping Rules</text:p>
      <text:p text:style-name="Normal">The scoping rules for R are the main feature that make it different fromt he original S language.</text:p>
      <text:list xml:id="list8239073655896021093" text:style-name="L32">
        <text:list-item>
          <text:p text:style-name="P65">The scoping rules determine how a value is associated with a free variable in a function.</text:p>
        </text:list-item>
        <text:list-item>
          <text:p text:style-name="P65">R uses lexical scoping or static scoping. <text:s/>A common alternative is <text:span text:style-name="Default_20_Paragraph_20_Font"><text:span text:style-name="T1">dynamic scoping</text:span></text:span>.</text:p>
        </text:list-item>
        <text:list-item>
          <text:p text:style-name="P65">Related to the scoping rules is how R uses the search list to bind a value to a symbol</text:p>
        </text:list-item>
        <text:list-item>
          <text:p text:style-name="P65">Lexical scoping turns out to be particularly useful for simplifying statistical computations.</text:p>
        </text:list-item>
      </text:list>
      <text:p text:style-name="P12">Lexical Scoping</text:p>
      <text:p text:style-name="Normal">Consider the following function</text:p>
      <text:p text:style-name="Normal">f &lt;- function(x, y) {</text:p>
      <text:p text:style-name="Normal"><text:tab/>x^2 + y / z</text:p>
      <text:p text:style-name="Normal">}</text:p>
      <text:p text:style-name="Normal">This function has 2 formal arguments x and y. <text:s/>In the body of the functiont here is another symbol z. <text:s/>In this case z is called a free variable. <text:s/>the scoping rules for a language determine how valuse are assigned to free variables. <text:s/>Free variables are not formal arguments and are nto local variables (assigned inside the function body).</text:p>
      <text:p text:style-name="Normal"/>
      <text:p text:style-name="Normal"><text:span text:style-name="Default_20_Paragraph_20_Font"><text:span text:style-name="T1">Lexical scoping in R means that</text:span></text:span></text:p>
      <text:p text:style-name="Normal"><text:soft-page-break/>The values of free variables are searched for in the environment in which the function was defined.</text:p>
      <text:p text:style-name="Normal"><text:span text:style-name="Default_20_Paragraph_20_Font"><text:span text:style-name="T1">What is an environment?</text:span></text:span></text:p>
      <text:list xml:id="list4392744787049681408" text:style-name="L33">
        <text:list-item>
          <text:p text:style-name="P66">An environment is a collection of (symbol, value) pairs, i.e. x is a symbol and 3.14 might be its value</text:p>
        </text:list-item>
        <text:list-item>
          <text:p text:style-name="P66">Every environment has a parent environment, it is possible for an environment to have multiple "children"</text:p>
        </text:list-item>
        <text:list-item>
          <text:p text:style-name="P66">The only environment without a parent is the empty environment</text:p>
        </text:list-item>
        <text:list-item>
          <text:p text:style-name="P66">A function + an environment = a closure or function closure</text:p>
        </text:list-item>
      </text:list>
      <text:p text:style-name="Normal">Searching for the value for a free variable:</text:p>
      <text:list xml:id="list4307166697284974666" text:style-name="L34">
        <text:list-item>
          <text:p text:style-name="P67">If the value of a symbol is not found in the environment in which a function was defined, then the search is continued in the parent environment</text:p>
        </text:list-item>
        <text:list-item>
          <text:p text:style-name="P67">The search continues down the sequence of parent environments until we hit the top-level environment, this is usually the global environment (workspace) or the namespace of a package.</text:p>
        </text:list-item>
        <text:list-item>
          <text:p text:style-name="P67">After the top-level environment, the search continues down the search list until we hit the empty environment. <text:s/>If a value for a given symbol cannot be found once the empty environment is arrived at, then the error is thrown.</text:p>
        </text:list-item>
      </text:list>
      <text:p text:style-name="Normal"/>
      <text:p text:style-name="Normal"/>
      <text:p text:style-name="P13">Scoping Rules - R Scoping Rules</text:p>
      <text:p text:style-name="P12">Lexical Scoping</text:p>
      <text:p text:style-name="Normal">Why does all this matter?</text:p>
      <text:list xml:id="list2576415229489347269" text:style-name="L35">
        <text:list-item>
          <text:p text:style-name="P68">Typically, a function is defined in the global environment, so that the values of free variables are just found in the user's workspace</text:p>
        </text:list-item>
        <text:list-item>
          <text:p text:style-name="P68">This behavior is logical for most people and is usually the "right thing" to do.</text:p>
        </text:list-item>
        <text:list-item>
          <text:p text:style-name="P68">However, in R you can have functions defined inside other functions</text:p>
        </text:list-item>
        <text:list-item>
          <text:p text:style-name="P68">Now things get interesting - in this case the environment in which a function is defined is the body of another function.</text:p>
        </text:list-item>
      </text:list>
      <text:p text:style-name="Normal"/>
      <text:p text:style-name="Normal">make.power &lt;- function(n) {</text:p>
      <text:p text:style-name="Normal"><text:tab/>pow &lt;- function(x) {</text:p>
      <text:p text:style-name="Normal"><text:tab/><text:tab/>x^n</text:p>
      <text:p text:style-name="Normal"><text:tab/>}</text:p>
      <text:p text:style-name="Normal"><text:tab/>pow</text:p>
      <text:p text:style-name="Normal">}</text:p>
      <text:p text:style-name="Normal"/>
      <text:p text:style-name="Normal">&gt; cube &lt;- make.power(3)</text:p>
      <text:p text:style-name="Normal">&gt; square &lt;- make.power(2)</text:p>
      <text:p text:style-name="Normal">&gt; cube(3)</text:p>
      <text:p text:style-name="Normal">[1] 27</text:p>
      <text:p text:style-name="Normal">&gt; square(3)</text:p>
      <text:p text:style-name="Normal">[1] 9</text:p>
      <text:p text:style-name="Normal"/>
      <text:p text:style-name="P12">Exploring a Function Closure</text:p>
      <text:p text:style-name="Normal">What's in the function's environment?</text:p>
      <text:p text:style-name="Normal">&gt; ls(environment(cube))</text:p>
      <text:p text:style-name="Normal">[1] "n" <text:s text:c="2"/>"pow"</text:p>
      <text:p text:style-name="Normal">&gt; get("n", environment(cube))</text:p>
      <text:p text:style-name="Normal">[1] 3</text:p>
      <text:p text:style-name="Normal"><text:soft-page-break/>&gt; ls(environment(square))</text:p>
      <text:p text:style-name="Normal">[1] "n" <text:s/>"pow"</text:p>
      <text:p text:style-name="Normal">&gt; get("n", environment(square))</text:p>
      <text:p text:style-name="Normal">[1] 2</text:p>
      <text:p text:style-name="P12">Lexical vs. Dynamic Scoping</text:p>
      <text:p text:style-name="Normal">&gt; y &lt;- 10</text:p>
      <text:p text:style-name="Normal">&gt; f &lt;- function(x) {</text:p>
      <text:p text:style-name="Normal"><text:tab/>y &lt;- 2</text:p>
      <text:p text:style-name="Normal"><text:tab/>y^2 + g(x) <text:s text:c="4"/>## <text:s/>y and g are free variables</text:p>
      <text:p text:style-name="Normal">}</text:p>
      <text:p text:style-name="Normal"/>
      <text:p text:style-name="Normal">&gt; g &lt;- function(x) {</text:p>
      <text:p text:style-name="Normal"><text:tab/>x*y</text:p>
      <text:p text:style-name="Normal">}</text:p>
      <text:p text:style-name="Normal"/>
      <text:p text:style-name="Normal">What is the value of f(3)?</text:p>
      <text:list xml:id="list9000905318967149565" text:style-name="L36">
        <text:list-item>
          <text:p text:style-name="P69">With lexical scoping the value of y in the function g is looked up in the environment in which the function was defined, in thsi case the global environment, so the value of y is 10.</text:p>
        </text:list-item>
        <text:list-item>
          <text:p text:style-name="P69">With dynamic scoping the value of y is looked up in the environment from which the functino was called (sometimes referred to as the calling environment)</text:p>
        </text:list-item>
        <text:list-item>
          <text:p text:style-name="P69">In R the calling environment is known as the parent frame</text:p>
        </text:list-item>
        <text:list-item>
          <text:p text:style-name="P69">So the value of y would be 2</text:p>
        </text:list-item>
      </text:list>
      <text:p text:style-name="Normal"/>
      <text:p text:style-name="Normal">When a function is defined in the global environment and is subsequently called from the global environment, then the defining environment and the calling environment are the same. <text:s/>This can sometimes give the appearance of dynamic scoping</text:p>
      <text:p text:style-name="Normal"/>
      <text:p text:style-name="Normal">&gt; g &lt;- function(x) {</text:p>
      <text:p text:style-name="Normal">+ a &lt;- 3</text:p>
      <text:p text:style-name="Normal">+ x+a+y</text:p>
      <text:p text:style-name="Normal">+ }</text:p>
      <text:p text:style-name="Normal">&gt; g(2)</text:p>
      <text:p text:style-name="Normal">Error in g(2): object "y" not found</text:p>
      <text:p text:style-name="Normal">&gt; y&lt;- 3</text:p>
      <text:p text:style-name="Normal">&gt; g(2)</text:p>
      <text:p text:style-name="Normal">[1] 8</text:p>
      <text:p text:style-name="Normal"/>
      <text:p text:style-name="P12">Consequences of Lexical Scoping</text:p>
      <text:p text:style-name="Normal">In R, all objects must be stored in memory</text:p>
      <text:p text:style-name="Normal">All functions must carry a pointer to their repsective defining environments, which could be anywhere</text:p>
      <text:p text:style-name="Normal">In S-PLUS, free variables are always looked up in the global workspace, so everything can be stored on the disk because the "defining environment" of all function is the same.</text:p>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P13">Coding Standards</text:p>
      <text:p text:style-name="Normal">This is important to make your code readable, but everyone has their own style and it's hard to get everyone to agree on one idea. <text:s/>However, there are some minimal standards that are very important when you're coding in R.</text:p>
      <text:list xml:id="list6073351281125324520" text:style-name="L37">
        <text:list-item>
          <text:p text:style-name="P70">Always write your code using a text editor and save as a text file.</text:p>
        </text:list-item>
        <text:list-item>
          <text:p text:style-name="P70">Indent your code</text:p>
        </text:list-item>
        <text:list-item>
          <text:p text:style-name="P70">Limit the width of your code (<text:span text:style-name="Default_20_Paragraph_20_Font"><text:span text:style-name="T4">80 columns</text:span></text:span>)</text:p>
        </text:list-item>
      </text:list>
      <text:p text:style-name="Normal">In our example each indent is one space (This is not very readable)</text:p>
      <text:p text:style-name="Normal">With tab indenting the structure of the program is much more obvious.</text:p>
      <text:p text:style-name="Normal"><text:span text:style-name="Default_20_Paragraph_20_Font"><text:span text:style-name="T4">My personal preference is 8 spaces</text:span></text:span>. <text:s/>(at least 4 spaces)</text:p>
      <text:p text:style-name="Normal"/>
      <text:p text:style-name="Normal">This prevents you from making fundamental mistakes with code readability. <text:s/>You may not be able to make more than 2 nested for loops. <text:s/>(can force you to write the code in a better way)</text:p>
      <text:p text:style-name="Normal"/>
      <text:p text:style-name="Normal"><text:s text:c="5"/>4. <text:s/>Limit the length of individual functions</text:p>
      <text:p text:style-name="Normal">For example, a function "readTheData" should only read the data. <text:s/>Limit functions to one basic activity. <text:s/><text:span text:style-name="Default_20_Paragraph_20_Font"><text:span text:style-name="T4">Don't have it read the data, process it, fit the data, and print a model.</text:span></text:span> <text:s/>These should be split into separate functions. <text:s/></text:p>
      <text:p text:style-name="Normal">Reasons this is nice</text:p>
      <text:list xml:id="list8677551487253606015" text:style-name="L38">
        <text:list-item>
          <text:p text:style-name="P71">It is good to have a function's code fit on one page.</text:p>
        </text:list-item>
        <text:list-item>
          <text:p text:style-name="P71">Debugging will tell you which function first experiences the problem, so if you have multiple functions, you'll know which area is causing the problems.</text:p>
        </text:list-item>
        <text:list-item>
          <text:p text:style-name="P71">Helps with reusability and flexibility</text:p>
        </text:list-item>
      </text:list>
      <text:p text:style-name="Normal"/>
      <text:p text:style-name="P12">Summary</text:p>
      <text:list xml:id="list8578119817999213122" text:style-name="L39">
        <text:list-item>
          <text:p text:style-name="P72">Use a text editor</text:p>
        </text:list-item>
        <text:list-item>
          <text:p text:style-name="P72">Indent your code and use 4 to 8 spaces</text:p>
        </text:list-item>
        <text:list-item>
          <text:p text:style-name="P72">Limit the right hand side of your code (to 80 spaces)</text:p>
        </text:list-item>
        <text:list-item>
          <text:p text:style-name="P72">Have each function do one basic activity.</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P13">Dates and Times</text:p>
      <text:p text:style-name="Normal">How R repersents dates and times and how you can use them in arithmetic and data analysis types of computations.</text:p>
      <text:p text:style-name="Normal"/>
      <text:p text:style-name="Normal">R has developed a special representation of dates and times</text:p>
      <text:list xml:id="list6502212008223719402" text:style-name="L40">
        <text:list-item>
          <text:p text:style-name="P73">Dates are represented by the Date class</text:p>
        </text:list-item>
        <text:list-item>
          <text:p text:style-name="P73">Times are represented by the POSIXct or the POSIXlt class</text:p>
        </text:list-item>
        <text:list-item>
          <text:p text:style-name="P73">Dates are stored internally as the number of days since 1970-01-01</text:p>
        </text:list-item>
        <text:list-item>
          <text:p text:style-name="P73">Times are stored internally as the number of seconds since 1970-01-01</text:p>
        </text:list-item>
      </text:list>
      <text:p text:style-name="P12">Dates in R</text:p>
      <text:p text:style-name="Normal">Dates are represented by the Date class and can be coerced from a character string using the as.Date() function</text:p>
      <text:p text:style-name="Normal"/>
      <text:p text:style-name="Normal">&gt; x &lt;- as.Date("1970-01-01")</text:p>
      <text:p text:style-name="Normal">x</text:p>
      <text:p text:style-name="Normal">[1] '1970-01-01'</text:p>
      <text:p text:style-name="Normal">unclass(x)</text:p>
      <text:p text:style-name="Normal">[1] 0</text:p>
      <text:p text:style-name="Normal">unclass(as.Date("1970-01-02"))</text:p>
      <text:p text:style-name="Normal">[1] 1</text:p>
      <text:p text:style-name="Normal"/>
      <text:p text:style-name="P12">Times in R</text:p>
      <text:p text:style-name="Normal">Times are represented using the POSIXct or the POSIXlt class</text:p>
      <text:list xml:id="list6546629233401063534" text:style-name="L41">
        <text:list-item>
          <text:p text:style-name="P74">POSIXct is just a very large integer under the hood; it uses a useful class when you want to store times in something like a data frame</text:p>
        </text:list-item>
        <text:list-item>
          <text:p text:style-name="P74">POSIXlt is a <text:span text:style-name="Default_20_Paragraph_20_Font"><text:span text:style-name="T4">list</text:span></text:span> underneath and it stores a bunch of other useful information like the day of the week, day of the year, month, day of the month</text:p>
        </text:list-item>
      </text:list>
      <text:p text:style-name="Normal">There are a number of generic functions that work on dates and times</text:p>
      <text:list xml:id="list7523124554215312971" text:style-name="L42">
        <text:list-item>
          <text:p text:style-name="P75">weekdays: give the day of the week</text:p>
        </text:list-item>
        <text:list-item>
          <text:p text:style-name="P75">months: give the month name</text:p>
        </text:list-item>
        <text:list-item>
          <text:p text:style-name="P75">quarters: give the quarter number("Q1", "Q2", "Q3", or "Q4")</text:p>
        </text:list-item>
      </text:list>
      <text:p text:style-name="P12">Times in R</text:p>
      <text:p text:style-name="Normal">Times can be coerced from a character string using the as.POSIXlt or as.POSIXct functions.</text:p>
      <text:p text:style-name="Normal"/>
      <text:p text:style-name="Normal">&gt; x &lt;- Sys.time()</text:p>
      <text:p text:style-name="Normal">&gt; x</text:p>
      <text:p text:style-name="Normal">[1] '2013-01-24 22:04:14 EST'</text:p>
      <text:p text:style-name="Normal">&gt; p &lt;- as.POSIXlt(x)</text:p>
      <text:p text:style-name="Normal">&gt; names(unclass(p))</text:p>
      <text:p text:style-name="Normal">[1] "sec" "min" "hour" "mday" "mon"</text:p>
      <text:p text:style-name="Normal">[6] "year" "wday" "yday" "isdst"</text:p>
      <text:p text:style-name="Normal">&gt; p$sec</text:p>
      <text:p text:style-name="Normal">[1] 14.34</text:p>
      <text:p text:style-name="Normal"/>
      <text:p text:style-name="Normal"><text:soft-page-break/>&gt; x &lt;- Sys.time()</text:p>
      <text:p text:style-name="Normal">&gt; x <text:s/>## <text:s/>Already in 'POSIXct' format</text:p>
      <text:p text:style-name="Normal">[1] '2013-01-24 22:04:14 EST'</text:p>
      <text:p text:style-name="Normal">&gt; unclass(x)</text:p>
      <text:p text:style-name="Normal">[1] 1359083054</text:p>
      <text:p text:style-name="Normal">&gt; x$sec</text:p>
      <text:p text:style-name="Normal">Error: $ operator is invalid for atomic vectors</text:p>
      <text:p text:style-name="Normal">&gt; p &lt;- as.POSIXlt(x)</text:p>
      <text:p text:style-name="Normal">&gt; p$sec</text:p>
      <text:p text:style-name="Normal">[1] 14.37</text:p>
      <text:p text:style-name="Normal"/>
      <text:p text:style-name="Normal"/>
      <text:p text:style-name="Normal">Finally, there is the strptime function in case your dates are written in a different format</text:p>
      <text:p text:style-name="Normal"/>
      <text:p text:style-name="Normal">datestring &lt;- c("January 10, 2012 10:40", "December 9, 2011 9:10")</text:p>
      <text:p text:style-name="Normal">&gt; x &lt;- strptime(datestring, "%B %d, %Y %H:%M")</text:p>
      <text:p text:style-name="Normal">&gt; x</text:p>
      <text:p text:style-name="Normal">[1] "2012-01-10 10:40:00 EST" "2011-12-09 09:10:00 EST"</text:p>
      <text:p text:style-name="Normal">&gt; class(x)</text:p>
      <text:p text:style-name="Normal">[1] "POSIXlt" "POSIXlt"</text:p>
      <text:p text:style-name="Normal"/>
      <text:p text:style-name="Normal">I can never remember the formatting strings. <text:s/>Check ?strptime for details</text:p>
      <text:p text:style-name="Normal"/>
      <text:p text:style-name="P12">Operations on Dates and Times</text:p>
      <text:p text:style-name="Normal">You can use mathematical operations on dates and times. <text:s/>Well, really just + and -. <text:s/>You can do comparisions too (i.e. ==, &lt;=)</text:p>
      <text:p text:style-name="Normal"/>
      <text:p text:style-name="Normal">&gt; x &lt;- as.Date("2012-01-01")</text:p>
      <text:p text:style-name="Normal">&gt; y &lt;- strptime("9 Jan 2011 11:34:21", "%d %b %Y %H:%M:%S")</text:p>
      <text:p text:style-name="Normal">&gt; x-y</text:p>
      <text:p text:style-name="Normal">Warning: Incompatible methods ("-.Date",</text:p>
      <text:p text:style-name="Normal">"-.POSIXt") for "-"</text:p>
      <text:p text:style-name="Normal">Error: non-numeric argument to binary operator</text:p>
      <text:p text:style-name="Normal">&gt; x &lt;- as.POSIXlt(x)</text:p>
      <text:p text:style-name="Normal">&gt; x-y</text:p>
      <text:p text:style-name="Normal">Time difference of 356.3 days</text:p>
      <text:p text:style-name="Normal"/>
      <text:p text:style-name="Normal">Even keeps track of leap years, leap seconds, daylight savings, and time zones.</text:p>
      <text:p text:style-name="Normal"/>
      <text:p text:style-name="Normal">&gt; x &lt;- as.Date("2012-03-01") y &lt;- as.Date("2012-02-28")</text:p>
      <text:p text:style-name="Normal">&gt; x-y</text:p>
      <text:p text:style-name="Normal">Time difference of 2 days</text:p>
      <text:p text:style-name="Normal">&gt; x &lt;- as.POSIXct("2012-10-25 01:00:00")</text:p>
      <text:p text:style-name="Normal">&gt; y &lt;- as.POSIXct("2012-10-25 06:00:00", tz = "GMT")</text:p>
      <text:p text:style-name="Normal">&gt; y-x</text:p>
      <text:p text:style-name="Normal">Time difference of 1 hours</text:p>
      <text:p text:style-name="Normal"/>
      <text:p text:style-name="P12">Summary</text:p>
      <text:list xml:id="list3360775934296180980" text:style-name="L43">
        <text:list-item>
          <text:p text:style-name="P76">Dates and times have special classes in R that allow for numerical and statistical <text:soft-page-break/>calculations</text:p>
        </text:list-item>
        <text:list-item>
          <text:p text:style-name="P76">Dates use the Date class</text:p>
        </text:list-item>
        <text:list-item>
          <text:p text:style-name="P76">Times use the POSIXct and POSIXlt classes</text:p>
        </text:list-item>
        <text:list-item>
          <text:p text:style-name="P76">Character strings can be coerced to Date/Time classes using the strptime function or the as.Date, as.POSIXlt, or as.POSIXct.</text:p>
        </text:list-item>
        <text:list-item>
          <text:p text:style-name="P76">Plots work well with times, and may automatically plot well if you use one of these classes.</text:p>
        </text:list-item>
      </text:list>
      <text:p text:style-name="P13">Loop Functions - lapply</text:p>
      <text:p text:style-name="Normal">Loop functions are some of the most powerful functions in the R language. <text:s/>And they make it very easy to use, even in an interactive setting. <text:s/>The idea around a loop function, is you want to execute a loop over an object or set of objects in a way that does a lot of work in a very small amount of space. <text:s/>That way you don't have to type as much on the command line. <text:s/>We already know about loops like the for loop and the while loop. <text:s/>Those work well but are less compact.</text:p>
      <text:p text:style-name="P12">Looping on the Command Line</text:p>
      <text:p text:style-name="Normal">When working interactively on the command line, these functions make implementing looping easier.</text:p>
      <text:list xml:id="list8627700241900446324" text:style-name="L44">
        <text:list-item>
          <text:p text:style-name="P77">lapply: loop over a list and evaluate a function on each element</text:p>
        </text:list-item>
        <text:list-item>
          <text:p text:style-name="P77">sapply: Same as lapply but try to simplify the result</text:p>
        </text:list-item>
        <text:list-item>
          <text:p text:style-name="P77">apply: apply a function over the margins of any array</text:p>
        </text:list-item>
        <text:list-item>
          <text:p text:style-name="P77">tapply: apply a function over subsets of a vector (table apply)</text:p>
        </text:list-item>
        <text:list-item>
          <text:p text:style-name="P77">mapply: multivariate version of lapply</text:p>
        </text:list-item>
      </text:list>
      <text:p text:style-name="Normal">An auxiliary function split is also useful, particularly in conjunction with lapply.</text:p>
      <text:p text:style-name="Normal"/>
      <text:p text:style-name="Normal">lapply: <text:s/>You have a list of objects and you want to loop over this list of objects and apply a function to every element of that list.</text:p>
      <text:p text:style-name="P12">lapply</text:p>
      <text:p text:style-name="Normal">Takes 3 arguments: (1) a list x; (2) a function (or the name of a function) FUN; (3) other arguments via its ... argument. <text:s/>If x is not a list, it will be coerced to a list using as.list.</text:p>
      <text:p text:style-name="Normal"/>
      <text:p text:style-name="Normal">&gt; x &lt;- list(a = 1:5, b = rnorm(10))</text:p>
      <text:p text:style-name="Normal">&gt; lapply(x, mean)</text:p>
      <text:p text:style-name="Normal">$a</text:p>
      <text:p text:style-name="Normal">[1] 3</text:p>
      <text:p text:style-name="Normal"/>
      <text:p text:style-name="Normal">$b</text:p>
      <text:p text:style-name="Normal">[1] 0.0296824</text:p>
      <text:p text:style-name="Normal"/>
      <text:p text:style-name="Normal"/>
      <text:p text:style-name="Normal">&gt; x &lt;- list(a = 1:4, b = rnorm(10), c = rnorm(20, 1), d = rnorm(100, 5))</text:p>
      <text:p text:style-name="Normal">&gt; lapply(x, mean)</text:p>
      <text:p text:style-name="Normal">$a</text:p>
      <text:p text:style-name="Normal">[1] 2.5</text:p>
      <text:p text:style-name="Normal"/>
      <text:p text:style-name="Normal">$b</text:p>
      <text:p text:style-name="Normal">[1] 0.06082667</text:p>
      <text:p text:style-name="Normal"/>
      <text:p text:style-name="Normal">$c</text:p>
      <text:p text:style-name="Normal">[1] 1.467083</text:p>
      <text:p text:style-name="Normal"/>
      <text:p text:style-name="Normal">$d</text:p>
      <text:p text:style-name="Normal"><text:soft-page-break/>[1]</text:p>
      <text:p text:style-name="Normal">5.074749</text:p>
      <text:p text:style-name="Normal"/>
      <text:p text:style-name="Normal"/>
      <text:p text:style-name="Normal">&gt; x &lt;- 1:4</text:p>
      <text:p text:style-name="Normal">&gt; lapply(x, runif) <text:s text:c="4"/>## <text:s/>runif has arguments, one of which is the # of uniform to generate</text:p>
      <text:p text:style-name="Normal">[[1]]</text:p>
      <text:p text:style-name="Normal">[1] 0.2675082</text:p>
      <text:p text:style-name="Normal"/>
      <text:p text:style-name="Normal">[[2]]</text:p>
      <text:p text:style-name="Normal">[1] 0.2186453 <text:s/>0.5167968</text:p>
      <text:p text:style-name="Normal"/>
      <text:p text:style-name="Normal">[[3]]</text:p>
      <text:p text:style-name="Normal">[1] 0.2689506 <text:s/>0.1011683 <text:s/>0.5185761</text:p>
      <text:p text:style-name="Normal"/>
      <text:p text:style-name="Normal">[[4]]</text:p>
      <text:p text:style-name="Normal">[1] 0.5627829 <text:s/>0.1291569 <text:s/>0.2563676 <text:s/>0.7179353 <text:s text:c="6"/>## <text:s/>4 random uniforms</text:p>
      <text:p text:style-name="Normal"/>
      <text:p text:style-name="Normal">To get a uniform between something other than 0 and 1 use this code</text:p>
      <text:p text:style-name="Normal">&gt; x &lt;- 1:4</text:p>
      <text:p text:style-name="Normal">&gt; lapply(x, runif, min = 0, max = 10)</text:p>
      <text:p text:style-name="Normal"/>
      <text:p text:style-name="Normal">lapply and friends make heavy use of <text:span text:style-name="Default_20_Paragraph_20_Font"><text:span text:style-name="T1">anonymous functions</text:span></text:span></text:p>
      <text:p text:style-name="Normal">&gt; x &lt;- list(a = matrix(1:4, 2, 2), b = matrix(1:6, 3, 2))</text:p>
      <text:p text:style-name="Normal">&gt; x</text:p>
      <text:p text:style-name="Normal">$a</text:p>
      <text:p text:style-name="Normal"><text:s/>## returns matrix</text:p>
      <text:p text:style-name="Normal">1 3</text:p>
      <text:p text:style-name="Normal">2 4</text:p>
      <text:p text:style-name="Normal"/>
      <text:p text:style-name="Normal">$b</text:p>
      <text:p text:style-name="Normal">## returns matrix</text:p>
      <text:p text:style-name="Normal">1 4</text:p>
      <text:p text:style-name="Normal">2 5</text:p>
      <text:p text:style-name="Normal">3 6</text:p>
      <text:p text:style-name="Normal"/>
      <text:p text:style-name="Normal">Say we want to grab the first column of each.</text:p>
      <text:p text:style-name="Normal">&gt; lapply(x, function(elt) elt[,1])</text:p>
      <text:p text:style-name="Normal">$a</text:p>
      <text:p text:style-name="Normal">[1] 1 2</text:p>
      <text:p text:style-name="Normal"/>
      <text:p text:style-name="Normal">$b</text:p>
      <text:p text:style-name="Normal">[1] 1 2 3</text:p>
      <text:p text:style-name="Normal"/>
      <text:p text:style-name="P12">sapply</text:p>
      <text:p text:style-name="Normal">sapply is just a variance of lapply. <text:s/>sapply will try to simplify the result of lapply if possible</text:p>
      <text:list xml:id="list1374377076752048854" text:style-name="L45">
        <text:list-item>
          <text:p text:style-name="P78">if the result is a list where every element is length 1, then a vector is returned</text:p>
        </text:list-item>
        <text:list-item>
          <text:p text:style-name="P78">If the result is a list where every element is a vector of the same length (&gt;1), a matrix is returned</text:p>
        </text:list-item>
        <text:list-item>
          <text:p text:style-name="P78"><text:soft-page-break/>If it can't figure things out, a list is returned</text:p>
        </text:list-item>
      </text:list>
      <text:p text:style-name="Normal"/>
      <text:p text:style-name="Normal"/>
      <text:p text:style-name="Normal"/>
      <text:p text:style-name="Normal"/>
      <text:p text:style-name="Normal"/>
      <text:p text:style-name="Normal"/>
      <text:p text:style-name="Normal"/>
      <text:p text:style-name="P13">Loop Functions - Apply</text:p>
      <text:p text:style-name="P12">apply</text:p>
      <text:p text:style-name="Normal">apply is used to evaluate a function (often an anonymous one) over the margins of an array.</text:p>
      <text:list xml:id="list3321134951672243040" text:style-name="L46">
        <text:list-item>
          <text:p text:style-name="P79">it is most often used to apply a function to the rows or columns of a matrix</text:p>
        </text:list-item>
        <text:list-item>
          <text:p text:style-name="P79">it can be used with general arrays, e.g. taking the average of an array of matrices</text:p>
        </text:list-item>
        <text:list-item>
          <text:p text:style-name="P79">it is not really faster than writing a loop, but it works in one line!</text:p>
        </text:list-item>
      </text:list>
      <text:p text:style-name="Normal">Arguments</text:p>
      <text:list xml:id="list2136258067357957063" text:style-name="L47">
        <text:list-item>
          <text:p text:style-name="P80">X is an array</text:p>
        </text:list-item>
        <text:list-item>
          <text:p text:style-name="P80">MARGIN is an integer vector indicating which margins should be "retained"</text:p>
        </text:list-item>
        <text:list-item>
          <text:p text:style-name="P80">FUN is a function to be applied</text:p>
        </text:list-item>
        <text:list-item>
          <text:p text:style-name="P80">... is for other arguments to be passed into FUN</text:p>
        </text:list-item>
      </text:list>
      <text:p text:style-name="Normal"/>
      <text:p text:style-name="Normal">&gt; x &lt;- matrix(rnorm(200), 20, 10) <text:s/>## <text:s/>this matrix has 20 rows and 10 columns</text:p>
      <text:p text:style-name="Normal">&gt; apply(x, 2, mean) <text:s/>## calculate the mean of each column in the matrix</text:p>
      <text:p text:style-name="Normal">&gt; apply(x, 1, sum) <text:s/>## <text:s/>calculate the sum of each row in the matrix</text:p>
      <text:p text:style-name="Normal"/>
      <text:p text:style-name="P12">col/row sums and means</text:p>
      <text:p text:style-name="Normal">For sums and means of matrix dimensions, we have some shortcuts</text:p>
      <text:list xml:id="list2826747105134732718" text:style-name="L48">
        <text:list-item>
          <text:p text:style-name="P81">rowSums = apply(x, 1, sum)</text:p>
        </text:list-item>
        <text:list-item>
          <text:p text:style-name="P81">rowMeans = apply(x, 1, mean)</text:p>
        </text:list-item>
        <text:list-item>
          <text:p text:style-name="P81">colSums = apply(x, 2, sum_</text:p>
        </text:list-item>
        <text:list-item>
          <text:p text:style-name="P81">colMeans = apply(x, 2, mean)</text:p>
        </text:list-item>
      </text:list>
      <text:p text:style-name="Normal">The shrotcut functions are much faster, but you won't notice unless you're using a large matrix. </text:p>
      <text:p text:style-name="Normal"/>
      <text:p text:style-name="P12">Other Ways to Apply</text:p>
      <text:p text:style-name="Normal">Quantiles of the rows of a matrix.</text:p>
      <text:p text:style-name="Normal">suppose you have a matrix of 20 rows and 10 columns</text:p>
      <text:p text:style-name="Normal">&gt; x &lt;- matrix(rnorm(200), 20, 10)</text:p>
      <text:p text:style-name="Normal"/>
      <text:p text:style-name="Normal">Suppose you want to go through each row of the matrix and calculate the 25th and 75th percentile of that row. <text:s/>Apply on x and pass in the margin 1 (for row), then pass the quantile function. <text:s/>The quantile function <text:span text:style-name="Default_20_Paragraph_20_Font"><text:span text:style-name="T4">needs</text:span></text:span> the quantiles you want to calculate. <text:s/>The argument for quantiles is called probs.=====</text:p>
      <text:p text:style-name="Normal">&gt; apply(x, 1, quantile, probs = c(0.25, 0.75)).</text:p>
      <text:p text:style-name="Normal"/>
      <text:p text:style-name="Normal">There will be two numbers that are returned per row. <text:s/>Apply will create a matrix that has two rows and the number of columns equals the # of rows in this matrix (which is 20). <text:s/>So it returns a 2 by 20 matrix where each row is either 25% or 75% quantile.</text:p>
      <text:p text:style-name="Normal"/>
      <text:p text:style-name="Normal"/>
      <text:p text:style-name="P12">Apply</text:p>
      <text:p text:style-name="Normal">Suppose I have an array I want to do something with. <text:s/>It will be 2 rows, 2 columns, and 10 for its 3rd <text:soft-page-break/>dimension.</text:p>
      <text:p text:style-name="Normal">&gt; a &lt;- array(rnorm(2 * 2 * 10), c(2, 2, 10))</text:p>
      <text:p text:style-name="Normal">Suppose I have a bunch of 2x2 matrices (10 of them) and I want to take the average of each of them. <text:s/>I want to keep the first and second dimension, but want to collapse the third dimension.</text:p>
      <text:p text:style-name="Normal"/>
      <text:p text:style-name="Normal"/>
      <text:p text:style-name="Normal">&gt; apply(a, c(1, 2), mean) <text:s text:c="6"/>## <text:s/>the margin I give it is 1,2 and it will collapse the 3rd dimension</text:p>
      <text:p text:style-name="Normal">## returns 2 by 2 matrix</text:p>
      <text:p text:style-name="Normal"/>
      <text:p text:style-name="Normal">&gt; rowMeans(a, dims = 2)</text:p>
      <text:p text:style-name="Normal">## returns 2 by 2 matrix</text:p>
      <text:p text:style-name="Normal"/>
      <text:p text:style-name="P13">Loop Functions - mapply</text:p>
      <text:p text:style-name="P12">mapply</text:p>
      <text:p text:style-name="Normal">mapply is a multivariate apply of sorts which applies a function in parallel over a set of arguments.</text:p>
      <text:p text:style-name="Normal">&gt; str(mapply)</text:p>
      <text:p text:style-name="Normal">Arguments</text:p>
      <text:list xml:id="list6121791951247004027" text:style-name="L49">
        <text:list-item>
          <text:p text:style-name="P82">FUN is a function to apply</text:p>
        </text:list-item>
        <text:list-item>
          <text:p text:style-name="P82">... contains arguments to apply over.</text:p>
        </text:list-item>
        <text:list-item>
          <text:p text:style-name="P82">MoreArgs is a list of other arguments to FUN</text:p>
        </text:list-item>
        <text:list-item>
          <text:p text:style-name="P82">SIMPLIFY indicates whether the results should be simplified</text:p>
        </text:list-item>
      </text:list>
      <text:p text:style-name="Normal">lapply only applies a function over elements of a single object. <text:s/>(lapply uses a single list)</text:p>
      <text:p text:style-name="Normal">mapply can take multiple list arguments and apply functions to the multiple lists in paralell</text:p>
      <text:p text:style-name="Normal"/>
      <text:p text:style-name="Normal">The number of arguments in your function must be at least as much as the number of lists you're passing it.</text:p>
      <text:p text:style-name="Normal"/>
      <text:p text:style-name="Normal">The following is tedious to type</text:p>
      <text:p text:style-name="Normal">&gt; list(rep(1, 4), rep(2, 3), rep(3, 2), rep(4, 1))</text:p>
      <text:p text:style-name="Normal"/>
      <text:p text:style-name="Normal">Instead we can do</text:p>
      <text:p text:style-name="Normal">&gt; mapply(rep, 1:4, 4:1)</text:p>
      <text:p text:style-name="Normal">[[1]]</text:p>
      <text:p text:style-name="Normal">[1] 1 1 1 1</text:p>
      <text:p text:style-name="Normal"/>
      <text:p text:style-name="Normal">[[2]]</text:p>
      <text:p text:style-name="Normal">[1] 2 2 2</text:p>
      <text:p text:style-name="Normal"/>
      <text:p text:style-name="Normal">[[3]]</text:p>
      <text:p text:style-name="Normal">[1] 3 3</text:p>
      <text:p text:style-name="Normal"/>
      <text:p text:style-name="Normal">[[4]]</text:p>
      <text:p text:style-name="Normal">[1] 4</text:p>
      <text:p text:style-name="Normal"/>
      <text:p text:style-name="P12">Vectorizing a Function</text:p>
      <text:p text:style-name="Normal">&gt; noice &lt;- function(n, mean, sd) {</text:p>
      <text:p text:style-name="Normal">+ rnorm(n, mean, sd)</text:p>
      <text:p text:style-name="Normal">+ }</text:p>
      <text:p text:style-name="Normal">&gt; noise(5, 1, 2)</text:p>
      <text:p text:style-name="Normal"><text:soft-page-break/>## <text:s/>returns a vector of 5 elements</text:p>
      <text:p text:style-name="Normal">## <text:s/>5 normal random variables with mean 1 and sd 2</text:p>
      <text:p text:style-name="Normal"/>
      <text:p text:style-name="Normal">&gt; noise(1:5, 1:5, 2)</text:p>
      <text:p text:style-name="Normal">## <text:s/>returns a vector of 5 elements</text:p>
      <text:p text:style-name="Normal">## <text:s/>this function doesn't work correctly with a vector of arguments. <text:s/>We want 1 random normal with mean 1, 2 random normals with mean 2, 3 random normals with mean 3, ...</text:p>
      <text:p text:style-name="Normal"/>
      <text:p text:style-name="P12">Instant Vectorization</text:p>
      <text:p text:style-name="Normal">Instead we use mapply</text:p>
      <text:p text:style-name="Normal">&gt; mapply(noise, 1:5, 1:5, 2)</text:p>
      <text:p text:style-name="Normal">## <text:s/>returns a list of 5 elements. <text:s/>The first element is an vector of length 1 with mean 1. <text:s/>The second element is an vector of length 2 with mean 2. <text:s/>The last element is an vector of length 5 with mean 5.</text:p>
      <text:p text:style-name="Normal"/>
      <text:p text:style-name="Normal">That returns the same results as the following:</text:p>
      <text:p text:style-name="Normal">&gt; list(noise(1, 1, 2), noise(2, 2, 2),</text:p>
      <text:p text:style-name="Normal"><text:s text:c="9"/>noise(3, 3, 2), noise(4, 4, 2),</text:p>
      <text:p text:style-name="Normal"><text:s text:c="9"/>noise(5, 5, 2))</text:p>
      <text:p text:style-name="Normal"/>
      <text:p text:style-name="P13">Loop Functions - tapply</text:p>
      <text:p text:style-name="P12">tapply</text:p>
      <text:p text:style-name="Normal">tapply is used to apply a function over subsets of a vector</text:p>
      <text:p text:style-name="Normal">Arguments</text:p>
      <text:list xml:id="list7402588288215934789" text:style-name="L50">
        <text:list-item>
          <text:p text:style-name="P83">X is a vector</text:p>
        </text:list-item>
        <text:list-item>
          <text:p text:style-name="P83">INDEX is a factor or a list of factors (or else they are coerced to factors)</text:p>
        </text:list-item>
        <text:list-item>
          <text:p text:style-name="P83">FUN is a function to be applied</text:p>
        </text:list-item>
        <text:list-item>
          <text:p text:style-name="P83">... contains other arguments to be passed FUN</text:p>
        </text:list-item>
        <text:list-item>
          <text:p text:style-name="P83">simplify, should we simplify the result?</text:p>
        </text:list-item>
      </text:list>
      <text:p text:style-name="Normal"/>
      <text:p text:style-name="Normal">The idea is you have a numeric vector. <text:s/>There are pieces of this vector that you want to calculate a summary statistic over. <text:s/>So you have another variable or object that identifies which element of your numeric vector belongs to which group. <text:s/>With each group, you're going to calculate a summary statistic, like a mean or standard deviation.</text:p>
      <text:p text:style-name="Normal"/>
      <text:p text:style-name="Normal">The first argument is a vector. <text:s/>The second argument is another vector of the same length which identifies which group each element of the vector is part of. <text:s/>For example men and women. <text:s/>You need a factor variable to identify which are men and which are women. <text:s/>Thirdly you pass in FUN as the function you want to apply. <text:s/>The ... are the other arguments that may go to this function. <text:s/>If you say simplify = FALSE it won't simplify the way sapply does. <text:s/>By default it is true.</text:p>
      <text:p text:style-name="P13"/>
      <text:p text:style-name="Normal">Take Group Means</text:p>
      <text:p text:style-name="Normal">&gt; x &lt;- c(rnorm(10), runif(10), rnorm(10, 1)) <text:s text:c="2"/>## 10 normals, 10 uniform, then 10 normals with mean 1</text:p>
      <text:p text:style-name="Normal">&gt; f &lt;- gl(3, 10) <text:s text:c="2"/>## <text:s/>factor variable using gl</text:p>
      <text:p text:style-name="Normal">&gt; f</text:p>
      <text:p text:style-name="Normal">[1] <text:s text:c="2"/>1 1 1 1 1 1 1 1 1 1 2 2 2 2 2 2 2 2 2 2 3 3 3 <text:s text:c="2"/>## 10 of each</text:p>
      <text:p text:style-name="Normal">[24] 3 3 3 3 3 3 3</text:p>
      <text:p text:style-name="Normal">Levels: <text:s/>1 2 3</text:p>
      <text:p text:style-name="Normal">&gt; tapply(x, f, mean)</text:p>
      <text:p text:style-name="Normal"><text:s text:c="14"/>1 <text:s text:c="15"/>2 <text:s text:c="13"/>3</text:p>
      <text:p text:style-name="Normal"><text:soft-page-break/>0.114464 <text:s text:c="2"/>0.5163468 1.2463678</text:p>
      <text:p text:style-name="Normal"/>
      <text:p text:style-name="Normal">Taking a group without simplificaiton. </text:p>
      <text:p text:style-name="Normal">&gt; tapply(x, f, mean, simplify = FALSE)</text:p>
      <text:p text:style-name="Normal">$'1'</text:p>
      <text:p text:style-name="Normal">[1] 0.114464 <text:s text:c="2"/></text:p>
      <text:p text:style-name="Normal"/>
      <text:p text:style-name="Normal">$'2'</text:p>
      <text:p text:style-name="Normal">[1] 0.114464 <text:s text:c="2"/></text:p>
      <text:p text:style-name="Normal"/>
      <text:p text:style-name="Normal">$'3'</text:p>
      <text:p text:style-name="Normal">[1] 1.2463678</text:p>
      <text:p text:style-name="Normal"/>
      <text:p text:style-name="Normal">&gt; tapply(x, f, range) <text:s text:c="2"/>## <text:s/>instead of the mean this shows the range</text:p>
      <text:p text:style-name="Normal">$'1'</text:p>
      <text:p text:style-name="Normal">[1] -1.09 2.69 <text:s text:c="4"/>## <text:s/>a list where each element is a vector of length 2</text:p>
      <text:p text:style-name="Normal"/>
      <text:p text:style-name="Normal">$'2'</text:p>
      <text:p text:style-name="Normal">[1] 0.09 0.79 <text:s/></text:p>
      <text:p text:style-name="Normal"/>
      <text:p text:style-name="Normal">$'3'</text:p>
      <text:p text:style-name="Normal">[1] 0.47 2.59</text:p>
      <text:p text:style-name="Normal"/>
      <text:p text:style-name="Normal"/>
      <text:p text:style-name="Normal">tapply is useful because it splits up a vector in little pieces and gives a summary to each of the pieces and then after it applies that function it brings the pieces back together agai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P13">Loop Functions - split</text:p>
      <text:p text:style-name="P12">split</text:p>
      <text:p text:style-name="Normal">split isn't a loop function but is very handly when used in conjunction with apply functions.</text:p>
      <text:p text:style-name="Normal">split takes a vector or other objects and splits it into groups determined by a factor or list of factors.</text:p>
      <text:p text:style-name="Normal"/>
      <text:p text:style-name="Normal">Arguments</text:p>
      <text:list xml:id="list5831944077608881554" text:style-name="L51">
        <text:list-item>
          <text:p text:style-name="P84">x is a vector (or list) or data frame</text:p>
        </text:list-item>
        <text:list-item>
          <text:p text:style-name="P84">f is a factor (or coerced to one) or a list of factors <text:s text:c="2"/>(These identify which are in a group)</text:p>
        </text:list-item>
        <text:list-item>
          <text:p text:style-name="P84">drop indicates whether empty factors levels should be dropped (FALSE by default)</text:p>
        </text:list-item>
      </text:list>
      <text:p text:style-name="Normal"/>
      <text:p text:style-name="Normal">If f has three groups, the split function can split the x vector into 3 groups. <text:s/>It's like tapply but without applying the summary statistic. <text:s/>Once you have these separate groups, you can use sapply or lapply to each group.</text:p>
      <text:p text:style-name="Normal"/>
      <text:p text:style-name="Normal">&gt; x &lt;- c(rnorm(10), runif(10), rnorm(10, 1))</text:p>
      <text:p text:style-name="Normal">&gt; f &lt;- gl(3, 10)</text:p>
      <text:p text:style-name="Normal">&gt; split(x, f)</text:p>
      <text:p text:style-name="Normal">## this returns a list of three elements $'1', $'2', $'3'. <text:s/>Each element is a vector of 10 numbers.</text:p>
      <text:p text:style-name="Normal"/>
      <text:p text:style-name="Normal">A common idiom is split followed by an lapply.</text:p>
      <text:p text:style-name="Normal">&gt; lapply(split(x, f), mean)</text:p>
      <text:p text:style-name="Normal">$'1'</text:p>
      <text:p text:style-name="Normal">[1] 0.11</text:p>
      <text:p text:style-name="Normal"/>
      <text:p text:style-name="Normal">$'2'</text:p>
      <text:p text:style-name="Normal">[1] 0.52</text:p>
      <text:p text:style-name="Normal"/>
      <text:p text:style-name="Normal">$'3'</text:p>
      <text:p text:style-name="Normal">[1] 1.25</text:p>
      <text:p text:style-name="Normal">## tapply could do the same thing in this case</text:p>
      <text:p text:style-name="Normal"/>
      <text:p text:style-name="P12">Splitting a Data Frame</text:p>
      <text:p text:style-name="Normal">Split can be used to split much more complicated objects</text:p>
      <text:p text:style-name="Normal">&gt; library(datasets)</text:p>
      <text:p text:style-name="Normal">&gt; head(airquality)</text:p>
      <text:p text:style-name="Normal">We may want to calculate the mean within each month. <text:s/>We can split it into monthly pieces then use lapply or sapply.</text:p>
      <text:p text:style-name="P12">Splitting a Data Frame</text:p>
      <text:p text:style-name="Normal">x &lt;- split(airquality, airquality$Month)</text:p>
      <text:p text:style-name="Normal">lapply(n, function(x) colMeans(x[, c("Ozone", "solar.R", "Wind")]))</text:p>
      <text:p text:style-name="Normal">$'5'</text:p>
      <text:p text:style-name="Normal"><text:soft-page-break/><text:s text:c="5"/>Ozone <text:s text:c="3"/>Solar.R <text:s text:c="2"/>Wind</text:p>
      <text:p text:style-name="Normal"><text:s text:c="8"/>NA <text:s text:c="6"/>NA <text:s text:c="5"/>11.62258</text:p>
      <text:p text:style-name="Normal">$'6'</text:p>
      <text:p text:style-name="Normal"><text:s text:c="5"/>Ozone <text:s text:c="3"/>Solar.R <text:s text:c="2"/>Wind</text:p>
      <text:p text:style-name="Normal"><text:s text:c="8"/>NA <text:s text:c="6"/>190.17 <text:s text:c="5"/>10.2667</text:p>
      <text:p text:style-name="Normal"/>
      <text:p text:style-name="Normal"/>
      <text:p text:style-name="Normal"/>
      <text:p text:style-name="Normal">&gt; sapply(s, function(x) colMeans(x[, c("Ozone", "solar.R", "Wind")]))</text:p>
      <text:p text:style-name="Normal"/>
      <text:p text:style-name="Normal">this will make it cleaner and all one matrix</text:p>
      <text:p text:style-name="Normal"/>
      <text:p text:style-name="Normal">&gt; sapply(s, function(x) colMeans(x[, c("Ozone", "solar.R", "Wind")],</text:p>
      <text:p text:style-name="Normal"><text:s text:c="54"/>na.rm = TRUE))</text:p>
      <text:p text:style-name="Normal"/>
      <text:p text:style-name="Normal">this will ignore the NA values in mean calculations</text:p>
      <text:p text:style-name="Normal"/>
      <text:p text:style-name="P12">Splitting on More than One Level</text:p>
      <text:p text:style-name="Normal">&gt; x &lt;- rnorm(10)</text:p>
      <text:p text:style-name="Normal">&gt; f1 &lt;- gl(2, 5)</text:p>
      <text:p text:style-name="Normal">f2 &lt;- gl(5, 2)</text:p>
      <text:p text:style-name="Normal">&gt; f1</text:p>
      <text:p text:style-name="Normal">[1] 1 1 1 1 1 2 2 2 2 2</text:p>
      <text:p text:style-name="Normal">Levels: 1 2</text:p>
      <text:p text:style-name="Normal">&gt; f2</text:p>
      <text:p text:style-name="Normal">[1] 1 1 2 2 3 3 4 4 5 5</text:p>
      <text:p text:style-name="Normal">Levels: 1 2 3 4 5</text:p>
      <text:p text:style-name="Normal">&gt; interaction(f1, f2)</text:p>
      <text:p text:style-name="Normal">[1] 1.1 1.1 1.2 1.2 1.3 2.3 2.4 2.4 2.5 2.5</text:p>
      <text:p text:style-name="Normal">10 Levels: 1.1 2.1 1.2 2.2 1.3 2.3 1.4 ... 2.5</text:p>
      <text:p text:style-name="Normal"/>
      <text:p text:style-name="Normal">We can split this by the 10 different levels</text:p>
      <text:p text:style-name="Normal">Interactions can create empty levels.</text:p>
      <text:p text:style-name="Normal"/>
      <text:p text:style-name="Normal">&gt; str(split(x, list(f1, f2)))</text:p>
      <text:p text:style-name="Normal">List of 10</text:p>
      <text:p text:style-name="Normal">$ 1.1: num [1:2] -0.378 0.445</text:p>
      <text:p text:style-name="Normal">$ 2.1: num(0) <text:s text:c="2"/>## <text:s/>Empty Level</text:p>
      <text:p text:style-name="Normal">$ 1.2: num[1:2] 1.4066 0.0166</text:p>
      <text:p text:style-name="Normal">$ 2.2: num(0)</text:p>
      <text:p text:style-name="Normal">....</text:p>
      <text:p text:style-name="Normal"/>
      <text:p text:style-name="Normal"/>
      <text:p text:style-name="Normal">Empty levels can be dropped if you specify that drop = TRUE</text:p>
      <text:p text:style-name="Normal"/>
      <text:p text:style-name="Normal">&gt; str(split(x, list(f1, f2), drop = TRUE))</text:p>
      <text:p text:style-name="Normal">List of 6</text:p>
      <text:p text:style-name="Normal">$ 1.1: num [1:2] -0.378 0.445</text:p>
      <text:p text:style-name="Normal">$ 1.2: num[1:2] 1.4066 0.0166</text:p>
      <text:p text:style-name="Normal"><text:soft-page-break/>$1.3: num -0.355</text:p>
      <text:p text:style-name="Normal">...</text:p>
      <text:p text:style-name="Normal"><text:span text:style-name="Default_20_Paragraph_20_Font"><text:span text:style-name="T7">Debugging Tools (Make sure to watch the first one)</text:span></text:span></text:p>
      <text:p text:style-name="Normal"><text:span text:style-name="Default_20_Paragraph_20_Font"><text:span text:style-name="T9">These can be useful for figuring out what is wrong after you discover that there is a problem.</text:span></text:span></text:p>
      <text:p text:style-name="Normal"><text:span text:style-name="Default_20_Paragraph_20_Font"><text:span text:style-name="T10">Something's Wrong!</text:span></text:span></text:p>
      <text:p text:style-name="Normal"><text:span text:style-name="Default_20_Paragraph_20_Font"><text:span text:style-name="T11">Indications that something's not right</text:span></text:span></text:p>
      <text:list xml:id="list930032767065393690" text:style-name="L52">
        <text:list-item>
          <text:p text:style-name="P14"><text:span text:style-name="Default_20_Paragraph_20_Font"><text:span text:style-name="T11">message: A generic notification/diagnostic message produced by the message function; execution of the function continues</text:span></text:span></text:p>
        </text:list-item>
        <text:list-item>
          <text:p text:style-name="P14"><text:span text:style-name="Default_20_Paragraph_20_Font"><text:span text:style-name="T11">warning: An indication that something's wrong but not necessarily fatal; execution of the function continues; generated by the warning function.</text:span></text:span></text:p>
        </text:list-item>
        <text:list-item>
          <text:p text:style-name="P14"><text:span text:style-name="Default_20_Paragraph_20_Font"><text:span text:style-name="T11">Error: An indication that a fatal problem has occurred; execution stops; produced by the stop function</text:span></text:span></text:p>
        </text:list-item>
        <text:list-item>
          <text:p text:style-name="P14"><text:span text:style-name="Default_20_Paragraph_20_Font"><text:span text:style-name="T11">condition: A generic concept for indicating that something unexpected can occur; programmers can create their own conditions.</text:span></text:span></text:p>
        </text:list-item>
      </text:list>
      <text:p text:style-name="Normal"><text:span text:style-name="Default_20_Paragraph_20_Font"><text:span text:style-name="T11">Warning:</text:span></text:span></text:p>
      <text:p text:style-name="Normal"><text:span text:style-name="Default_20_Paragraph_20_Font"><text:span text:style-name="T11">&gt; log(-1)</text:span></text:span></text:p>
      <text:p text:style-name="Normal"><text:span text:style-name="Default_20_Paragraph_20_Font"><text:span text:style-name="T11">[1] NaN</text:span></text:span></text:p>
      <text:p text:style-name="Normal"><text:span text:style-name="Default_20_Paragraph_20_Font"><text:span text:style-name="T11">Warning message:</text:span></text:span></text:p>
      <text:p text:style-name="Normal"><text:span text:style-name="Default_20_Paragraph_20_Font"><text:span text:style-name="T11">ln log(-1) : NaNs produced</text:span></text:span></text:p>
      <text:p text:style-name="Normal"><text:span text:style-name="Default_20_Paragraph_20_Font"><text:span text:style-name="T11"/></text:span></text:p>
      <text:p text:style-name="Normal"><text:span text:style-name="Default_20_Paragraph_20_Font"><text:span text:style-name="T11">printmessage &lt;- function(x) {</text:span></text:span></text:p>
      <text:p text:style-name="Normal"><text:span text:style-name="Default_20_Paragraph_20_Font"><text:span text:style-name="T11"><text:tab/>if(x &gt; 0)</text:span></text:span></text:p>
      <text:p text:style-name="Normal"><text:span text:style-name="Default_20_Paragraph_20_Font"><text:span text:style-name="T11"><text:tab/><text:tab/>print(“x is greater than zero”)</text:span></text:span></text:p>
      <text:p text:style-name="Normal"><text:span text:style-name="Default_20_Paragraph_20_Font"><text:span text:style-name="T11"><text:tab/>else</text:span></text:span></text:p>
      <text:p text:style-name="Normal"><text:span text:style-name="Default_20_Paragraph_20_Font"><text:span text:style-name="T11"><text:tab/><text:tab/>print(“x is less than or equal to zero”)</text:span></text:span></text:p>
      <text:p text:style-name="Normal"><text:span text:style-name="Default_20_Paragraph_20_Font"><text:span text:style-name="T11"><text:tab/>invisible(x) <text:s text:c="2"/>## <text:s/>invisible is a function that prevents auto printing</text:span></text:span></text:p>
      <text:p text:style-name="Normal"><text:span text:style-name="Default_20_Paragraph_20_Font"><text:span text:style-name="T11">}</text:span></text:span></text:p>
      <text:p text:style-name="Normal"><text:span text:style-name="Default_20_Paragraph_20_Font"><text:span text:style-name="T11"/></text:span></text:p>
      <text:p text:style-name="Normal"><text:span text:style-name="Default_20_Paragraph_20_Font"><text:span text:style-name="T11">&gt; printmessage(1)</text:span></text:span></text:p>
      <text:p text:style-name="Normal"><text:span text:style-name="Default_20_Paragraph_20_Font"><text:span text:style-name="T11">[1] “x is greater than zero”</text:span></text:span></text:p>
      <text:p text:style-name="Normal"><text:span text:style-name="Default_20_Paragraph_20_Font"><text:span text:style-name="T11">&gt; printmessage(NA)</text:span></text:span></text:p>
      <text:p text:style-name="Normal"><text:span text:style-name="Default_20_Paragraph_20_Font"><text:span text:style-name="T11">Error in if (x &gt; 0) { : missing value where TRUE/FALSE needed ... }</text:span></text:span></text:p>
      <text:p text:style-name="Normal"><text:span text:style-name="Default_20_Paragraph_20_Font"><text:span text:style-name="T11"/></text:span></text:p>
      <text:p text:style-name="Normal"><text:span text:style-name="Default_20_Paragraph_20_Font"><text:span text:style-name="T11">can fix this by this function:</text:span></text:span></text:p>
      <text:p text:style-name="Normal"><text:span text:style-name="Default_20_Paragraph_20_Font"><text:span text:style-name="T11"/></text:span></text:p>
      <text:p text:style-name="Normal"><text:span text:style-name="Default_20_Paragraph_20_Font"><text:span text:style-name="T11">printmessage2 &lt;- function(x) {</text:span></text:span></text:p>
      <text:p text:style-name="Normal"><text:span text:style-name="Default_20_Paragraph_20_Font"><text:span text:style-name="T11"><text:tab/>if(is.na(x))</text:span></text:span></text:p>
      <text:p text:style-name="Normal"><text:span text:style-name="Default_20_Paragraph_20_Font"><text:span text:style-name="T11"><text:tab/><text:tab/>print(“x is a missing value!”)</text:span></text:span></text:p>
      <text:p text:style-name="Normal"><text:span text:style-name="Default_20_Paragraph_20_Font"><text:span text:style-name="T11"><text:tab/>else if(x &gt; 0)</text:span></text:span></text:p>
      <text:p text:style-name="Normal"><text:span text:style-name="Default_20_Paragraph_20_Font"><text:span text:style-name="T11"><text:tab/><text:tab/>print(“x is greater than zero”)</text:span></text:span></text:p>
      <text:p text:style-name="Normal"><text:span text:style-name="Default_20_Paragraph_20_Font"><text:span text:style-name="T11"><text:tab/>else</text:span></text:span></text:p>
      <text:p text:style-name="Normal"><text:span text:style-name="Default_20_Paragraph_20_Font"><text:span text:style-name="T11"><text:tab/><text:tab/>print(“x is less than or equal to zero”)</text:span></text:span></text:p>
      <text:p text:style-name="Normal"><text:span text:style-name="Default_20_Paragraph_20_Font"><text:span text:style-name="T11"><text:tab/>invisible(x) <text:s text:c="2"/>## <text:s/>invisible is a function that prevents auto printing</text:span></text:span></text:p>
      <text:p text:style-name="Normal"><text:span text:style-name="Default_20_Paragraph_20_Font"><text:span text:style-name="T11">}</text:span></text:span></text:p>
      <text:p text:style-name="Normal"><text:span text:style-name="Default_20_Paragraph_20_Font"><text:span text:style-name="T11"/></text:span></text:p>
      <text:p text:style-name="Normal"><text:span text:style-name="Default_20_Paragraph_20_Font"><text:span text:style-name="T11">&gt; x &lt;- log(-1)</text:span></text:span></text:p>
      <text:p text:style-name="Normal"><text:span text:style-name="Default_20_Paragraph_20_Font"><text:span text:style-name="T11">Warning message:</text:span></text:span></text:p>
      <text:p text:style-name="Normal"><text:span text:style-name="Default_20_Paragraph_20_Font"><text:span text:style-name="T11">ln log(-1) : NaNs produced <text:s text:c="10"/>## <text:s/>we get a warning but can move on</text:span></text:span></text:p>
      <text:p text:style-name="Normal"><text:span text:style-name="Default_20_Paragraph_20_Font"><text:span text:style-name="T11">&gt; printmessage2(x)</text:span></text:span></text:p>
      <text:p text:style-name="Normal"><text:soft-page-break/><text:span text:style-name="Default_20_Paragraph_20_Font"><text:span text:style-name="T11">[1] “x is a missing value!” <text:s text:c="11"/>## this time we don't get an error</text:span></text:span></text:p>
      <text:p text:style-name="Normal"><text:span text:style-name="Default_20_Paragraph_20_Font"><text:span text:style-name="T11"/></text:span></text:p>
      <text:p text:style-name="Normal"><text:span text:style-name="Default_20_Paragraph_20_Font"><text:span text:style-name="T11">How do you know that something is wrong with your function?</text:span></text:span></text:p>
      <text:list xml:id="list6864663900823555255" text:style-name="L53">
        <text:list-item>
          <text:p text:style-name="P15"><text:span text:style-name="Default_20_Paragraph_20_Font"><text:span text:style-name="T11">What was your input? <text:s/>How did you call the function? <text:s/>(What did you actually use as input)</text:span></text:span></text:p>
        </text:list-item>
        <text:list-item>
          <text:p text:style-name="P15"><text:span text:style-name="Default_20_Paragraph_20_Font"><text:span text:style-name="T11">What were you expecting? <text:s/>Output, messages, other results?</text:span></text:span></text:p>
        </text:list-item>
        <text:list-item>
          <text:p text:style-name="P15"><text:span text:style-name="Default_20_Paragraph_20_Font"><text:span text:style-name="T11">What did you get?</text:span></text:span></text:p>
        </text:list-item>
        <text:list-item>
          <text:p text:style-name="P15"><text:span text:style-name="Default_20_Paragraph_20_Font"><text:span text:style-name="T11">How does what you get differ from what you were expecting?</text:span></text:span></text:p>
        </text:list-item>
        <text:list-item>
          <text:p text:style-name="P15"><text:span text:style-name="Default_20_Paragraph_20_Font"><text:span text:style-name="T11">Were your expectations correct in the first place?</text:span></text:span></text:p>
        </text:list-item>
        <text:list-item>
          <text:p text:style-name="P15"><text:span text:style-name="Default_20_Paragraph_20_Font"><text:span text:style-name="T11">Can you reproduce the problem (exactly)?</text:span></text:span></text:p>
        </text:list-item>
      </text:list>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8">Debugging Tools - Basic Tools</text:span></text:span></text:p>
      <text:p text:style-name="Normal"><text:span text:style-name="Default_20_Paragraph_20_Font"><text:span text:style-name="T10">Debugging Tools in R</text:span></text:span></text:p>
      <text:p text:style-name="Normal"><text:span text:style-name="Default_20_Paragraph_20_Font"><text:span text:style-name="T11">You can use R for 6 years and not use these functions.</text:span></text:span></text:p>
      <text:p text:style-name="Normal"><text:span text:style-name="Default_20_Paragraph_20_Font"><text:span text:style-name="T11">The primary tools for debugging functions in R are</text:span></text:span></text:p>
      <text:list xml:id="list4907367951767874012" text:style-name="L54">
        <text:list-item>
          <text:p text:style-name="P16"><text:span text:style-name="Default_20_Paragraph_20_Font"><text:span text:style-name="T11">traceback: prints out the function call stack after an error occurs; does nothing if there's no error</text:span></text:span></text:p>
        </text:list-item>
        <text:list-item>
          <text:p text:style-name="P16"><text:span text:style-name="Default_20_Paragraph_20_Font"><text:span text:style-name="T11">debug: flags a function for “debug” mode which allows you to step through execution of a function one line at a time</text:span></text:span></text:p>
        </text:list-item>
        <text:list-item>
          <text:p text:style-name="P16"><text:span text:style-name="Default_20_Paragraph_20_Font"><text:span text:style-name="T11">browser: suspends the execution of a function wherever it is called and puts the function in debug mode</text:span></text:span></text:p>
        </text:list-item>
        <text:list-item>
          <text:p text:style-name="P16"><text:span text:style-name="Default_20_Paragraph_20_Font"><text:span text:style-name="T11">trace: allows you to insert debugging code into a function in specific places; without editing the function itself. <text:s/>Useful when debugging someone's code.</text:span></text:span></text:p>
        </text:list-item>
        <text:list-item>
          <text:p text:style-name="P16"><text:span text:style-name="Default_20_Paragraph_20_Font"><text:span text:style-name="T11">recover: allows you to modify the error behavior so that you can browse the function call stack</text:span></text:span></text:p>
        </text:list-item>
      </text:list>
      <text:p text:style-name="Normal"><text:span text:style-name="Default_20_Paragraph_20_Font"><text:span text:style-name="T11">These are interactive tools specifically designed to allow you to pick through a function. <text:s/>There's also the more blunt technique of inserting print/cat statements in the function. <text:s/>Print works fine, you just have to delete the prints after. <text:s/>Debuggers can make you form bad habits of writing messy code because the debugger can find the errors.</text:span></text:span></text:p>
      <text:p text:style-name="Normal"><text:span text:style-name="Default_20_Paragraph_20_Font"><text:span text:style-name="T11"/></text:span></text:p>
      <text:p text:style-name="Normal"><text:span text:style-name="Default_20_Paragraph_20_Font"><text:span text:style-name="T11">debug starts at the top of the function. <text:s/>browser allows you to start in the middle of the function.</text:span></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oft-page-break/><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8">Debugging Tools - Using the Tools</text:span></text:span></text:p>
      <text:p text:style-name="Normal"><text:span text:style-name="Default_20_Paragraph_20_Font"><text:span text:style-name="T10">traceback</text:span></text:span></text:p>
      <text:p text:style-name="Normal"><text:span text:style-name="Default_20_Paragraph_20_Font"><text:span text:style-name="T11">&gt; mean(x)</text:span></text:span></text:p>
      <text:p text:style-name="Normal"><text:span text:style-name="Default_20_Paragraph_20_Font"><text:span text:style-name="T11">Error in mean(x) : object 'x' not found</text:span></text:span></text:p>
      <text:p text:style-name="Normal"><text:span text:style-name="Default_20_Paragraph_20_Font"><text:span text:style-name="T11">&gt; traceback()</text:span></text:span></text:p>
      <text:p text:style-name="Normal"><text:span text:style-name="Default_20_Paragraph_20_Font"><text:span text:style-name="T11">1: mean(x) <text:s text:c="2"/>## the error happened right away at the top level function.</text:span></text:span></text:p>
      <text:p text:style-name="Normal"><text:span text:style-name="Default_20_Paragraph_20_Font"><text:span text:style-name="T11">## it's very handy to just print out the traceback when talking with someone else for help.</text:span></text:span></text:p>
      <text:p text:style-name="Normal"><text:span text:style-name="Default_20_Paragraph_20_Font"><text:span text:style-name="T11">## You have to call traceback immediately after the error occurs</text:span></text:span></text:p>
      <text:p text:style-name="Normal"><text:span text:style-name="Default_20_Paragraph_20_Font"><text:span text:style-name="T11"/></text:span></text:p>
      <text:p text:style-name="Normal"><text:span text:style-name="Default_20_Paragraph_20_Font"><text:span text:style-name="T10">debug</text:span></text:span></text:p>
      <text:p text:style-name="Normal"><text:span text:style-name="Default_20_Paragraph_20_Font"><text:span text:style-name="T11">&gt; debug(lm)</text:span></text:span></text:p>
      <text:p text:style-name="Normal"><text:span text:style-name="Default_20_Paragraph_20_Font"><text:span text:style-name="T11">&gt; lm(y - x)</text:span></text:span></text:p>
      <text:p text:style-name="Normal"><text:span text:style-name="Default_20_Paragraph_20_Font"><text:span text:style-name="T11">## first it prints out the whole function body code. <text:s/>Then you get a prompt. Browse[2].</text:span></text:span></text:p>
      <text:p text:style-name="Normal"><text:span text:style-name="Default_20_Paragraph_20_Font"><text:span text:style-name="T11">## <text:s/>press n for next, and it runs the next line.</text:span></text:span></text:p>
      <text:p text:style-name="Normal"><text:span text:style-name="Default_20_Paragraph_20_Font"><text:span text:style-name="T11">## You can even run debug while in the debugger</text:span></text:span></text:p>
      <text:p text:style-name="Normal"><text:span text:style-name="Default_20_Paragraph_20_Font"><text:span text:style-name="T11"/></text:span></text:p>
      <text:p text:style-name="Normal"><text:span text:style-name="Default_20_Paragraph_20_Font"><text:span text:style-name="T10">recover</text:span></text:span></text:p>
      <text:p text:style-name="Normal"><text:span text:style-name="Default_20_Paragraph_20_Font"><text:span text:style-name="T11">&gt; options(error = recover) <text:s/>## <text:s/>sets a global option for everything in R until you quit</text:span></text:span></text:p>
      <text:p text:style-name="Normal"><text:span text:style-name="Default_20_Paragraph_20_Font"><text:span text:style-name="T11">&gt; read.csv(“nosuchfile”)</text:span></text:span></text:p>
      <text:p text:style-name="Normal"><text:span text:style-name="Default_20_Paragraph_20_Font"><text:span text:style-name="T11">Error in file(file, “rt”) : cannot open the connection</text:span></text:span></text:p>
      <text:p text:style-name="Normal"><text:span text:style-name="Default_20_Paragraph_20_Font"><text:span text:style-name="T11"/></text:span></text:p>
      <text:p text:style-name="Normal"><text:span text:style-name="Default_20_Paragraph_20_Font"><text:span text:style-name="T11">## now you get a menu; it is the function call stack, same as traceback.</text:span></text:span></text:p>
      <table:table table:name="Table29" table:style-name="Table29">
        <table:table-column table:style-name="Table29.A"/>
        <table:table-row>
          <table:table-cell table:style-name="Table29.A1" office:value-type="string">
            <text:p text:style-name="Normal"><text:span text:style-name="Default_20_Paragraph_20_Font"><text:span text:style-name="T11">Enter a frame number, or 0 to exit</text:span></text:span></text:p>
            <text:p text:style-name="Normal"><text:span text:style-name="Default_20_Paragraph_20_Font"><text:span text:style-name="T11"/></text:span></text:p>
            <text:p text:style-name="Normal"><text:span text:style-name="Default_20_Paragraph_20_Font"><text:span text:style-name="T11">1: read.csv(“nosuchfile”)</text:span></text:span></text:p>
            <text:p text:style-name="Normal"><text:span text:style-name="Default_20_Paragraph_20_Font"><text:span text:style-name="T11">2: read.table(file = file, header = header, sep = sep, quote = quote, dec =</text:span></text:span></text:p>
            <text:p text:style-name="Normal"><text:span text:style-name="Default_20_Paragraph_20_Font"><text:span text:style-name="T11">3: file(file, “rt”)</text:span></text:span></text:p>
            <text:p text:style-name="Normal"><text:span text:style-name="Default_20_Paragraph_20_Font"><text:span text:style-name="T11"/></text:span></text:p>
            <text:p text:style-name="Normal"><text:span text:style-name="Default_20_Paragraph_20_Font"><text:span text:style-name="T11">Selection: </text:span></text:span></text:p>
          </table:table-cell>
        </table:table-row>
      </table:table>
      <text:p text:style-name="Normal"><text:span text:style-name="Default_20_Paragraph_20_Font"><text:span text:style-name="T11"/></text:span></text:p>
      <text:p text:style-name="Normal"><text:span text:style-name="Default_20_Paragraph_20_Font"><text:span text:style-name="T11">In this example, if you press 1 it shows the environment of read.csv.</text:span></text:span></text:p>
      <text:p text:style-name="Normal"><text:span text:style-name="Default_20_Paragraph_20_Font"><text:span text:style-name="T11"/></text:span></text:p>
      <text:p text:style-name="Normal"><text:span text:style-name="Default_20_Paragraph_20_Font"><text:span text:style-name="T10">Debugging Summary</text:span></text:span></text:p>
      <text:list xml:id="list8852072911551118715" text:style-name="L55">
        <text:list-item>
          <text:p text:style-name="P17"><text:span text:style-name="Default_20_Paragraph_20_Font"><text:span text:style-name="T11">There are three main indications of a problem/condition: message, warning, error</text:span></text:span></text:p>
          <text:list>
            <text:list-item>
              <text:p text:style-name="P17"><text:span text:style-name="Default_20_Paragraph_20_Font"><text:span text:style-name="T11">only an error is fatal</text:span></text:span></text:p>
            </text:list-item>
          </text:list>
        </text:list-item>
        <text:list-item>
          <text:p text:style-name="P17"><text:span text:style-name="Default_20_Paragraph_20_Font"><text:span text:style-name="T11">When analyzing a function with a problem, make sure you can reproduce the problem, clearly state your expectations and how the output differs from your expectation</text:span></text:span></text:p>
        </text:list-item>
        <text:list-item>
          <text:p text:style-name="P17"><text:span text:style-name="Default_20_Paragraph_20_Font"><text:span text:style-name="T11">Interactive debugging tools traceback, debug, browser, trace, and recover can be used to find problematic code in functions</text:span></text:span></text:p>
        </text:list-item>
        <text:list-item>
          <text:p text:style-name="P17"><text:span text:style-name="Default_20_Paragraph_20_Font"><text:span text:style-name="T11">Debugging tools are not a substitute for thinking!</text:span></text:span></text:p>
        </text:list-item>
      </text:list>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oft-page-break/><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8">The str Function</text:span></text:span></text:p>
      <text:p text:style-name="Normal"><text:span text:style-name="Default_20_Paragraph_20_Font"><text:span text:style-name="T11">The str function is the most important function in R. <text:s/>Used to answer: </text:span></text:span><text:span text:style-name="Default_20_Paragraph_20_Font"><text:span text:style-name="T3">What's in this object?</text:span></text:span></text:p>
      <text:p text:style-name="Normal"><text:span text:style-name="Default_20_Paragraph_20_Font"><text:span text:style-name="T11">str: Compactly display the internal structure of an R object</text:span></text:span></text:p>
      <text:list xml:id="list673462485117748822" text:style-name="L56">
        <text:list-item>
          <text:p text:style-name="P18"><text:span text:style-name="Default_20_Paragraph_20_Font"><text:span text:style-name="T11">A diagnostic function and an alternative to 'summary'</text:span></text:span></text:p>
        </text:list-item>
        <text:list-item>
          <text:p text:style-name="P18"><text:span text:style-name="Default_20_Paragraph_20_Font"><text:span text:style-name="T11">It is especially well suited to compactly display the (abbreviated) contents of (possibly nested) lists.</text:span></text:span></text:p>
        </text:list-item>
        <text:list-item>
          <text:p text:style-name="P18"><text:span text:style-name="Default_20_Paragraph_20_Font"><text:span text:style-name="T11">Roughly one line per basic object</text:span></text:span></text:p>
        </text:list-item>
      </text:list>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11"/></text:span></text:p>
      <text:p text:style-name="Normal"><text:span text:style-name="Default_20_Paragraph_20_Font"><text:span text:style-name="T8">Simulation - Generating Random Numbers</text:span></text:span></text:p>
      <text:p text:style-name="Normal"><text:span text:style-name="Default_20_Paragraph_20_Font"><text:span text:style-name="T11"><text:s/>Functions for probability distributions in R</text:span></text:span></text:p>
      <text:list xml:id="list7045095881467110011" text:style-name="L57">
        <text:list-item>
          <text:p text:style-name="P19"><text:span text:style-name="Default_20_Paragraph_20_Font"><text:span text:style-name="T11">rnorm: generate random Normal variates with a given mean and standard deviation</text:span></text:span></text:p>
        </text:list-item>
        <text:list-item>
          <text:p text:style-name="P19"><text:span text:style-name="Default_20_Paragraph_20_Font"><text:span text:style-name="T11">dnorm: evaluate the Normal probability density (with a given mean/SD) at a point (or vector of points)</text:span></text:span></text:p>
        </text:list-item>
        <text:list-item>
          <text:p text:style-name="P19"><text:span text:style-name="Default_20_Paragraph_20_Font"><text:span text:style-name="T11">pnorm: evaluate the cumulative distribution function for a Normal distribution</text:span></text:span></text:p>
        </text:list-item>
        <text:list-item>
          <text:p text:style-name="P19"><text:span text:style-name="Default_20_Paragraph_20_Font"><text:span text:style-name="T11">rpois: generate random Poisson variates with a given rate</text:span></text:span></text:p>
        </text:list-item>
      </text:list>
      <text:p text:style-name="Normal"><text:span text:style-name="Default_20_Paragraph_20_Font"><text:span text:style-name="T10">Generating Random Numbers</text:span></text:span></text:p>
      <text:p text:style-name="Normal"><text:span text:style-name="Default_20_Paragraph_20_Font"><text:span text:style-name="T11">Probability distribution functions usually have four functions associated with them. <text:s/>The functions are prefixed with a</text:span></text:span></text:p>
      <text:list xml:id="list5786712934101794124" text:style-name="L58">
        <text:list-item>
          <text:p text:style-name="P20"><text:span text:style-name="Default_20_Paragraph_20_Font"><text:span text:style-name="T11">d for density</text:span></text:span></text:p>
        </text:list-item>
        <text:list-item>
          <text:p text:style-name="P20"><text:span text:style-name="Default_20_Paragraph_20_Font"><text:span text:style-name="T11">r for random number generation</text:span></text:span></text:p>
        </text:list-item>
        <text:list-item>
          <text:p text:style-name="P20"><text:span text:style-name="Default_20_Paragraph_20_Font"><text:span text:style-name="T11">p for cumulative distribution</text:span></text:span></text:p>
        </text:list-item>
        <text:list-item>
          <text:p text:style-name="P20"><text:span text:style-name="Default_20_Paragraph_20_Font"><text:span text:style-name="T11">q for quantile function</text:span></text:span></text:p>
        </text:list-item>
      </text:list>
      <text:p text:style-name="Normal"><text:span text:style-name="Default_20_Paragraph_20_Font"><text:span text:style-name="T11"/></text:span></text:p>
      <text:p text:style-name="Normal"><text:span text:style-name="Default_20_Paragraph_20_Font"><text:span text:style-name="T11">Working with Normal distributions requires using these four function</text:span></text:span></text:p>
      <table:table table:name="Table30" table:style-name="Table30">
        <table:table-column table:style-name="Table30.A"/>
        <table:table-row>
          <table:table-cell table:style-name="Table30.A1" office:value-type="string">
            <text:p text:style-name="Table_20_Contents">dnorm(x, mean = 0, sd = 1, log = FALSE)</text:p>
            <text:p text:style-name="Table_20_Contents">pnorm(q, mean = 0, sd = 1, lower.tail = TRUE, log.p = FALSE)</text:p>
            <text:p text:style-name="Table_20_Contents">qnorm(p, mean = 0, sd = 1, lower.tail = TRUE, log.p = FALSE)</text:p>
            <text:p text:style-name="Table_20_Contents">rnorm(n, mean = 0, sd = 1)</text:p>
          </table:table-cell>
        </table:table-row>
      </table:table>
      <text:p text:style-name="Normal"><text:span text:style-name="Default_20_Paragraph_20_Font"><text:span text:style-name="T11">## lower tail means evaluate the lower tail of the distribution, otherwise it's the right side.</text:span></text:span></text:p>
      <text:p text:style-name="Normal"><text:span text:style-name="Default_20_Paragraph_20_Font"><text:span text:style-name="T11">## n is the # of normals</text:span></text:span></text:p>
      <text:p text:style-name="Normal"><text:span text:style-name="Default_20_Paragraph_20_Font"><text:span text:style-name="T11">If </text:span></text:span><text:span text:style-name="Default_20_Paragraph_20_Font"><text:span text:style-name="T12">Φ</text:span></text:span><text:span text:style-name="Default_20_Paragraph_20_Font"><text:span text:style-name="T11"> is the cumulative distribution function for a standard Normal distribution, then pnorm(q) = </text:span></text:span><text:span text:style-name="Default_20_Paragraph_20_Font"><text:span text:style-name="T12">Φ(q) and qnorm(p) = Φ</text:span></text:span><text:span text:style-name="Default_20_Paragraph_20_Font"><text:span text:style-name="T15">-1</text:span></text:span><text:span text:style-name="Default_20_Paragraph_20_Font"><text:span text:style-name="T12">(p)</text:span></text:span></text:p>
      <text:p text:style-name="Normal"><text:span text:style-name="Default_20_Paragraph_20_Font"><text:span text:style-name="T12">So qnorm() is the inverse of pnorm()</text:span></text:span></text:p>
      <text:p text:style-name="Normal"><text:span text:style-name="Default_20_Paragraph_20_Font"><text:span text:style-name="T12"/></text:span></text:p>
      <text:p text:style-name="Normal"><text:span text:style-name="Default_20_Paragraph_20_Font"><text:span text:style-name="T12">Everytime you simulate random numbers in any distribution, set the random number seed. <text:s/>You can then recreate the random numbers by setting the seed again to the same number.</text:span></text:span></text:p>
      <text:p text:style-name="Normal"><text:span text:style-name="Default_20_Paragraph_20_Font"><text:span text:style-name="T12">&gt; set.seed(1)</text:span></text:span></text:p>
      <text:p text:style-name="Normal"><text:span text:style-name="Default_20_Paragraph_20_Font"><text:span text:style-name="T12">Generating Poisson data</text:span></text:span></text:p>
      <text:p text:style-name="Normal"><text:span text:style-name="Default_20_Paragraph_20_Font"><text:span text:style-name="T12">&gt; rpois(10, 1)</text:span></text:span></text:p>
      <text:p text:style-name="Normal"><text:span text:style-name="Default_20_Paragraph_20_Font"><text:span text:style-name="T12">[1] 3 1 0 1 0 0 1 0 1 1</text:span></text:span></text:p>
      <text:p text:style-name="Normal"><text:span text:style-name="Default_20_Paragraph_20_Font"><text:span text:style-name="T12">&gt; rpois(10, 2)</text:span></text:span></text:p>
      <text:p text:style-name="Normal"><text:span text:style-name="Default_20_Paragraph_20_Font"><text:span text:style-name="T12">[1] 6 2 2 1 3 2 2 1 1 2</text:span></text:span></text:p>
      <text:p text:style-name="Normal"><text:span text:style-name="Default_20_Paragraph_20_Font"><text:span text:style-name="T12">&gt; rpois(10, 20)</text:span></text:span></text:p>
      <text:p text:style-name="Normal"><text:span text:style-name="Default_20_Paragraph_20_Font"><text:span text:style-name="T12">[1] 20 11 21 20 20 21 17 15 24 20</text:span></text:span></text:p>
      <text:p text:style-name="Normal"><text:soft-page-break/><text:span text:style-name="Default_20_Paragraph_20_Font"><text:span text:style-name="T12"/></text:span></text:p>
      <text:p text:style-name="Normal"><text:span text:style-name="Default_20_Paragraph_20_Font"><text:span text:style-name="T12"/></text:span></text:p>
      <text:p text:style-name="Normal"><text:span text:style-name="Default_20_Paragraph_20_Font"><text:span text:style-name="T12">&gt; ppois(2, 2) <text:s/>## <text:s/>Cumulative distribution</text:span></text:span></text:p>
      <text:p text:style-name="Normal"><text:span text:style-name="Default_20_Paragraph_20_Font"><text:span text:style-name="T12">[1] 0.6766764 <text:s text:c="4"/>## Pr(x &lt;= 2)</text:span></text:span></text:p>
      <text:p text:style-name="Normal"><text:span text:style-name="Default_20_Paragraph_20_Font"><text:span text:style-name="T12">&gt; ppois(4, 2)</text:span></text:span></text:p>
      <text:p text:style-name="Normal"><text:span text:style-name="Default_20_Paragraph_20_Font"><text:span text:style-name="T12">[1] 0.947347 <text:s text:c="6"/>## Pr(x &lt;= 4)</text:span></text:span></text:p>
      <text:p text:style-name="Normal"><text:span text:style-name="Default_20_Paragraph_20_Font"><text:span text:style-name="T12">&gt; ppois(6, 2)</text:span></text:span></text:p>
      <text:p text:style-name="Normal"><text:span text:style-name="Default_20_Paragraph_20_Font"><text:span text:style-name="T12">[1] 0.9954662 <text:s text:c="4"/>## Pr(x &lt;= 6)</text:span></text:span></text:p>
      <text:p text:style-name="Normal"><text:span text:style-name="Default_20_Paragraph_20_Font"><text:span text:style-name="T12"/></text:span></text:p>
      <text:p text:style-name="Normal"><text:span text:style-name="Default_20_Paragraph_20_Font"><text:span text:style-name="T12"/></text:span></text:p>
      <text:p text:style-name="Normal"><text:span text:style-name="Default_20_Paragraph_20_Font"><text:span text:style-name="T12"/></text:span></text:p>
      <text:p text:style-name="Normal"><text:span text:style-name="Default_20_Paragraph_20_Font"><text:span text:style-name="T12"/></text:span></text:p>
      <text:p text:style-name="Normal"><text:span text:style-name="Default_20_Paragraph_20_Font"><text:span text:style-name="T12"/></text:span></text:p>
      <text:p text:style-name="Normal"><text:span text:style-name="Default_20_Paragraph_20_Font"><text:span text:style-name="T14">Simulation - Simulating a Linear Model</text:span></text:span></text:p>
      <text:p text:style-name="Normal"><text:span text:style-name="Default_20_Paragraph_20_Font"><text:span text:style-name="T13">Generating Random Numbers From a Linear Model</text:span></text:span></text:p>
      <text:p text:style-name="Normal"><text:span text:style-name="Default_20_Paragraph_20_Font"><text:span text:style-name="T12">Suppose we want to simulate from the following linear model</text:span></text:span></text:p>
      <text:p text:style-name="Normal"><text:span text:style-name="Default_20_Paragraph_20_Font"><text:span text:style-name="T12">y = B</text:span></text:span><text:span text:style-name="Default_20_Paragraph_20_Font"><text:span text:style-name="T16">0</text:span></text:span><text:span text:style-name="Default_20_Paragraph_20_Font"><text:span text:style-name="T17"> + B</text:span></text:span><text:span text:style-name="Default_20_Paragraph_20_Font"><text:span text:style-name="T16">1</text:span></text:span><text:span text:style-name="Default_20_Paragraph_20_Font"><text:span text:style-name="T17">x + </text:span></text:span><text:span text:style-name="Default_20_Paragraph_20_Font"><text:span text:style-name="T20">ϵ</text:span></text:span><text:span text:style-name="Default_20_Paragraph_20_Font"><text:span text:style-name="T17"> </text:span></text:span></text:p>
      <text:p text:style-name="Normal"><text:span text:style-name="Default_20_Paragraph_20_Font"><text:span text:style-name="T17"/></text:span></text:p>
      <text:p text:style-name="Normal"><text:span text:style-name="Default_20_Paragraph_20_Font"><text:span text:style-name="T17">where </text:span></text:span><text:span text:style-name="Default_20_Paragraph_20_Font"><text:span text:style-name="T20">ϵ</text:span></text:span><text:span text:style-name="Default_20_Paragraph_20_Font"><text:span text:style-name="T17"> ~ N(0,2</text:span></text:span><text:span text:style-name="Default_20_Paragraph_20_Font"><text:span text:style-name="T15">2</text:span></text:span><text:span text:style-name="Default_20_Paragraph_20_Font"><text:span text:style-name="T17">). <text:s/>Assume x ~ N(0,1</text:span></text:span><text:span text:style-name="Default_20_Paragraph_20_Font"><text:span text:style-name="T15">2</text:span></text:span><text:span text:style-name="Default_20_Paragraph_20_Font"><text:span text:style-name="T17">), B</text:span></text:span><text:span text:style-name="Default_20_Paragraph_20_Font"><text:span text:style-name="T16">0</text:span></text:span><text:span text:style-name="Default_20_Paragraph_20_Font"><text:span text:style-name="T17"> = 0.5 and B</text:span></text:span><text:span text:style-name="Default_20_Paragraph_20_Font"><text:span text:style-name="T16">1</text:span></text:span><text:span text:style-name="Default_20_Paragraph_20_Font"><text:span text:style-name="T17"> = 2.</text:span></text:span></text:p>
      <text:p text:style-name="Normal"><text:span text:style-name="Default_20_Paragraph_20_Font"><text:span text:style-name="T17"/></text:span></text:p>
      <table:table table:name="Table31" table:style-name="Table31">
        <table:table-column table:style-name="Table31.A"/>
        <table:table-row>
          <table:table-cell table:style-name="Table31.A1" office:value-type="string">
            <text:p text:style-name="Table_20_Contents">&gt; set.seed(20)</text:p>
            <text:p text:style-name="Table_20_Contents">&gt; x &lt;- rnorm(100)</text:p>
            <text:p text:style-name="Table_20_Contents">&gt; e &lt;- rnorm(100, 0, 2)</text:p>
            <text:p text:style-name="Table_20_Contents">&gt; y &lt;- 0.5 + 2 * x + e</text:p>
            <text:p text:style-name="Table_20_Contents">&gt; summary(y)</text:p>
            <text:p text:style-name="Table_20_Contents">&gt; plot(x, y)</text:p>
          </table:table-cell>
        </table:table-row>
      </table:table>
      <text:p text:style-name="Normal"><text:span text:style-name="Default_20_Paragraph_20_Font"><text:span text:style-name="T17"/></text:span></text:p>
      <text:p text:style-name="Normal"><text:span text:style-name="Default_20_Paragraph_20_Font"><text:span text:style-name="T17">if x is a binary random variable, like a gender or “treatment vs control”</text:span></text:span></text:p>
      <text:p text:style-name="Normal"><text:span text:style-name="Default_20_Paragraph_20_Font"><text:span text:style-name="T17">&gt; x &lt;- rbinom(100, 1, 0.5)</text:span></text:span></text:p>
      <text:p text:style-name="Normal"><text:span text:style-name="Default_20_Paragraph_20_Font"><text:span text:style-name="T17"/></text:span></text:p>
      <text:p text:style-name="Normal"><text:span text:style-name="Default_20_Paragraph_20_Font"><text:span text:style-name="T18">Generating Random Numbers From a Generalized Linear Model</text:span></text:span></text:p>
      <text:p text:style-name="Normal"><text:span text:style-name="Default_20_Paragraph_20_Font"><text:span text:style-name="T17">Suppose we want to simulate from a Poisson model where</text:span></text:span></text:p>
      <text:p text:style-name="Normal"><text:span text:style-name="Default_20_Paragraph_20_Font"><text:span text:style-name="T17">Y~ Poisson(u)</text:span></text:span></text:p>
      <text:p text:style-name="Normal"><text:span text:style-name="Default_20_Paragraph_20_Font"><text:span text:style-name="T17">log(u) = B</text:span></text:span><text:span text:style-name="Default_20_Paragraph_20_Font"><text:span text:style-name="T16">0</text:span></text:span><text:span text:style-name="Default_20_Paragraph_20_Font"><text:span text:style-name="T17"> + B</text:span></text:span><text:span text:style-name="Default_20_Paragraph_20_Font"><text:span text:style-name="T16">1</text:span></text:span><text:span text:style-name="Default_20_Paragraph_20_Font"><text:span text:style-name="T17">x</text:span></text:span></text:p>
      <text:p text:style-name="Normal"><text:span text:style-name="Default_20_Paragraph_20_Font"><text:span text:style-name="T17">and <text:s/>B</text:span></text:span><text:span text:style-name="Default_20_Paragraph_20_Font"><text:span text:style-name="T16">0</text:span></text:span><text:span text:style-name="Default_20_Paragraph_20_Font"><text:span text:style-name="T17"> = 0.5 and B</text:span></text:span><text:span text:style-name="Default_20_Paragraph_20_Font"><text:span text:style-name="T16">1</text:span></text:span><text:span text:style-name="Default_20_Paragraph_20_Font"><text:span text:style-name="T17"> = 0.3. <text:s/>We need to use the rpois function for this</text:span></text:span></text:p>
      <table:table table:name="Table32" table:style-name="Table32">
        <table:table-column table:style-name="Table32.A"/>
        <table:table-row>
          <table:table-cell table:style-name="Table32.A1" office:value-type="string">
            <text:p text:style-name="Table_20_Contents">&gt; set.seed(1)</text:p>
            <text:p text:style-name="Table_20_Contents">&gt; x &lt;- rnorm(100)</text:p>
            <text:p text:style-name="Table_20_Contents">&gt; log.mu &lt;- 0.5 + 0.3 * x</text:p>
            <text:p text:style-name="Table_20_Contents">y &lt;- rpois(100, exp(log.mu))</text:p>
            <text:p text:style-name="Table_20_Contents">summary(y)</text:p>
            <text:p text:style-name="Table_20_Contents">plot(x,y)</text:p>
          </table:table-cell>
        </table:table-row>
      </table:table>
      <text:p text:style-name="Normal"><text:span text:style-name="Default_20_Paragraph_20_Font"><text:span text:style-name="T17"/></text:span></text:p>
      <text:p text:style-name="Normal"><text:span text:style-name="Default_20_Paragraph_20_Font"><text:span text:style-name="T17"/></text:span></text:p>
      <text:p text:style-name="Normal"><text:span text:style-name="Default_20_Paragraph_20_Font"><text:span text:style-name="T17"/></text:span></text:p>
      <text:p text:style-name="Normal"><text:span text:style-name="Default_20_Paragraph_20_Font"><text:span text:style-name="T17"/></text:span></text:p>
      <text:p text:style-name="Normal"><text:span text:style-name="Default_20_Paragraph_20_Font"><text:span text:style-name="T17"/></text:span></text:p>
      <text:p text:style-name="Normal"><text:span text:style-name="Default_20_Paragraph_20_Font"><text:span text:style-name="T17"/></text:span></text:p>
      <text:p text:style-name="Normal"><text:span text:style-name="Default_20_Paragraph_20_Font"><text:span text:style-name="T17"/></text:span></text:p>
      <text:p text:style-name="Normal"><text:soft-page-break/><text:span text:style-name="Default_20_Paragraph_20_Font"><text:span text:style-name="T17"/></text:span></text:p>
      <text:p text:style-name="Normal"><text:span text:style-name="Default_20_Paragraph_20_Font"><text:span text:style-name="T17"/></text:span></text:p>
      <text:p text:style-name="Normal"><text:span text:style-name="Default_20_Paragraph_20_Font"><text:span text:style-name="T19">Simulation - Random Sampling</text:span></text:span></text:p>
      <text:p text:style-name="Normal"><text:span text:style-name="Default_20_Paragraph_20_Font"><text:span text:style-name="T18">Random Sampling</text:span></text:span></text:p>
      <text:p text:style-name="Normal"><text:span text:style-name="Default_20_Paragraph_20_Font"><text:span text:style-name="T17">The sample function draws randomly from a specified set of (scalar) objects allowing you to sample from arbitrary distributions</text:span></text:span></text:p>
      <text:p text:style-name="Normal"><text:span text:style-name="Default_20_Paragraph_20_Font"><text:span text:style-name="T17"/></text:span></text:p>
      <table:table table:name="Table33" table:style-name="Table33">
        <table:table-column table:style-name="Table33.A"/>
        <table:table-row>
          <table:table-cell table:style-name="Table33.A1" office:value-type="string">
            <text:p text:style-name="Table_20_Contents">&gt; set.seed(1)</text:p>
            <text:p text:style-name="Table_20_Contents">&gt; sample(1:10, 4)</text:p>
            <text:p text:style-name="Table_20_Contents">[1] 3 4 5 7</text:p>
            <text:p text:style-name="Table_20_Contents">&gt; sample(1:10, 4)</text:p>
            <text:p text:style-name="Table_20_Contents">[1] 3 9 8 5</text:p>
            <text:p text:style-name="Table_20_Contents">&gt; sample(letters, 5)</text:p>
            <text:p text:style-name="Table_20_Contents">[1] “q” “b” “e” “x” “p”</text:p>
            <text:p text:style-name="Table_20_Contents">&gt; sample(1:10) <text:s/>## permutation</text:p>
            <text:p text:style-name="Table_20_Contents">[1] 4 71- 6 9 2 8 3 1 5</text:p>
            <text:p text:style-name="Table_20_Contents">&gt; sample(1:10)</text:p>
            <text:p text:style-name="Table_20_Contents">[1] 2 3 4 1 9 5 10 8 6 7</text:p>
            <text:p text:style-name="Table_20_Contents">sample(1:10, replace = TRUE) <text:s text:c="2"/>## <text:s/>Sample w/ replacement</text:p>
            <text:p text:style-name="Table_20_Contents">[1] 2 9 7 8 2 8 5 9 7 8</text:p>
          </table:table-cell>
        </table:table-row>
      </table:table>
      <text:p text:style-name="Normal"><text:span text:style-name="Default_20_Paragraph_20_Font"><text:span text:style-name="T17"/></text:span></text:p>
      <text:p text:style-name="Normal"><text:span text:style-name="Default_20_Paragraph_20_Font"><text:span text:style-name="T17"/></text:span></text:p>
      <text:p text:style-name="Normal"><text:span text:style-name="Default_20_Paragraph_20_Font"><text:span text:style-name="T18">Summary - Simulation</text:span></text:span></text:p>
      <text:list xml:id="list805927611383839045" text:style-name="L59">
        <text:list-item>
          <text:p text:style-name="P21"><text:span text:style-name="Default_20_Paragraph_20_Font"><text:span text:style-name="T17">Drawing samples from specific probability distributions can be done with r* functions</text:span></text:span></text:p>
        </text:list-item>
        <text:list-item>
          <text:p text:style-name="P21"><text:span text:style-name="Default_20_Paragraph_20_Font"><text:span text:style-name="T17">Standard distributions are built in: Normal, Poisson, Binomial, Exponential, Gamma, etc.</text:span></text:span></text:p>
        </text:list-item>
        <text:list-item>
          <text:p text:style-name="P21"><text:span text:style-name="Default_20_Paragraph_20_Font"><text:span text:style-name="T17">The sample function canb e used to draw random samples from arbitrary vectors</text:span></text:span></text:p>
        </text:list-item>
        <text:list-item>
          <text:p text:style-name="P21"><text:span text:style-name="Default_20_Paragraph_20_Font"><text:span text:style-name="T17">Setting the random number generator seed via set.seed is critical for reproducibility</text:span></text:span></text:p>
        </text:list-item>
      </text:list>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p text:style-name="Normal"><text:soft-page-break/><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9">R Profiler (part 1)</text:span></text:span></text:p>
      <text:p text:style-name="Normal"><text:span text:style-name="Default_20_Paragraph_20_Font"><text:span text:style-name="T17">R Profiler is a useful tool when you're doing really big analysis or developing larger programs.</text:span></text:span></text:p>
      <text:p text:style-name="Normal"><text:span text:style-name="Default_20_Paragraph_20_Font"><text:span text:style-name="T17">You're running R code that's taking a lot of time; longer than you want to wait.</text:span></text:span></text:p>
      <text:p text:style-name="Normal"><text:span text:style-name="Default_20_Paragraph_20_Font"><text:span text:style-name="T17">If something's taking a long time, the profiler can help find what's taking a long time.</text:span></text:span></text:p>
      <text:p text:style-name="Normal"><text:span text:style-name="Default_20_Paragraph_20_Font"><text:span text:style-name="T17"/></text:span></text:p>
      <text:p text:style-name="Normal"><text:span text:style-name="Default_20_Paragraph_20_Font"><text:span text:style-name="T18">On Optimizing Your Code</text:span></text:span></text:p>
      <text:p text:style-name="Normal"><text:span text:style-name="Default_20_Paragraph_20_Font"><text:span text:style-name="T17">The general rule is you shouldn't do it.</text:span></text:span></text:p>
      <text:list xml:id="list3469480440556837850" text:style-name="L60">
        <text:list-item>
          <text:p text:style-name="P22"><text:span text:style-name="Default_20_Paragraph_20_Font"><text:span text:style-name="T17">Getting biggest impact on speeding up code depends on knowing where the code spends most of its time</text:span></text:span></text:p>
        </text:list-item>
        <text:list-item>
          <text:p text:style-name="P22"><text:span text:style-name="Default_20_Paragraph_20_Font"><text:span text:style-name="T17">This cannot be done without performance analysis or profiling</text:span></text:span></text:p>
        </text:list-item>
        <text:list-item>
          <text:p text:style-name="P22"><text:span text:style-name="Default_20_Paragraph_20_Font"><text:span text:style-name="T17">“We should forget about small efficiencies, say about 97% of the time: premature optimization is the root of all evil.” -- Donald Knuth</text:span></text:span></text:p>
        </text:list-item>
      </text:list>
      <text:p text:style-name="Normal"><text:span text:style-name="Default_20_Paragraph_20_Font"><text:span text:style-name="T17">Goals:</text:span></text:span></text:p>
      <text:list xml:id="list4183628700099313297" text:style-name="L61">
        <text:list-item>
          <text:p text:style-name="P23"><text:span text:style-name="Default_20_Paragraph_20_Font"><text:span text:style-name="T17">Get your code to run</text:span></text:span></text:p>
        </text:list-item>
        <text:list-item>
          <text:p text:style-name="P23"><text:span text:style-name="Default_20_Paragraph_20_Font"><text:span text:style-name="T17">Make it readable</text:span></text:span></text:p>
        </text:list-item>
        <text:list-item>
          <text:p text:style-name="P23"><text:span text:style-name="Default_20_Paragraph_20_Font"><text:span text:style-name="T17">Make sure others know what you're doing</text:span></text:span></text:p>
        </text:list-item>
      </text:list>
      <text:p text:style-name="Normal"><text:span text:style-name="Default_20_Paragraph_20_Font"><text:span text:style-name="T17">Once it's running you can find where it spends most of the time and then optimize it.</text:span></text:span></text:p>
      <text:p text:style-name="Normal"><text:span text:style-name="Default_20_Paragraph_20_Font"><text:span text:style-name="T18">Using system.time()</text:span></text:span></text:p>
      <text:p text:style-name="Normal"><text:span text:style-name="Default_20_Paragraph_20_Font"><text:span text:style-name="T17">First tool</text:span></text:span></text:p>
      <text:list xml:id="list753314550879337088" text:style-name="L62">
        <text:list-item>
          <text:p text:style-name="P24"><text:span text:style-name="Default_20_Paragraph_20_Font"><text:span text:style-name="T17">Takes an arbitrary R expression as input and returns the amount of time taken to evaluate the expression. <text:s/>You can wrap a lot of code in curly braces to measure larger amounts of code.</text:span></text:span></text:p>
        </text:list-item>
        <text:list-item>
          <text:p text:style-name="P24"><text:span text:style-name="Default_20_Paragraph_20_Font"><text:span text:style-name="T17">Computes the time (in seconds) needed to execute an expression</text:span></text:span></text:p>
          <text:list>
            <text:list-item>
              <text:p text:style-name="P24"><text:span text:style-name="Default_20_Paragraph_20_Font"><text:span text:style-name="T17">If there's an error, gives time until the error occurred</text:span></text:span></text:p>
            </text:list-item>
          </text:list>
        </text:list-item>
        <text:list-item>
          <text:p text:style-name="P24"><text:span text:style-name="Default_20_Paragraph_20_Font"><text:span text:style-name="T17">Returns an object of class proc_time</text:span></text:span></text:p>
          <text:list>
            <text:list-item>
              <text:p text:style-name="P24"><text:span text:style-name="Default_20_Paragraph_20_Font"><text:span text:style-name="T18">user time:</text:span></text:span><text:span text:style-name="Default_20_Paragraph_20_Font"><text:span text:style-name="T17"> time charged to the CPU(s) for this expression</text:span></text:span></text:p>
            </text:list-item>
            <text:list-item>
              <text:p text:style-name="P24"><text:span text:style-name="Default_20_Paragraph_20_Font"><text:span text:style-name="T18">elapsed time:</text:span></text:span><text:span text:style-name="Default_20_Paragraph_20_Font"><text:span text:style-name="T17"> “wall clock” time</text:span></text:span></text:p>
            </text:list-item>
          </text:list>
        </text:list-item>
      </text:list>
      <text:p text:style-name="Normal"><text:span text:style-name="Default_20_Paragraph_20_Font"><text:span text:style-name="T17"/></text:span></text:p>
      <text:p text:style-name="Normal"><text:span text:style-name="Default_20_Paragraph_20_Font"><text:span text:style-name="T17">system.time(readLines(“http://www.jhsph.edu”))</text:span></text:span></text:p>
      <text:p text:style-name="Normal"><text:span text:style-name="Default_20_Paragraph_20_Font"><text:span text:style-name="T17">user <text:s text:c="2"/>system <text:s/>elapsed</text:span></text:span></text:p>
      <text:p text:style-name="Normal"><text:span text:style-name="Default_20_Paragraph_20_Font"><text:span text:style-name="T17">0.004 <text:s/>0.002 <text:s/>0.431</text:span></text:span></text:p>
      <text:p text:style-name="Normal"><text:span text:style-name="Default_20_Paragraph_20_Font"><text:span text:style-name="T17"/></text:span></text:p>
      <text:p text:style-name="Normal"><text:span text:style-name="Default_20_Paragraph_20_Font"><text:span text:style-name="T17">it doesn't spend much time running this code but a chunk of this time is waiting for the data to go over the net.</text:span></text:span></text:p>
      <text:p text:style-name="Normal"><text:span text:style-name="Default_20_Paragraph_20_Font"><text:span text:style-name="T17">If you split a process across multiple cores, then the user time can be larger than the elapsed time.</text:span></text:span></text:p>
      <text:p text:style-name="Normal"><text:span text:style-name="Default_20_Paragraph_20_Font"><text:span text:style-name="T17"/></text:span></text:p>
      <text:p text:style-name="Normal"><text:span text:style-name="Default_20_Paragraph_20_Font"><text:span text:style-name="T17">system.time({</text:span></text:span></text:p>
      <text:p text:style-name="Normal"><text:span text:style-name="Default_20_Paragraph_20_Font"><text:span text:style-name="T17"><text:tab/>n &lt;- 1000</text:span></text:span></text:p>
      <text:p text:style-name="Normal"><text:span text:style-name="Default_20_Paragraph_20_Font"><text:span text:style-name="T17"><text:tab/>r &lt;- numeric(n)</text:span></text:span></text:p>
      <text:p text:style-name="Normal"><text:span text:style-name="Default_20_Paragraph_20_Font"><text:span text:style-name="T17"><text:tab/>for (i in 1:n) {</text:span></text:span></text:p>
      <text:p text:style-name="Normal"><text:span text:style-name="Default_20_Paragraph_20_Font"><text:span text:style-name="T17"><text:tab/><text:tab/>x &lt;- rnorm(n)</text:span></text:span></text:p>
      <text:p text:style-name="Normal"><text:span text:style-name="Default_20_Paragraph_20_Font"><text:span text:style-name="T17"><text:tab/><text:tab/>r[i] &lt;- mean(x)</text:span></text:span></text:p>
      <text:p text:style-name="Normal"><text:span text:style-name="Default_20_Paragraph_20_Font"><text:span text:style-name="T17"><text:tab/>}</text:span></text:span></text:p>
      <text:p text:style-name="Normal"><text:span text:style-name="Default_20_Paragraph_20_Font"><text:span text:style-name="T17">})</text:span></text:span></text:p>
      <text:p text:style-name="Normal"><text:span text:style-name="Default_20_Paragraph_20_Font"><text:span text:style-name="T17"/></text:span></text:p>
      <text:p text:style-name="Normal"><text:span text:style-name="Default_20_Paragraph_20_Font"><text:span text:style-name="T17"/></text:span></text:p>
      <text:p text:style-name="Normal"><text:soft-page-break/><text:span text:style-name="Default_20_Paragraph_20_Font"><text:span text:style-name="T17"/></text:span></text:p>
      <text:p text:style-name="Normal"><text:span text:style-name="Default_20_Paragraph_20_Font"><text:span text:style-name="T17"/></text:span></text:p>
      <text:p text:style-name="Normal"><text:span text:style-name="Default_20_Paragraph_20_Font"><text:span text:style-name="T19">R Profiler (part 2)</text:span></text:span></text:p>
      <text:p text:style-name="Normal"><text:span text:style-name="Default_20_Paragraph_20_Font"><text:span text:style-name="T18">The R Profiler</text:span></text:span></text:p>
      <text:p text:style-name="Normal"><text:span text:style-name="Default_20_Paragraph_20_Font"><text:span text:style-name="T17">The Rprof() function starts the profiler in R</text:span></text:span></text:p>
      <text:p text:style-name="Normal"><text:span text:style-name="Default_20_Paragraph_20_Font"><text:span text:style-name="T17">The </text:span></text:span><text:span text:style-name="Default_20_Paragraph_20_Font"><text:span text:style-name="T18">summaryRprof()</text:span></text:span><text:span text:style-name="Default_20_Paragraph_20_Font"><text:span text:style-name="T17"> function summarizes the output from Rprof()</text:span></text:span></text:p>
      <text:p text:style-name="Normal"><text:span text:style-name="Default_20_Paragraph_20_Font"><text:span text:style-name="T17">DO NOT use system.time() and Rprof() together</text:span></text:span></text:p>
      <text:p text:style-name="Normal"><text:span text:style-name="Default_20_Paragraph_20_Font"><text:span text:style-name="T17"/></text:span></text:p>
      <text:p text:style-name="Normal"><text:span text:style-name="Default_20_Paragraph_20_Font"><text:span text:style-name="T17">Every 0.02 seconds it prints out the function call stack</text:span></text:span></text:p>
      <text:p text:style-name="Normal"><text:span text:style-name="Default_20_Paragraph_20_Font"><text:span text:style-name="T18">Using summaryRprof()</text:span></text:span></text:p>
      <text:p text:style-name="Normal"><text:span text:style-name="Default_20_Paragraph_20_Font"><text:span text:style-name="T17">Try using just this when using the Rprof() to view the data</text:span></text:span></text:p>
      <text:p text:style-name="Normal"><text:span text:style-name="Default_20_Paragraph_20_Font"><text:span text:style-name="T17">There are two methods for normalizing the data</text:span></text:span></text:p>
      <text:p text:style-name="Normal"><text:span text:style-name="Default_20_Paragraph_20_Font"><text:span text:style-name="T17">“by.total” divides the time spend in each function by the total run time</text:span></text:span></text:p>
      <text:p text:style-name="Normal"><text:span text:style-name="Default_20_Paragraph_20_Font"><text:span text:style-name="T17">“by.self” does the same but first subtracts out time spent in function sabove in the call stack</text:span></text:span></text:p>
      <text:p text:style-name="Normal"><text:span text:style-name="Default_20_Paragraph_20_Font"><text:span text:style-name="T17"/></text:span></text:p>
      <text:p text:style-name="Normal"><text:span text:style-name="Default_20_Paragraph_20_Font"><text:span text:style-name="T17">“by.self” means how much time was it using this function, excluding the time spent using other functions called inside this func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face style:name="sans-serif" svg:font-family="sans-serif"/>
    <style:font-face style:name="OpenSymbol" svg:font-family="OpenSymbol"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style:font-size-complex="10.5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eter Myers</meta:initial-creator>
    <dc:creator>Peter Myers</dc:creator>
    <meta:creation-date>2015-11-08T17:15:00Z</meta:creation-date>
    <dc:date>2015-12-12T23:15:11.68</dc:date>
    <meta:editing-cycles>245</meta:editing-cycles>
    <meta:editing-duration>PT2H39M53S</meta:editing-duration>
    <meta:document-statistic meta:table-count="33" meta:image-count="0" meta:object-count="0" meta:page-count="56" meta:paragraph-count="1594" meta:word-count="13004" meta:character-count="70409"/>
    <meta:template xlink:type="simple" xlink:actuate="onRequest" xlink:title="" xlink:href="Normal"/>
  </office:meta>
</office:document-meta>
</file>